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2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ntabilidade</text:p>
          </table:table-cell>
          <table:table-cell table:style-name="ce4"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'1 + (taxaRentabilidade * (1-imposto)) – inflacao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nflacao</text:p>
          </table:table-cell>
          <table:table-cell table:style-name="ce4" office:value-type="percentage" office:value="0.05" calcext:value-type="percentage">
            <text:p>5,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mposto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expectativa vida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dade atual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ês aposentadoria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torno_liquido</text:p>
          </table:table-cell>
          <table:table-cell table:style-name="ce4" table:formula="of:=1+([.E2]*(1-[.E4])-[.E3])" office:value-type="percentage" office:value="1.035" calcext:value-type="percentage">
            <text:p>103,50%</text:p>
          </table:table-cell>
          <table:table-cell office:value-type="string" calcext:value-type="string">
            <text:p>' = 1 + (taxaRentabilidade * (1-imposto)) – inflacao;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torno_mensal</text:p>
          </table:table-cell>
          <table:table-cell table:style-name="Default" table:formula="of:=[.E8]^(1/12)" office:value-type="float" office:value="1.00287089871908" calcext:value-type="float">
            <text:p>1,00287089871908</text:p>
          </table:table-cell>
          <table:table-cell office:value-type="string" calcext:value-type="string">
            <text:p>' = retorno_liquido ** (1/12);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eses_aposentar</text:p>
          </table:table-cell>
          <table:table-cell table:style-name="Default" table:formula="of:=([.E7]-[.E6])*12" office:value-type="float" office:value="336" calcext:value-type="float">
            <text:p>336</text:p>
          </table:table-cell>
          <table:table-cell office:value-type="string" calcext:value-type="string">
            <text:p>' = (idadeAposentadoria - idadeAtual) * 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porte inicial</text:p>
          </table:table-cell>
          <table:table-cell table:style-name="Default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eses_aponsentado</text:p>
          </table:table-cell>
          <table:table-cell table:style-name="Default" table:formula="of:=([.E5]-[.E7])*12" office:value-type="float" office:value="720" calcext:value-type="float">
            <text:p>720</text:p>
          </table:table-cell>
          <table:table-cell office:value-type="string" calcext:value-type="string">
            <text:p>' = ((idade_est_vida) - idadeAposentadoria) *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eposito mensal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tirada mensal</text:p>
          </table:table-cell>
          <table:table-cell table:style-name="Default" office:value-type="float" office:value="-8000" calcext:value-type="float">
            <text:p>-8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Ano</text:p>
          </table:table-cell>
          <table:table-cell office:value-type="string" calcext:value-type="string">
            <text:p>Conta corrente</text:p>
          </table:table-cell>
          <table:table-cell table:style-name="Default" office:value-type="string" calcext:value-type="string">
            <text:p>Saldo</text:p>
          </table:table-cell>
          <table:table-cell office:value-type="string" calcext:value-type="string">
            <text:p>' = curr_saldo * retorno_mensal_real + deposito_no_mes;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6]" office:value-type="float" office:value="32" calcext:value-type="float">
            <text:p>32,00</text:p>
          </table:table-cell>
          <table:table-cell/>
          <table:table-cell table:formula="of:=[.E11]" office:value-type="float" office:value="200000" calcext:value-type="float">
            <text:p>200000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 [.C17]+(1/12)" office:value-type="float" office:value="32.0833333333333" calcext:value-type="float">
            <text:p>32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]*[.$E$9])+[.D18]" office:value-type="float" office:value="201574.179743815" calcext:value-type="float">
            <text:p>201574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 [.C18]+(1/12)" office:value-type="float" office:value="32.1666666666667" calcext:value-type="float">
            <text:p>32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]*[.$E$9])+[.D19]" office:value-type="float" office:value="203152.878798241" calcext:value-type="float">
            <text:p>203152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 [.C19]+(1/12)" office:value-type="float" office:value="32.25" calcext:value-type="float">
            <text:p>32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]*[.$E$9])+[.D20]" office:value-type="float" office:value="204736.110137759" calcext:value-type="float">
            <text:p>204736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 [.C20]+(1/12)" office:value-type="float" office:value="32.3333333333333" calcext:value-type="float">
            <text:p>32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]*[.$E$9])+[.D21]" office:value-type="float" office:value="206323.886774103" calcext:value-type="float">
            <text:p>206323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 [.C21]+(1/12)" office:value-type="float" office:value="32.4166666666667" calcext:value-type="float">
            <text:p>32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]*[.$E$9])+[.D22]" office:value-type="float" office:value="207916.221756357" calcext:value-type="float">
            <text:p>207916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 [.C22]+(1/12)" office:value-type="float" office:value="32.5" calcext:value-type="float">
            <text:p>32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]*[.$E$9])+[.D23]" office:value-type="float" office:value="209513.128171073" calcext:value-type="float">
            <text:p>209513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 [.C23]+(1/12)" office:value-type="float" office:value="32.5833333333333" calcext:value-type="float">
            <text:p>32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]*[.$E$9])+[.D24]" office:value-type="float" office:value="211114.619142369" calcext:value-type="float">
            <text:p>211114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 [.C24]+(1/12)" office:value-type="float" office:value="32.6666666666667" calcext:value-type="float">
            <text:p>32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]*[.$E$9])+[.D25]" office:value-type="float" office:value="212720.707832043" calcext:value-type="float">
            <text:p>212720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 [.C25]+(1/12)" office:value-type="float" office:value="32.75" calcext:value-type="float">
            <text:p>32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]*[.$E$9])+[.D26]" office:value-type="float" office:value="214331.407439679" calcext:value-type="float">
            <text:p>214331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 [.C26]+(1/12)" office:value-type="float" office:value="32.8333333333334" calcext:value-type="float">
            <text:p>32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]*[.$E$9])+[.D27]" office:value-type="float" office:value="215946.731202756" calcext:value-type="float">
            <text:p>215946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 [.C27]+(1/12)" office:value-type="float" office:value="32.9166666666667" calcext:value-type="float">
            <text:p>32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]*[.$E$9])+[.D28]" office:value-type="float" office:value="217566.692396754" calcext:value-type="float">
            <text:p>217566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 [.C28]+(1/12)" office:value-type="float" office:value="33" calcext:value-type="float">
            <text:p>33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]*[.$E$9])+[.D29]" office:value-type="float" office:value="219191.30433527" calcext:value-type="float">
            <text:p>219191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 [.C29]+(1/12)" office:value-type="float" office:value="33.0833333333334" calcext:value-type="float">
            <text:p>33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]*[.$E$9])+[.D30]" office:value-type="float" office:value="220820.580370119" calcext:value-type="float">
            <text:p>220820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 [.C30]+(1/12)" office:value-type="float" office:value="33.1666666666667" calcext:value-type="float">
            <text:p>33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]*[.$E$9])+[.D31]" office:value-type="float" office:value="222454.533891449" calcext:value-type="float">
            <text:p>222454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 [.C31]+(1/12)" office:value-type="float" office:value="33.25" calcext:value-type="float">
            <text:p>33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]*[.$E$9])+[.D32]" office:value-type="float" office:value="224093.178327851" calcext:value-type="float">
            <text:p>224093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 [.C32]+(1/12)" office:value-type="float" office:value="33.3333333333334" calcext:value-type="float">
            <text:p>33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]*[.$E$9])+[.D33]" office:value-type="float" office:value="225736.527146466" calcext:value-type="float">
            <text:p>225736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 [.C33]+(1/12)" office:value-type="float" office:value="33.4166666666667" calcext:value-type="float">
            <text:p>33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]*[.$E$9])+[.D34]" office:value-type="float" office:value="227384.5938531" calcext:value-type="float">
            <text:p>227384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 [.C34]+(1/12)" office:value-type="float" office:value="33.5" calcext:value-type="float">
            <text:p>33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]*[.$E$9])+[.D35]" office:value-type="float" office:value="229037.39199233" calcext:value-type="float">
            <text:p>229037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 [.C35]+(1/12)" office:value-type="float" office:value="33.5833333333334" calcext:value-type="float">
            <text:p>33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5]*[.$E$9])+[.D36]" office:value-type="float" office:value="230694.935147622" calcext:value-type="float">
            <text:p>230694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 [.C36]+(1/12)" office:value-type="float" office:value="33.6666666666667" calcext:value-type="float">
            <text:p>33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6]*[.$E$9])+[.D37]" office:value-type="float" office:value="232357.236941435" calcext:value-type="float">
            <text:p>232357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 [.C37]+(1/12)" office:value-type="float" office:value="33.75" calcext:value-type="float">
            <text:p>33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7]*[.$E$9])+[.D38]" office:value-type="float" office:value="234024.311035338" calcext:value-type="float">
            <text:p>234024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 [.C38]+(1/12)" office:value-type="float" office:value="33.8333333333334" calcext:value-type="float">
            <text:p>33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8]*[.$E$9])+[.D39]" office:value-type="float" office:value="235696.171130122" calcext:value-type="float">
            <text:p>235696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 [.C39]+(1/12)" office:value-type="float" office:value="33.9166666666667" calcext:value-type="float">
            <text:p>33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9]*[.$E$9])+[.D40]" office:value-type="float" office:value="237372.830965911" calcext:value-type="float">
            <text:p>237372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 [.C40]+(1/12)" office:value-type="float" office:value="34.0000000000001" calcext:value-type="float">
            <text:p>34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0]*[.$E$9])+[.D41]" office:value-type="float" office:value="239054.304322275" calcext:value-type="float">
            <text:p>239054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 [.C41]+(1/12)" office:value-type="float" office:value="34.0833333333334" calcext:value-type="float">
            <text:p>34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1]*[.$E$9])+[.D42]" office:value-type="float" office:value="240740.605018343" calcext:value-type="float">
            <text:p>240740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 [.C42]+(1/12)" office:value-type="float" office:value="34.1666666666667" calcext:value-type="float">
            <text:p>34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2]*[.$E$9])+[.D43]" office:value-type="float" office:value="242431.74691292" calcext:value-type="float">
            <text:p>242431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 [.C43]+(1/12)" office:value-type="float" office:value="34.2500000000001" calcext:value-type="float">
            <text:p>34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3]*[.$E$9])+[.D44]" office:value-type="float" office:value="244127.743904596" calcext:value-type="float">
            <text:p>244127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 [.C44]+(1/12)" office:value-type="float" office:value="34.3333333333334" calcext:value-type="float">
            <text:p>34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4]*[.$E$9])+[.D45]" office:value-type="float" office:value="245828.609931863" calcext:value-type="float">
            <text:p>245828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 [.C45]+(1/12)" office:value-type="float" office:value="34.4166666666667" calcext:value-type="float">
            <text:p>34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5]*[.$E$9])+[.D46]" office:value-type="float" office:value="247534.358973228" calcext:value-type="float">
            <text:p>247534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 [.C46]+(1/12)" office:value-type="float" office:value="34.5000000000001" calcext:value-type="float">
            <text:p>34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6]*[.$E$9])+[.D47]" office:value-type="float" office:value="249245.005047332" calcext:value-type="float">
            <text:p>249245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 [.C47]+(1/12)" office:value-type="float" office:value="34.5833333333334" calcext:value-type="float">
            <text:p>34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7]*[.$E$9])+[.D48]" office:value-type="float" office:value="250960.562213059" calcext:value-type="float">
            <text:p>250960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 [.C48]+(1/12)" office:value-type="float" office:value="34.6666666666667" calcext:value-type="float">
            <text:p>34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8]*[.$E$9])+[.D49]" office:value-type="float" office:value="252681.044569655" calcext:value-type="float">
            <text:p>252681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 [.C49]+(1/12)" office:value-type="float" office:value="34.7500000000001" calcext:value-type="float">
            <text:p>34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49]*[.$E$9])+[.D50]" office:value-type="float" office:value="254406.466256845" calcext:value-type="float">
            <text:p>254406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 [.C50]+(1/12)" office:value-type="float" office:value="34.8333333333334" calcext:value-type="float">
            <text:p>34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0]*[.$E$9])+[.D51]" office:value-type="float" office:value="256136.841454947" calcext:value-type="float">
            <text:p>256136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 [.C51]+(1/12)" office:value-type="float" office:value="34.9166666666668" calcext:value-type="float">
            <text:p>34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1]*[.$E$9])+[.D52]" office:value-type="float" office:value="257872.184384988" calcext:value-type="float">
            <text:p>257872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 [.C52]+(1/12)" office:value-type="float" office:value="35.0000000000001" calcext:value-type="float">
            <text:p>35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2]*[.$E$9])+[.D53]" office:value-type="float" office:value="259612.509308824" calcext:value-type="float">
            <text:p>259612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 [.C53]+(1/12)" office:value-type="float" office:value="35.0833333333334" calcext:value-type="float">
            <text:p>35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3]*[.$E$9])+[.D54]" office:value-type="float" office:value="261357.830529255" calcext:value-type="float">
            <text:p>261357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 [.C54]+(1/12)" office:value-type="float" office:value="35.1666666666668" calcext:value-type="float">
            <text:p>35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4]*[.$E$9])+[.D55]" office:value-type="float" office:value="263108.162390142" calcext:value-type="float">
            <text:p>263108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 [.C55]+(1/12)" office:value-type="float" office:value="35.2500000000001" calcext:value-type="float">
            <text:p>35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5]*[.$E$9])+[.D56]" office:value-type="float" office:value="264863.519276527" calcext:value-type="float">
            <text:p>264863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 [.C56]+(1/12)" office:value-type="float" office:value="35.3333333333334" calcext:value-type="float">
            <text:p>35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6]*[.$E$9])+[.D57]" office:value-type="float" office:value="266623.915614748" calcext:value-type="float">
            <text:p>266623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 [.C57]+(1/12)" office:value-type="float" office:value="35.4166666666668" calcext:value-type="float">
            <text:p>35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7]*[.$E$9])+[.D58]" office:value-type="float" office:value="268389.365872561" calcext:value-type="float">
            <text:p>268389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 [.C58]+(1/12)" office:value-type="float" office:value="35.5000000000001" calcext:value-type="float">
            <text:p>35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8]*[.$E$9])+[.D59]" office:value-type="float" office:value="270159.884559259" calcext:value-type="float">
            <text:p>270159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 [.C59]+(1/12)" office:value-type="float" office:value="35.5833333333334" calcext:value-type="float">
            <text:p>35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59]*[.$E$9])+[.D60]" office:value-type="float" office:value="271935.486225786" calcext:value-type="float">
            <text:p>271935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 [.C60]+(1/12)" office:value-type="float" office:value="35.6666666666668" calcext:value-type="float">
            <text:p>35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0]*[.$E$9])+[.D61]" office:value-type="float" office:value="273716.185464863" calcext:value-type="float">
            <text:p>273716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 [.C61]+(1/12)" office:value-type="float" office:value="35.7500000000001" calcext:value-type="float">
            <text:p>35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1]*[.$E$9])+[.D62]" office:value-type="float" office:value="275501.996911105" calcext:value-type="float">
            <text:p>275502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 [.C62]+(1/12)" office:value-type="float" office:value="35.8333333333334" calcext:value-type="float">
            <text:p>35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2]*[.$E$9])+[.D63]" office:value-type="float" office:value="277292.93524114" calcext:value-type="float">
            <text:p>277292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 [.C63]+(1/12)" office:value-type="float" office:value="35.9166666666668" calcext:value-type="float">
            <text:p>35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3]*[.$E$9])+[.D64]" office:value-type="float" office:value="279089.015173733" calcext:value-type="float">
            <text:p>279089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 [.C64]+(1/12)" office:value-type="float" office:value="36.0000000000001" calcext:value-type="float">
            <text:p>36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4]*[.$E$9])+[.D65]" office:value-type="float" office:value="280890.251469903" calcext:value-type="float">
            <text:p>280890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 [.C65]+(1/12)" office:value-type="float" office:value="36.0833333333334" calcext:value-type="float">
            <text:p>36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5]*[.$E$9])+[.D66]" office:value-type="float" office:value="282696.658933049" calcext:value-type="float">
            <text:p>282696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 [.C66]+(1/12)" office:value-type="float" office:value="36.1666666666668" calcext:value-type="float">
            <text:p>36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6]*[.$E$9])+[.D67]" office:value-type="float" office:value="284508.252409067" calcext:value-type="float">
            <text:p>284508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 [.C67]+(1/12)" office:value-type="float" office:value="36.2500000000001" calcext:value-type="float">
            <text:p>36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7]*[.$E$9])+[.D68]" office:value-type="float" office:value="286325.046786475" calcext:value-type="float">
            <text:p>286325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 [.C68]+(1/12)" office:value-type="float" office:value="36.3333333333335" calcext:value-type="float">
            <text:p>36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8]*[.$E$9])+[.D69]" office:value-type="float" office:value="288147.056996534" calcext:value-type="float">
            <text:p>288147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 [.C69]+(1/12)" office:value-type="float" office:value="36.4166666666668" calcext:value-type="float">
            <text:p>36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69]*[.$E$9])+[.D70]" office:value-type="float" office:value="289974.298013371" calcext:value-type="float">
            <text:p>289974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 [.C70]+(1/12)" office:value-type="float" office:value="36.5000000000001" calcext:value-type="float">
            <text:p>36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0]*[.$E$9])+[.D71]" office:value-type="float" office:value="291806.784854103" calcext:value-type="float">
            <text:p>291806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 [.C71]+(1/12)" office:value-type="float" office:value="36.5833333333335" calcext:value-type="float">
            <text:p>36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1]*[.$E$9])+[.D72]" office:value-type="float" office:value="293644.532578958" calcext:value-type="float">
            <text:p>293644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 [.C72]+(1/12)" office:value-type="float" office:value="36.6666666666668" calcext:value-type="float">
            <text:p>36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2]*[.$E$9])+[.D73]" office:value-type="float" office:value="295487.556291403" calcext:value-type="float">
            <text:p>295487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 [.C73]+(1/12)" office:value-type="float" office:value="36.7500000000001" calcext:value-type="float">
            <text:p>36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3]*[.$E$9])+[.D74]" office:value-type="float" office:value="297335.871138263" calcext:value-type="float">
            <text:p>297335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 [.C74]+(1/12)" office:value-type="float" office:value="36.8333333333335" calcext:value-type="float">
            <text:p>36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4]*[.$E$9])+[.D75]" office:value-type="float" office:value="299189.49230985" calcext:value-type="float">
            <text:p>299189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 [.C75]+(1/12)" office:value-type="float" office:value="36.9166666666668" calcext:value-type="float">
            <text:p>36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5]*[.$E$9])+[.D76]" office:value-type="float" office:value="301048.435040083" calcext:value-type="float">
            <text:p>301048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 [.C76]+(1/12)" office:value-type="float" office:value="37.0000000000001" calcext:value-type="float">
            <text:p>37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6]*[.$E$9])+[.D77]" office:value-type="float" office:value="302912.71460662" calcext:value-type="float">
            <text:p>302912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 [.C77]+(1/12)" office:value-type="float" office:value="37.0833333333335" calcext:value-type="float">
            <text:p>37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7]*[.$E$9])+[.D78]" office:value-type="float" office:value="304782.346330976" calcext:value-type="float">
            <text:p>304782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 [.C78]+(1/12)" office:value-type="float" office:value="37.1666666666668" calcext:value-type="float">
            <text:p>37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8]*[.$E$9])+[.D79]" office:value-type="float" office:value="306657.345578655" calcext:value-type="float">
            <text:p>306657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 [.C79]+(1/12)" office:value-type="float" office:value="37.2500000000001" calcext:value-type="float">
            <text:p>37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79]*[.$E$9])+[.D80]" office:value-type="float" office:value="308537.727759272" calcext:value-type="float">
            <text:p>308537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 [.C80]+(1/12)" office:value-type="float" office:value="37.3333333333335" calcext:value-type="float">
            <text:p>37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0]*[.$E$9])+[.D81]" office:value-type="float" office:value="310423.508326683" calcext:value-type="float">
            <text:p>310423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 [.C81]+(1/12)" office:value-type="float" office:value="37.4166666666668" calcext:value-type="float">
            <text:p>37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1]*[.$E$9])+[.D82]" office:value-type="float" office:value="312314.702779109" calcext:value-type="float">
            <text:p>312314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 [.C82]+(1/12)" office:value-type="float" office:value="37.5000000000002" calcext:value-type="float">
            <text:p>37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2]*[.$E$9])+[.D83]" office:value-type="float" office:value="314211.326659267" calcext:value-type="float">
            <text:p>314211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 [.C83]+(1/12)" office:value-type="float" office:value="37.5833333333335" calcext:value-type="float">
            <text:p>37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3]*[.$E$9])+[.D84]" office:value-type="float" office:value="316113.395554492" calcext:value-type="float">
            <text:p>316113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 [.C84]+(1/12)" office:value-type="float" office:value="37.6666666666668" calcext:value-type="float">
            <text:p>37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4]*[.$E$9])+[.D85]" office:value-type="float" office:value="318020.925096872" calcext:value-type="float">
            <text:p>318020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 [.C85]+(1/12)" office:value-type="float" office:value="37.7500000000002" calcext:value-type="float">
            <text:p>37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5]*[.$E$9])+[.D86]" office:value-type="float" office:value="319933.930963373" calcext:value-type="float">
            <text:p>319933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 [.C86]+(1/12)" office:value-type="float" office:value="37.8333333333335" calcext:value-type="float">
            <text:p>37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6]*[.$E$9])+[.D87]" office:value-type="float" office:value="321852.428875965" calcext:value-type="float">
            <text:p>321852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 [.C87]+(1/12)" office:value-type="float" office:value="37.9166666666668" calcext:value-type="float">
            <text:p>37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7]*[.$E$9])+[.D88]" office:value-type="float" office:value="323776.434601756" calcext:value-type="float">
            <text:p>323776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 [.C88]+(1/12)" office:value-type="float" office:value="38.0000000000002" calcext:value-type="float">
            <text:p>38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8]*[.$E$9])+[.D89]" office:value-type="float" office:value="325705.963953122" calcext:value-type="float">
            <text:p>325705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 [.C89]+(1/12)" office:value-type="float" office:value="38.0833333333335" calcext:value-type="float">
            <text:p>38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89]*[.$E$9])+[.D90]" office:value-type="float" office:value="327641.03278783" calcext:value-type="float">
            <text:p>327641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 [.C90]+(1/12)" office:value-type="float" office:value="38.1666666666668" calcext:value-type="float">
            <text:p>38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0]*[.$E$9])+[.D91]" office:value-type="float" office:value="329581.657009178" calcext:value-type="float">
            <text:p>329581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 [.C91]+(1/12)" office:value-type="float" office:value="38.2500000000002" calcext:value-type="float">
            <text:p>38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1]*[.$E$9])+[.D92]" office:value-type="float" office:value="331527.852566117" calcext:value-type="float">
            <text:p>331527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 [.C92]+(1/12)" office:value-type="float" office:value="38.3333333333335" calcext:value-type="float">
            <text:p>38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2]*[.$E$9])+[.D93]" office:value-type="float" office:value="333479.635453387" calcext:value-type="float">
            <text:p>333479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 [.C93]+(1/12)" office:value-type="float" office:value="38.4166666666668" calcext:value-type="float">
            <text:p>38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3]*[.$E$9])+[.D94]" office:value-type="float" office:value="335437.021711648" calcext:value-type="float">
            <text:p>335437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 [.C94]+(1/12)" office:value-type="float" office:value="38.5000000000002" calcext:value-type="float">
            <text:p>38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4]*[.$E$9])+[.D95]" office:value-type="float" office:value="337400.027427611" calcext:value-type="float">
            <text:p>337400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 [.C95]+(1/12)" office:value-type="float" office:value="38.5833333333335" calcext:value-type="float">
            <text:p>38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5]*[.$E$9])+[.D96]" office:value-type="float" office:value="339368.668734169" calcext:value-type="float">
            <text:p>339368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 [.C96]+(1/12)" office:value-type="float" office:value="38.6666666666669" calcext:value-type="float">
            <text:p>38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6]*[.$E$9])+[.D97]" office:value-type="float" office:value="341342.961810533" calcext:value-type="float">
            <text:p>341342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 [.C97]+(1/12)" office:value-type="float" office:value="38.7500000000002" calcext:value-type="float">
            <text:p>38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7]*[.$E$9])+[.D98]" office:value-type="float" office:value="343322.922882361" calcext:value-type="float">
            <text:p>343322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 [.C98]+(1/12)" office:value-type="float" office:value="38.8333333333335" calcext:value-type="float">
            <text:p>38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8]*[.$E$9])+[.D99]" office:value-type="float" office:value="345308.568221893" calcext:value-type="float">
            <text:p>345308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 [.C99]+(1/12)" office:value-type="float" office:value="38.9166666666669" calcext:value-type="float">
            <text:p>38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99]*[.$E$9])+[.D100]" office:value-type="float" office:value="347299.914148088" calcext:value-type="float">
            <text:p>347299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 [.C100]+(1/12)" office:value-type="float" office:value="39.0000000000002" calcext:value-type="float">
            <text:p>39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0]*[.$E$9])+[.D101]" office:value-type="float" office:value="349296.977026751" calcext:value-type="float">
            <text:p>349296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 [.C101]+(1/12)" office:value-type="float" office:value="39.0833333333335" calcext:value-type="float">
            <text:p>39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1]*[.$E$9])+[.D102]" office:value-type="float" office:value="351299.773270674" calcext:value-type="float">
            <text:p>351299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 [.C102]+(1/12)" office:value-type="float" office:value="39.1666666666669" calcext:value-type="float">
            <text:p>39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2]*[.$E$9])+[.D103]" office:value-type="float" office:value="353308.319339769" calcext:value-type="float">
            <text:p>353308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 [.C103]+(1/12)" office:value-type="float" office:value="39.2500000000002" calcext:value-type="float">
            <text:p>39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3]*[.$E$9])+[.D104]" office:value-type="float" office:value="355322.631741201" calcext:value-type="float">
            <text:p>355322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 [.C104]+(1/12)" office:value-type="float" office:value="39.3333333333335" calcext:value-type="float">
            <text:p>39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4]*[.$E$9])+[.D105]" office:value-type="float" office:value="357342.727029526" calcext:value-type="float">
            <text:p>357342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 [.C105]+(1/12)" office:value-type="float" office:value="39.4166666666669" calcext:value-type="float">
            <text:p>39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5]*[.$E$9])+[.D106]" office:value-type="float" office:value="359368.621806826" calcext:value-type="float">
            <text:p>359368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 [.C106]+(1/12)" office:value-type="float" office:value="39.5000000000002" calcext:value-type="float">
            <text:p>39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6]*[.$E$9])+[.D107]" office:value-type="float" office:value="361400.332722848" calcext:value-type="float">
            <text:p>361400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 [.C107]+(1/12)" office:value-type="float" office:value="39.5833333333335" calcext:value-type="float">
            <text:p>39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7]*[.$E$9])+[.D108]" office:value-type="float" office:value="363437.876475135" calcext:value-type="float">
            <text:p>363437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 [.C108]+(1/12)" office:value-type="float" office:value="39.6666666666669" calcext:value-type="float">
            <text:p>39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8]*[.$E$9])+[.D109]" office:value-type="float" office:value="365481.269809172" calcext:value-type="float">
            <text:p>365481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 [.C109]+(1/12)" office:value-type="float" office:value="39.7500000000002" calcext:value-type="float">
            <text:p>39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09]*[.$E$9])+[.D110]" office:value-type="float" office:value="367530.529518514" calcext:value-type="float">
            <text:p>367530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 [.C110]+(1/12)" office:value-type="float" office:value="39.8333333333336" calcext:value-type="float">
            <text:p>39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0]*[.$E$9])+[.D111]" office:value-type="float" office:value="369585.67244493" calcext:value-type="float">
            <text:p>369585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 [.C111]+(1/12)" office:value-type="float" office:value="39.9166666666669" calcext:value-type="float">
            <text:p>39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1]*[.$E$9])+[.D112]" office:value-type="float" office:value="371646.715478541" calcext:value-type="float">
            <text:p>371646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 [.C112]+(1/12)" office:value-type="float" office:value="40.0000000000002" calcext:value-type="float">
            <text:p>40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2]*[.$E$9])+[.D113]" office:value-type="float" office:value="373713.675557957" calcext:value-type="float">
            <text:p>373713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 [.C113]+(1/12)" office:value-type="float" office:value="40.0833333333336" calcext:value-type="float">
            <text:p>40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3]*[.$E$9])+[.D114]" office:value-type="float" office:value="375786.569670418" calcext:value-type="float">
            <text:p>375786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 [.C114]+(1/12)" office:value-type="float" office:value="40.1666666666669" calcext:value-type="float">
            <text:p>40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4]*[.$E$9])+[.D115]" office:value-type="float" office:value="377865.414851931" calcext:value-type="float">
            <text:p>377865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[.C115]+(1/12)" office:value-type="float" office:value="40.2500000000002" calcext:value-type="float">
            <text:p>40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5]*[.$E$9])+[.D116]" office:value-type="float" office:value="379950.228187413" calcext:value-type="float">
            <text:p>379950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 [.C116]+(1/12)" office:value-type="float" office:value="40.3333333333336" calcext:value-type="float">
            <text:p>40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6]*[.$E$9])+[.D117]" office:value-type="float" office:value="382041.026810829" calcext:value-type="float">
            <text:p>382041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 [.C117]+(1/12)" office:value-type="float" office:value="40.4166666666669" calcext:value-type="float">
            <text:p>40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7]*[.$E$9])+[.D118]" office:value-type="float" office:value="384137.827905335" calcext:value-type="float">
            <text:p>384137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 [.C118]+(1/12)" office:value-type="float" office:value="40.5000000000002" calcext:value-type="float">
            <text:p>40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8]*[.$E$9])+[.D119]" office:value-type="float" office:value="386240.648703417" calcext:value-type="float">
            <text:p>386240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 [.C119]+(1/12)" office:value-type="float" office:value="40.5833333333336" calcext:value-type="float">
            <text:p>40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19]*[.$E$9])+[.D120]" office:value-type="float" office:value="388349.506487035" calcext:value-type="float">
            <text:p>388349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 [.C120]+(1/12)" office:value-type="float" office:value="40.6666666666669" calcext:value-type="float">
            <text:p>40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0]*[.$E$9])+[.D121]" office:value-type="float" office:value="390464.418587763" calcext:value-type="float">
            <text:p>390464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 [.C121]+(1/12)" office:value-type="float" office:value="40.7500000000003" calcext:value-type="float">
            <text:p>40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1]*[.$E$9])+[.D122]" office:value-type="float" office:value="392585.402386932" calcext:value-type="float">
            <text:p>392585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 [.C122]+(1/12)" office:value-type="float" office:value="40.8333333333336" calcext:value-type="float">
            <text:p>40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2]*[.$E$9])+[.D123]" office:value-type="float" office:value="394712.475315772" calcext:value-type="float">
            <text:p>39471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 [.C123]+(1/12)" office:value-type="float" office:value="40.9166666666669" calcext:value-type="float">
            <text:p>40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3]*[.$E$9])+[.D124]" office:value-type="float" office:value="396845.65485556" calcext:value-type="float">
            <text:p>396845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 [.C124]+(1/12)" office:value-type="float" office:value="41.0000000000003" calcext:value-type="float">
            <text:p>41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4]*[.$E$9])+[.D125]" office:value-type="float" office:value="398984.958537756" calcext:value-type="float">
            <text:p>398984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 [.C125]+(1/12)" office:value-type="float" office:value="41.0833333333336" calcext:value-type="float">
            <text:p>41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5]*[.$E$9])+[.D126]" office:value-type="float" office:value="401130.403944153" calcext:value-type="float">
            <text:p>401130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 [.C126]+(1/12)" office:value-type="float" office:value="41.1666666666669" calcext:value-type="float">
            <text:p>41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6]*[.$E$9])+[.D127]" office:value-type="float" office:value="403282.008707019" calcext:value-type="float">
            <text:p>403282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 [.C127]+(1/12)" office:value-type="float" office:value="41.2500000000003" calcext:value-type="float">
            <text:p>41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7]*[.$E$9])+[.D128]" office:value-type="float" office:value="405439.790509243" calcext:value-type="float">
            <text:p>405439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 [.C128]+(1/12)" office:value-type="float" office:value="41.3333333333336" calcext:value-type="float">
            <text:p>41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8]*[.$E$9])+[.D129]" office:value-type="float" office:value="407603.767084478" calcext:value-type="float">
            <text:p>407603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 [.C129]+(1/12)" office:value-type="float" office:value="41.4166666666669" calcext:value-type="float">
            <text:p>41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29]*[.$E$9])+[.D130]" office:value-type="float" office:value="409773.956217292" calcext:value-type="float">
            <text:p>409773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 [.C130]+(1/12)" office:value-type="float" office:value="41.5000000000003" calcext:value-type="float">
            <text:p>41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0]*[.$E$9])+[.D131]" office:value-type="float" office:value="411950.375743307" calcext:value-type="float">
            <text:p>411950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 [.C131]+(1/12)" office:value-type="float" office:value="41.5833333333336" calcext:value-type="float">
            <text:p>41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1]*[.$E$9])+[.D132]" office:value-type="float" office:value="414133.043549352" calcext:value-type="float">
            <text:p>414133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 [.C132]+(1/12)" office:value-type="float" office:value="41.6666666666669" calcext:value-type="float">
            <text:p>41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2]*[.$E$9])+[.D133]" office:value-type="float" office:value="416321.977573605" calcext:value-type="float">
            <text:p>416321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 [.C133]+(1/12)" office:value-type="float" office:value="41.7500000000003" calcext:value-type="float">
            <text:p>41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3]*[.$E$9])+[.D134]" office:value-type="float" office:value="418517.195805744" calcext:value-type="float">
            <text:p>418517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 [.C134]+(1/12)" office:value-type="float" office:value="41.8333333333336" calcext:value-type="float">
            <text:p>41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4]*[.$E$9])+[.D135]" office:value-type="float" office:value="420718.716287095" calcext:value-type="float">
            <text:p>420718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 [.C135]+(1/12)" office:value-type="float" office:value="41.916666666667" calcext:value-type="float">
            <text:p>41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5]*[.$E$9])+[.D136]" office:value-type="float" office:value="422926.557110775" calcext:value-type="float">
            <text:p>422926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 [.C136]+(1/12)" office:value-type="float" office:value="42.0000000000003" calcext:value-type="float">
            <text:p>42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6]*[.$E$9])+[.D137]" office:value-type="float" office:value="425140.736421848" calcext:value-type="float">
            <text:p>425140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 [.C137]+(1/12)" office:value-type="float" office:value="42.0833333333336" calcext:value-type="float">
            <text:p>42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7]*[.$E$9])+[.D138]" office:value-type="float" office:value="427361.272417468" calcext:value-type="float">
            <text:p>427361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 [.C138]+(1/12)" office:value-type="float" office:value="42.166666666667" calcext:value-type="float">
            <text:p>42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8]*[.$E$9])+[.D139]" office:value-type="float" office:value="429588.183347035" calcext:value-type="float">
            <text:p>429588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 [.C139]+(1/12)" office:value-type="float" office:value="42.2500000000003" calcext:value-type="float">
            <text:p>42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39]*[.$E$9])+[.D140]" office:value-type="float" office:value="431821.487512336" calcext:value-type="float">
            <text:p>431821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 [.C140]+(1/12)" office:value-type="float" office:value="42.3333333333336" calcext:value-type="float">
            <text:p>42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0]*[.$E$9])+[.D141]" office:value-type="float" office:value="434061.203267705" calcext:value-type="float">
            <text:p>434061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 [.C141]+(1/12)" office:value-type="float" office:value="42.416666666667" calcext:value-type="float">
            <text:p>42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1]*[.$E$9])+[.D142]" office:value-type="float" office:value="436307.349020167" calcext:value-type="float">
            <text:p>436307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 [.C142]+(1/12)" office:value-type="float" office:value="42.5000000000003" calcext:value-type="float">
            <text:p>42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2]*[.$E$9])+[.D143]" office:value-type="float" office:value="438559.943229593" calcext:value-type="float">
            <text:p>438559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 [.C143]+(1/12)" office:value-type="float" office:value="42.5833333333336" calcext:value-type="float">
            <text:p>42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3]*[.$E$9])+[.D144]" office:value-type="float" office:value="440819.004408849" calcext:value-type="float">
            <text:p>440819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 [.C144]+(1/12)" office:value-type="float" office:value="42.666666666667" calcext:value-type="float">
            <text:p>42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4]*[.$E$9])+[.D145]" office:value-type="float" office:value="443084.551123951" calcext:value-type="float">
            <text:p>443084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 [.C145]+(1/12)" office:value-type="float" office:value="42.7500000000003" calcext:value-type="float">
            <text:p>42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5]*[.$E$9])+[.D146]" office:value-type="float" office:value="445356.601994215" calcext:value-type="float">
            <text:p>445356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 [.C146]+(1/12)" office:value-type="float" office:value="42.8333333333336" calcext:value-type="float">
            <text:p>42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6]*[.$E$9])+[.D147]" office:value-type="float" office:value="447635.175692413" calcext:value-type="float">
            <text:p>447635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 [.C147]+(1/12)" office:value-type="float" office:value="42.916666666667" calcext:value-type="float">
            <text:p>42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7]*[.$E$9])+[.D148]" office:value-type="float" office:value="449920.290944922" calcext:value-type="float">
            <text:p>449920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 [.C148]+(1/12)" office:value-type="float" office:value="43.0000000000003" calcext:value-type="float">
            <text:p>43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8]*[.$E$9])+[.D149]" office:value-type="float" office:value="452211.966531882" calcext:value-type="float">
            <text:p>452211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 [.C149]+(1/12)" office:value-type="float" office:value="43.0833333333336" calcext:value-type="float">
            <text:p>43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49]*[.$E$9])+[.D150]" office:value-type="float" office:value="454510.22128735" calcext:value-type="float">
            <text:p>454510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 [.C150]+(1/12)" office:value-type="float" office:value="43.166666666667" calcext:value-type="float">
            <text:p>43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0]*[.$E$9])+[.D151]" office:value-type="float" office:value="456815.074099451" calcext:value-type="float">
            <text:p>456815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 [.C151]+(1/12)" office:value-type="float" office:value="43.2500000000003" calcext:value-type="float">
            <text:p>43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1]*[.$E$9])+[.D152]" office:value-type="float" office:value="459126.543910538" calcext:value-type="float">
            <text:p>45912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 [.C152]+(1/12)" office:value-type="float" office:value="43.3333333333337" calcext:value-type="float">
            <text:p>43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2]*[.$E$9])+[.D153]" office:value-type="float" office:value="461444.649717345" calcext:value-type="float">
            <text:p>461444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 [.C153]+(1/12)" office:value-type="float" office:value="43.416666666667" calcext:value-type="float">
            <text:p>43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3]*[.$E$9])+[.D154]" office:value-type="float" office:value="463769.410571143" calcext:value-type="float">
            <text:p>463769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 [.C154]+(1/12)" office:value-type="float" office:value="43.5000000000003" calcext:value-type="float">
            <text:p>43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4]*[.$E$9])+[.D155]" office:value-type="float" office:value="466100.845577899" calcext:value-type="float">
            <text:p>466100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 [.C155]+(1/12)" office:value-type="float" office:value="43.5833333333337" calcext:value-type="float">
            <text:p>43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5]*[.$E$9])+[.D156]" office:value-type="float" office:value="468438.973898429" calcext:value-type="float">
            <text:p>468438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 [.C156]+(1/12)" office:value-type="float" office:value="43.666666666667" calcext:value-type="float">
            <text:p>43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6]*[.$E$9])+[.D157]" office:value-type="float" office:value="470783.814748559" calcext:value-type="float">
            <text:p>470783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 [.C157]+(1/12)" office:value-type="float" office:value="43.7500000000003" calcext:value-type="float">
            <text:p>43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7]*[.$E$9])+[.D158]" office:value-type="float" office:value="473135.387399283" calcext:value-type="float">
            <text:p>473135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 [.C158]+(1/12)" office:value-type="float" office:value="43.8333333333337" calcext:value-type="float">
            <text:p>43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8]*[.$E$9])+[.D159]" office:value-type="float" office:value="475493.711176917" calcext:value-type="float">
            <text:p>475493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 [.C159]+(1/12)" office:value-type="float" office:value="43.916666666667" calcext:value-type="float">
            <text:p>43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59]*[.$E$9])+[.D160]" office:value-type="float" office:value="477858.805463264" calcext:value-type="float">
            <text:p>477858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 [.C160]+(1/12)" office:value-type="float" office:value="44.0000000000003" calcext:value-type="float">
            <text:p>44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0]*[.$E$9])+[.D161]" office:value-type="float" office:value="480230.689695768" calcext:value-type="float">
            <text:p>480230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 [.C161]+(1/12)" office:value-type="float" office:value="44.0833333333337" calcext:value-type="float">
            <text:p>44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1]*[.$E$9])+[.D162]" office:value-type="float" office:value="482609.383367677" calcext:value-type="float">
            <text:p>482609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 [.C162]+(1/12)" office:value-type="float" office:value="44.166666666667" calcext:value-type="float">
            <text:p>44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2]*[.$E$9])+[.D163]" office:value-type="float" office:value="484994.906028202" calcext:value-type="float">
            <text:p>484994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 [.C163]+(1/12)" office:value-type="float" office:value="44.2500000000003" calcext:value-type="float">
            <text:p>44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3]*[.$E$9])+[.D164]" office:value-type="float" office:value="487387.277282677" calcext:value-type="float">
            <text:p>487387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 [.C164]+(1/12)" office:value-type="float" office:value="44.3333333333337" calcext:value-type="float">
            <text:p>44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4]*[.$E$9])+[.D165]" office:value-type="float" office:value="489786.516792722" calcext:value-type="float">
            <text:p>489786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[.C165]+(1/12)" office:value-type="float" office:value="44.416666666667" calcext:value-type="float">
            <text:p>44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5]*[.$E$9])+[.D166]" office:value-type="float" office:value="492192.644276403" calcext:value-type="float">
            <text:p>492192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 [.C166]+(1/12)" office:value-type="float" office:value="44.5000000000004" calcext:value-type="float">
            <text:p>44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6]*[.$E$9])+[.D167]" office:value-type="float" office:value="494605.679508395" calcext:value-type="float">
            <text:p>494605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 [.C167]+(1/12)" office:value-type="float" office:value="44.5833333333337" calcext:value-type="float">
            <text:p>44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7]*[.$E$9])+[.D168]" office:value-type="float" office:value="497025.642320144" calcext:value-type="float">
            <text:p>497025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 [.C168]+(1/12)" office:value-type="float" office:value="44.666666666667" calcext:value-type="float">
            <text:p>44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8]*[.$E$9])+[.D169]" office:value-type="float" office:value="499452.552600029" calcext:value-type="float">
            <text:p>499452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 [.C169]+(1/12)" office:value-type="float" office:value="44.7500000000004" calcext:value-type="float">
            <text:p>44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69]*[.$E$9])+[.D170]" office:value-type="float" office:value="501886.430293528" calcext:value-type="float">
            <text:p>501886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 [.C170]+(1/12)" office:value-type="float" office:value="44.8333333333337" calcext:value-type="float">
            <text:p>44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0]*[.$E$9])+[.D171]" office:value-type="float" office:value="504327.29540338" calcext:value-type="float">
            <text:p>504327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 [.C171]+(1/12)" office:value-type="float" office:value="44.916666666667" calcext:value-type="float">
            <text:p>44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1]*[.$E$9])+[.D172]" office:value-type="float" office:value="506775.167989749" calcext:value-type="float">
            <text:p>506775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 [.C172]+(1/12)" office:value-type="float" office:value="45.0000000000004" calcext:value-type="float">
            <text:p>45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2]*[.$E$9])+[.D173]" office:value-type="float" office:value="509230.06817039" calcext:value-type="float">
            <text:p>509230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 [.C173]+(1/12)" office:value-type="float" office:value="45.0833333333337" calcext:value-type="float">
            <text:p>45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3]*[.$E$9])+[.D174]" office:value-type="float" office:value="511692.016120816" calcext:value-type="float">
            <text:p>511692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 [.C174]+(1/12)" office:value-type="float" office:value="45.166666666667" calcext:value-type="float">
            <text:p>45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4]*[.$E$9])+[.D175]" office:value-type="float" office:value="514161.032074459" calcext:value-type="float">
            <text:p>514161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 [.C175]+(1/12)" office:value-type="float" office:value="45.2500000000004" calcext:value-type="float">
            <text:p>45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5]*[.$E$9])+[.D176]" office:value-type="float" office:value="516637.136322841" calcext:value-type="float">
            <text:p>516637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 [.C176]+(1/12)" office:value-type="float" office:value="45.3333333333337" calcext:value-type="float">
            <text:p>45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6]*[.$E$9])+[.D177]" office:value-type="float" office:value="519120.349215737" calcext:value-type="float">
            <text:p>519120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 [.C177]+(1/12)" office:value-type="float" office:value="45.4166666666671" calcext:value-type="float">
            <text:p>45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7]*[.$E$9])+[.D178]" office:value-type="float" office:value="521610.691161347" calcext:value-type="float">
            <text:p>521610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 [.C178]+(1/12)" office:value-type="float" office:value="45.5000000000004" calcext:value-type="float">
            <text:p>45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8]*[.$E$9])+[.D179]" office:value-type="float" office:value="524108.182626459" calcext:value-type="float">
            <text:p>524108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 [.C179]+(1/12)" office:value-type="float" office:value="45.5833333333337" calcext:value-type="float">
            <text:p>45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79]*[.$E$9])+[.D180]" office:value-type="float" office:value="526612.844136619" calcext:value-type="float">
            <text:p>526612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 [.C180]+(1/12)" office:value-type="float" office:value="45.6666666666671" calcext:value-type="float">
            <text:p>45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0]*[.$E$9])+[.D181]" office:value-type="float" office:value="529124.6962763" calcext:value-type="float">
            <text:p>529124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 [.C181]+(1/12)" office:value-type="float" office:value="45.7500000000004" calcext:value-type="float">
            <text:p>45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1]*[.$E$9])+[.D182]" office:value-type="float" office:value="531643.759689072" calcext:value-type="float">
            <text:p>53164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 [.C182]+(1/12)" office:value-type="float" office:value="45.8333333333337" calcext:value-type="float">
            <text:p>45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2]*[.$E$9])+[.D183]" office:value-type="float" office:value="534170.055077768" calcext:value-type="float">
            <text:p>534170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 [.C183]+(1/12)" office:value-type="float" office:value="45.9166666666671" calcext:value-type="float">
            <text:p>45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3]*[.$E$9])+[.D184]" office:value-type="float" office:value="536703.60320466" calcext:value-type="float">
            <text:p>536703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 [.C184]+(1/12)" office:value-type="float" office:value="46.0000000000004" calcext:value-type="float">
            <text:p>46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4]*[.$E$9])+[.D185]" office:value-type="float" office:value="539244.424891624" calcext:value-type="float">
            <text:p>539244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 [.C185]+(1/12)" office:value-type="float" office:value="46.0833333333337" calcext:value-type="float">
            <text:p>46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5]*[.$E$9])+[.D186]" office:value-type="float" office:value="541792.541020315" calcext:value-type="float">
            <text:p>541792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 [.C186]+(1/12)" office:value-type="float" office:value="46.1666666666671" calcext:value-type="float">
            <text:p>46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6]*[.$E$9])+[.D187]" office:value-type="float" office:value="544347.972532335" calcext:value-type="float">
            <text:p>544347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 [.C187]+(1/12)" office:value-type="float" office:value="46.2500000000004" calcext:value-type="float">
            <text:p>46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7]*[.$E$9])+[.D188]" office:value-type="float" office:value="546910.74042941" calcext:value-type="float">
            <text:p>546910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 [.C188]+(1/12)" office:value-type="float" office:value="46.3333333333337" calcext:value-type="float">
            <text:p>46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8]*[.$E$9])+[.D189]" office:value-type="float" office:value="549480.865773558" calcext:value-type="float">
            <text:p>549480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 [.C189]+(1/12)" office:value-type="float" office:value="46.4166666666671" calcext:value-type="float">
            <text:p>46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89]*[.$E$9])+[.D190]" office:value-type="float" office:value="552058.369687265" calcext:value-type="float">
            <text:p>552058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 [.C190]+(1/12)" office:value-type="float" office:value="46.5000000000004" calcext:value-type="float">
            <text:p>46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0]*[.$E$9])+[.D191]" office:value-type="float" office:value="554643.273353655" calcext:value-type="float">
            <text:p>554643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 [.C191]+(1/12)" office:value-type="float" office:value="46.5833333333338" calcext:value-type="float">
            <text:p>46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1]*[.$E$9])+[.D192]" office:value-type="float" office:value="557235.598016671" calcext:value-type="float">
            <text:p>557235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 [.C192]+(1/12)" office:value-type="float" office:value="46.6666666666671" calcext:value-type="float">
            <text:p>46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2]*[.$E$9])+[.D193]" office:value-type="float" office:value="559835.364981241" calcext:value-type="float">
            <text:p>559835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 [.C193]+(1/12)" office:value-type="float" office:value="46.7500000000004" calcext:value-type="float">
            <text:p>46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3]*[.$E$9])+[.D194]" office:value-type="float" office:value="562442.595613459" calcext:value-type="float">
            <text:p>562442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 [.C194]+(1/12)" office:value-type="float" office:value="46.8333333333338" calcext:value-type="float">
            <text:p>46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4]*[.$E$9])+[.D195]" office:value-type="float" office:value="565057.31134076" calcext:value-type="float">
            <text:p>565057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 [.C195]+(1/12)" office:value-type="float" office:value="46.9166666666671" calcext:value-type="float">
            <text:p>46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5]*[.$E$9])+[.D196]" office:value-type="float" office:value="567679.533652093" calcext:value-type="float">
            <text:p>567679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 [.C196]+(1/12)" office:value-type="float" office:value="47.0000000000004" calcext:value-type="float">
            <text:p>47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6]*[.$E$9])+[.D197]" office:value-type="float" office:value="570309.284098101" calcext:value-type="float">
            <text:p>570309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 [.C197]+(1/12)" office:value-type="float" office:value="47.0833333333338" calcext:value-type="float">
            <text:p>47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7]*[.$E$9])+[.D198]" office:value-type="float" office:value="572946.584291296" calcext:value-type="float">
            <text:p>572946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 [.C198]+(1/12)" office:value-type="float" office:value="47.1666666666671" calcext:value-type="float">
            <text:p>47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8]*[.$E$9])+[.D199]" office:value-type="float" office:value="575591.455906237" calcext:value-type="float">
            <text:p>575591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 [.C199]+(1/12)" office:value-type="float" office:value="47.2500000000004" calcext:value-type="float">
            <text:p>47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199]*[.$E$9])+[.D200]" office:value-type="float" office:value="578243.920679709" calcext:value-type="float">
            <text:p>578243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 [.C200]+(1/12)" office:value-type="float" office:value="47.3333333333338" calcext:value-type="float">
            <text:p>47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0]*[.$E$9])+[.D201]" office:value-type="float" office:value="580904.000410903" calcext:value-type="float">
            <text:p>580904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 [.C201]+(1/12)" office:value-type="float" office:value="47.4166666666671" calcext:value-type="float">
            <text:p>47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1]*[.$E$9])+[.D202]" office:value-type="float" office:value="583571.716961589" calcext:value-type="float">
            <text:p>583571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 [.C202]+(1/12)" office:value-type="float" office:value="47.5000000000004" calcext:value-type="float">
            <text:p>47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2]*[.$E$9])+[.D203]" office:value-type="float" office:value="586247.092256303" calcext:value-type="float">
            <text:p>586247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 [.C203]+(1/12)" office:value-type="float" office:value="47.5833333333338" calcext:value-type="float">
            <text:p>47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3]*[.$E$9])+[.D204]" office:value-type="float" office:value="588930.148282524" calcext:value-type="float">
            <text:p>588930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 [.C204]+(1/12)" office:value-type="float" office:value="47.6666666666671" calcext:value-type="float">
            <text:p>47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4]*[.$E$9])+[.D205]" office:value-type="float" office:value="591620.907090854" calcext:value-type="float">
            <text:p>591620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 [.C205]+(1/12)" office:value-type="float" office:value="47.7500000000005" calcext:value-type="float">
            <text:p>47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5]*[.$E$9])+[.D206]" office:value-type="float" office:value="594319.3907952" calcext:value-type="float">
            <text:p>594319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 [.C206]+(1/12)" office:value-type="float" office:value="47.8333333333338" calcext:value-type="float">
            <text:p>47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6]*[.$E$9])+[.D207]" office:value-type="float" office:value="597025.621572956" calcext:value-type="float">
            <text:p>597025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 [.C207]+(1/12)" office:value-type="float" office:value="47.9166666666671" calcext:value-type="float">
            <text:p>47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7]*[.$E$9])+[.D208]" office:value-type="float" office:value="599739.621665186" calcext:value-type="float">
            <text:p>599739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 [.C208]+(1/12)" office:value-type="float" office:value="48.0000000000005" calcext:value-type="float">
            <text:p>48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8]*[.$E$9])+[.D209]" office:value-type="float" office:value="602461.413376804" calcext:value-type="float">
            <text:p>602461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 [.C209]+(1/12)" office:value-type="float" office:value="48.0833333333338" calcext:value-type="float">
            <text:p>48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09]*[.$E$9])+[.D210]" office:value-type="float" office:value="605191.019076761" calcext:value-type="float">
            <text:p>605191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 [.C210]+(1/12)" office:value-type="float" office:value="48.1666666666671" calcext:value-type="float">
            <text:p>48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0]*[.$E$9])+[.D211]" office:value-type="float" office:value="607928.461198225" calcext:value-type="float">
            <text:p>607928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 [.C211]+(1/12)" office:value-type="float" office:value="48.2500000000005" calcext:value-type="float">
            <text:p>48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1]*[.$E$9])+[.D212]" office:value-type="float" office:value="610673.762238769" calcext:value-type="float">
            <text:p>61067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 [.C212]+(1/12)" office:value-type="float" office:value="48.3333333333338" calcext:value-type="float">
            <text:p>48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2]*[.$E$9])+[.D213]" office:value-type="float" office:value="613426.944760554" calcext:value-type="float">
            <text:p>613426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 [.C213]+(1/12)" office:value-type="float" office:value="48.4166666666671" calcext:value-type="float">
            <text:p>48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3]*[.$E$9])+[.D214]" office:value-type="float" office:value="616188.031390514" calcext:value-type="float">
            <text:p>616188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 [.C214]+(1/12)" office:value-type="float" office:value="48.5000000000005" calcext:value-type="float">
            <text:p>48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4]*[.$E$9])+[.D215]" office:value-type="float" office:value="618957.044820544" calcext:value-type="float">
            <text:p>618957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 [.C215]+(1/12)" office:value-type="float" office:value="48.5833333333338" calcext:value-type="float">
            <text:p>48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5]*[.$E$9])+[.D216]" office:value-type="float" office:value="621734.007807683" calcext:value-type="float">
            <text:p>621734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 [.C216]+(1/12)" office:value-type="float" office:value="48.6666666666671" calcext:value-type="float">
            <text:p>48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6]*[.$E$9])+[.D217]" office:value-type="float" office:value="624518.943174304" calcext:value-type="float">
            <text:p>624518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 [.C217]+(1/12)" office:value-type="float" office:value="48.7500000000005" calcext:value-type="float">
            <text:p>48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7]*[.$E$9])+[.D218]" office:value-type="float" office:value="627311.873808302" calcext:value-type="float">
            <text:p>627311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 [.C218]+(1/12)" office:value-type="float" office:value="48.8333333333338" calcext:value-type="float">
            <text:p>48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8]*[.$E$9])+[.D219]" office:value-type="float" office:value="630112.82266328" calcext:value-type="float">
            <text:p>630112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 [.C219]+(1/12)" office:value-type="float" office:value="48.9166666666671" calcext:value-type="float">
            <text:p>48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19]*[.$E$9])+[.D220]" office:value-type="float" office:value="632921.812758738" calcext:value-type="float">
            <text:p>632921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 [.C220]+(1/12)" office:value-type="float" office:value="49.0000000000005" calcext:value-type="float">
            <text:p>49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0]*[.$E$9])+[.D221]" office:value-type="float" office:value="635738.867180263" calcext:value-type="float">
            <text:p>635738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 [.C221]+(1/12)" office:value-type="float" office:value="49.0833333333338" calcext:value-type="float">
            <text:p>49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1]*[.$E$9])+[.D222]" office:value-type="float" office:value="638564.009079718" calcext:value-type="float">
            <text:p>638564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 [.C222]+(1/12)" office:value-type="float" office:value="49.1666666666672" calcext:value-type="float">
            <text:p>49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2]*[.$E$9])+[.D223]" office:value-type="float" office:value="641397.261675433" calcext:value-type="float">
            <text:p>641397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 [.C223]+(1/12)" office:value-type="float" office:value="49.2500000000005" calcext:value-type="float">
            <text:p>49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3]*[.$E$9])+[.D224]" office:value-type="float" office:value="644238.648252396" calcext:value-type="float">
            <text:p>644238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 [.C224]+(1/12)" office:value-type="float" office:value="49.3333333333338" calcext:value-type="float">
            <text:p>49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4]*[.$E$9])+[.D225]" office:value-type="float" office:value="647088.192162444" calcext:value-type="float">
            <text:p>647088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 [.C225]+(1/12)" office:value-type="float" office:value="49.4166666666672" calcext:value-type="float">
            <text:p>49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5]*[.$E$9])+[.D226]" office:value-type="float" office:value="649945.916824453" calcext:value-type="float">
            <text:p>649945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 [.C226]+(1/12)" office:value-type="float" office:value="49.5000000000005" calcext:value-type="float">
            <text:p>49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6]*[.$E$9])+[.D227]" office:value-type="float" office:value="652811.845724533" calcext:value-type="float">
            <text:p>652811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 [.C227]+(1/12)" office:value-type="float" office:value="49.5833333333338" calcext:value-type="float">
            <text:p>49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7]*[.$E$9])+[.D228]" office:value-type="float" office:value="655686.002416222" calcext:value-type="float">
            <text:p>655686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 [.C228]+(1/12)" office:value-type="float" office:value="49.6666666666672" calcext:value-type="float">
            <text:p>49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8]*[.$E$9])+[.D229]" office:value-type="float" office:value="658568.410520675" calcext:value-type="float">
            <text:p>658568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 [.C229]+(1/12)" office:value-type="float" office:value="49.7500000000005" calcext:value-type="float">
            <text:p>49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29]*[.$E$9])+[.D230]" office:value-type="float" office:value="661459.093726863" calcext:value-type="float">
            <text:p>661459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 [.C230]+(1/12)" office:value-type="float" office:value="49.8333333333338" calcext:value-type="float">
            <text:p>49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0]*[.$E$9])+[.D231]" office:value-type="float" office:value="664358.075791765" calcext:value-type="float">
            <text:p>664358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 [.C231]+(1/12)" office:value-type="float" office:value="49.9166666666672" calcext:value-type="float">
            <text:p>49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1]*[.$E$9])+[.D232]" office:value-type="float" office:value="667265.380540564" calcext:value-type="float">
            <text:p>667265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 [.C232]+(1/12)" office:value-type="float" office:value="50.0000000000005" calcext:value-type="float">
            <text:p>50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2]*[.$E$9])+[.D233]" office:value-type="float" office:value="670181.031866842" calcext:value-type="float">
            <text:p>670181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 [.C233]+(1/12)" office:value-type="float" office:value="50.0833333333338" calcext:value-type="float">
            <text:p>50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3]*[.$E$9])+[.D234]" office:value-type="float" office:value="673105.053732778" calcext:value-type="float">
            <text:p>673105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 [.C234]+(1/12)" office:value-type="float" office:value="50.1666666666672" calcext:value-type="float">
            <text:p>50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4]*[.$E$9])+[.D235]" office:value-type="float" office:value="676037.470169344" calcext:value-type="float">
            <text:p>676037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 [.C235]+(1/12)" office:value-type="float" office:value="50.2500000000005" calcext:value-type="float">
            <text:p>50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5]*[.$E$9])+[.D236]" office:value-type="float" office:value="678978.305276501" calcext:value-type="float">
            <text:p>678978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 [.C236]+(1/12)" office:value-type="float" office:value="50.3333333333339" calcext:value-type="float">
            <text:p>50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6]*[.$E$9])+[.D237]" office:value-type="float" office:value="681927.5832234" calcext:value-type="float">
            <text:p>681927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 [.C237]+(1/12)" office:value-type="float" office:value="50.4166666666672" calcext:value-type="float">
            <text:p>50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7]*[.$E$9])+[.D238]" office:value-type="float" office:value="684885.328248579" calcext:value-type="float">
            <text:p>684885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 [.C238]+(1/12)" office:value-type="float" office:value="50.5000000000005" calcext:value-type="float">
            <text:p>50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8]*[.$E$9])+[.D239]" office:value-type="float" office:value="687851.564660162" calcext:value-type="float">
            <text:p>687851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 [.C239]+(1/12)" office:value-type="float" office:value="50.5833333333339" calcext:value-type="float">
            <text:p>50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39]*[.$E$9])+[.D240]" office:value-type="float" office:value="690826.31683606" calcext:value-type="float">
            <text:p>690826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 [.C240]+(1/12)" office:value-type="float" office:value="50.6666666666672" calcext:value-type="float">
            <text:p>50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0]*[.$E$9])+[.D241]" office:value-type="float" office:value="693809.609224169" calcext:value-type="float">
            <text:p>693809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 [.C241]+(1/12)" office:value-type="float" office:value="50.7500000000005" calcext:value-type="float">
            <text:p>50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1]*[.$E$9])+[.D242]" office:value-type="float" office:value="696801.466342574" calcext:value-type="float">
            <text:p>696801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 [.C242]+(1/12)" office:value-type="float" office:value="50.8333333333339" calcext:value-type="float">
            <text:p>50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2]*[.$E$9])+[.D243]" office:value-type="float" office:value="699801.912779747" calcext:value-type="float">
            <text:p>699801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 [.C243]+(1/12)" office:value-type="float" office:value="50.9166666666672" calcext:value-type="float">
            <text:p>50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3]*[.$E$9])+[.D244]" office:value-type="float" office:value="702810.973194754" calcext:value-type="float">
            <text:p>702810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 [.C244]+(1/12)" office:value-type="float" office:value="51.0000000000005" calcext:value-type="float">
            <text:p>51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4]*[.$E$9])+[.D245]" office:value-type="float" office:value="705828.672317452" calcext:value-type="float">
            <text:p>705828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 [.C245]+(1/12)" office:value-type="float" office:value="51.0833333333339" calcext:value-type="float">
            <text:p>51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5]*[.$E$9])+[.D246]" office:value-type="float" office:value="708855.034948695" calcext:value-type="float">
            <text:p>708855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 [.C246]+(1/12)" office:value-type="float" office:value="51.1666666666672" calcext:value-type="float">
            <text:p>51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6]*[.$E$9])+[.D247]" office:value-type="float" office:value="711890.085960541" calcext:value-type="float">
            <text:p>711890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 [.C247]+(1/12)" office:value-type="float" office:value="51.2500000000006" calcext:value-type="float">
            <text:p>51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7]*[.$E$9])+[.D248]" office:value-type="float" office:value="714933.850296448" calcext:value-type="float">
            <text:p>714933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 [.C248]+(1/12)" office:value-type="float" office:value="51.3333333333339" calcext:value-type="float">
            <text:p>51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8]*[.$E$9])+[.D249]" office:value-type="float" office:value="717986.352971489" calcext:value-type="float">
            <text:p>717986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 [.C249]+(1/12)" office:value-type="float" office:value="51.4166666666672" calcext:value-type="float">
            <text:p>51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49]*[.$E$9])+[.D250]" office:value-type="float" office:value="721047.619072549" calcext:value-type="float">
            <text:p>721047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 [.C250]+(1/12)" office:value-type="float" office:value="51.5000000000006" calcext:value-type="float">
            <text:p>51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0]*[.$E$9])+[.D251]" office:value-type="float" office:value="724117.673758538" calcext:value-type="float">
            <text:p>724117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 [.C251]+(1/12)" office:value-type="float" office:value="51.5833333333339" calcext:value-type="float">
            <text:p>51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1]*[.$E$9])+[.D252]" office:value-type="float" office:value="727196.542260592" calcext:value-type="float">
            <text:p>72719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 [.C252]+(1/12)" office:value-type="float" office:value="51.6666666666672" calcext:value-type="float">
            <text:p>51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2]*[.$E$9])+[.D253]" office:value-type="float" office:value="730284.249882285" calcext:value-type="float">
            <text:p>730284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 [.C253]+(1/12)" office:value-type="float" office:value="51.7500000000006" calcext:value-type="float">
            <text:p>51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3]*[.$E$9])+[.D254]" office:value-type="float" office:value="733380.821999834" calcext:value-type="float">
            <text:p>733380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 [.C254]+(1/12)" office:value-type="float" office:value="51.8333333333339" calcext:value-type="float">
            <text:p>51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4]*[.$E$9])+[.D255]" office:value-type="float" office:value="736486.284062308" calcext:value-type="float">
            <text:p>736486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 [.C255]+(1/12)" office:value-type="float" office:value="51.9166666666672" calcext:value-type="float">
            <text:p>51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5]*[.$E$9])+[.D256]" office:value-type="float" office:value="739600.66159184" calcext:value-type="float">
            <text:p>739600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 [.C256]+(1/12)" office:value-type="float" office:value="52.0000000000006" calcext:value-type="float">
            <text:p>52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6]*[.$E$9])+[.D257]" office:value-type="float" office:value="742723.980183833" calcext:value-type="float">
            <text:p>742723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 [.C257]+(1/12)" office:value-type="float" office:value="52.0833333333339" calcext:value-type="float">
            <text:p>52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7]*[.$E$9])+[.D258]" office:value-type="float" office:value="745856.26550717" calcext:value-type="float">
            <text:p>745856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 [.C258]+(1/12)" office:value-type="float" office:value="52.1666666666672" calcext:value-type="float">
            <text:p>52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8]*[.$E$9])+[.D259]" office:value-type="float" office:value="748997.54330443" calcext:value-type="float">
            <text:p>748997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 [.C259]+(1/12)" office:value-type="float" office:value="52.2500000000006" calcext:value-type="float">
            <text:p>52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59]*[.$E$9])+[.D260]" office:value-type="float" office:value="752147.839392094" calcext:value-type="float">
            <text:p>752147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 [.C260]+(1/12)" office:value-type="float" office:value="52.3333333333339" calcext:value-type="float">
            <text:p>52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0]*[.$E$9])+[.D261]" office:value-type="float" office:value="755307.179660761" calcext:value-type="float">
            <text:p>755307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 [.C261]+(1/12)" office:value-type="float" office:value="52.4166666666673" calcext:value-type="float">
            <text:p>52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1]*[.$E$9])+[.D262]" office:value-type="float" office:value="758475.590075359" calcext:value-type="float">
            <text:p>758475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 [.C262]+(1/12)" office:value-type="float" office:value="52.5000000000006" calcext:value-type="float">
            <text:p>52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2]*[.$E$9])+[.D263]" office:value-type="float" office:value="761653.096675357" calcext:value-type="float">
            <text:p>761653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 [.C263]+(1/12)" office:value-type="float" office:value="52.5833333333339" calcext:value-type="float">
            <text:p>52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3]*[.$E$9])+[.D264]" office:value-type="float" office:value="764839.725574983" calcext:value-type="float">
            <text:p>764839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 [.C264]+(1/12)" office:value-type="float" office:value="52.6666666666673" calcext:value-type="float">
            <text:p>52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4]*[.$E$9])+[.D265]" office:value-type="float" office:value="768035.502963435" calcext:value-type="float">
            <text:p>768035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 [.C265]+(1/12)" office:value-type="float" office:value="52.7500000000006" calcext:value-type="float">
            <text:p>52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5]*[.$E$9])+[.D266]" office:value-type="float" office:value="771240.455105098" calcext:value-type="float">
            <text:p>771240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 [.C266]+(1/12)" office:value-type="float" office:value="52.8333333333339" calcext:value-type="float">
            <text:p>52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6]*[.$E$9])+[.D267]" office:value-type="float" office:value="774454.608339759" calcext:value-type="float">
            <text:p>774454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 [.C267]+(1/12)" office:value-type="float" office:value="52.9166666666673" calcext:value-type="float">
            <text:p>52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7]*[.$E$9])+[.D268]" office:value-type="float" office:value="777677.989082825" calcext:value-type="float">
            <text:p>777677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 [.C268]+(1/12)" office:value-type="float" office:value="53.0000000000006" calcext:value-type="float">
            <text:p>53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8]*[.$E$9])+[.D269]" office:value-type="float" office:value="780910.623825537" calcext:value-type="float">
            <text:p>780910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 [.C269]+(1/12)" office:value-type="float" office:value="53.0833333333339" calcext:value-type="float">
            <text:p>53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69]*[.$E$9])+[.D270]" office:value-type="float" office:value="784152.539135191" calcext:value-type="float">
            <text:p>784152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 [.C270]+(1/12)" office:value-type="float" office:value="53.1666666666673" calcext:value-type="float">
            <text:p>53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0]*[.$E$9])+[.D271]" office:value-type="float" office:value="787403.761655355" calcext:value-type="float">
            <text:p>78740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 [.C271]+(1/12)" office:value-type="float" office:value="53.2500000000006" calcext:value-type="float">
            <text:p>53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1]*[.$E$9])+[.D272]" office:value-type="float" office:value="790664.318106088" calcext:value-type="float">
            <text:p>790664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 [.C272]+(1/12)" office:value-type="float" office:value="53.3333333333339" calcext:value-type="float">
            <text:p>53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2]*[.$E$9])+[.D273]" office:value-type="float" office:value="793934.235284158" calcext:value-type="float">
            <text:p>793934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 [.C273]+(1/12)" office:value-type="float" office:value="53.4166666666673" calcext:value-type="float">
            <text:p>53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3]*[.$E$9])+[.D274]" office:value-type="float" office:value="797213.540063266" calcext:value-type="float">
            <text:p>797213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 [.C274]+(1/12)" office:value-type="float" office:value="53.5000000000006" calcext:value-type="float">
            <text:p>53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4]*[.$E$9])+[.D275]" office:value-type="float" office:value="800502.259394265" calcext:value-type="float">
            <text:p>800502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 [.C275]+(1/12)" office:value-type="float" office:value="53.583333333334" calcext:value-type="float">
            <text:p>53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5]*[.$E$9])+[.D276]" office:value-type="float" office:value="803800.420305377" calcext:value-type="float">
            <text:p>803800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 [.C276]+(1/12)" office:value-type="float" office:value="53.6666666666673" calcext:value-type="float">
            <text:p>53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6]*[.$E$9])+[.D277]" office:value-type="float" office:value="807108.049902425" calcext:value-type="float">
            <text:p>807108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 [.C277]+(1/12)" office:value-type="float" office:value="53.7500000000006" calcext:value-type="float">
            <text:p>53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7]*[.$E$9])+[.D278]" office:value-type="float" office:value="810425.175369047" calcext:value-type="float">
            <text:p>810425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 [.C278]+(1/12)" office:value-type="float" office:value="53.833333333334" calcext:value-type="float">
            <text:p>53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8]*[.$E$9])+[.D279]" office:value-type="float" office:value="813751.823966921" calcext:value-type="float">
            <text:p>813751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 [.C279]+(1/12)" office:value-type="float" office:value="53.9166666666673" calcext:value-type="float">
            <text:p>53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79]*[.$E$9])+[.D280]" office:value-type="float" office:value="817088.023035994" calcext:value-type="float">
            <text:p>817088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 [.C280]+(1/12)" office:value-type="float" office:value="54.0000000000006" calcext:value-type="float">
            <text:p>54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0]*[.$E$9])+[.D281]" office:value-type="float" office:value="820433.799994701" calcext:value-type="float">
            <text:p>820433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 [.C281]+(1/12)" office:value-type="float" office:value="54.083333333334" calcext:value-type="float">
            <text:p>54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1]*[.$E$9])+[.D282]" office:value-type="float" office:value="823789.182340193" calcext:value-type="float">
            <text:p>823789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 [.C282]+(1/12)" office:value-type="float" office:value="54.1666666666673" calcext:value-type="float">
            <text:p>54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2]*[.$E$9])+[.D283]" office:value-type="float" office:value="827154.197648563" calcext:value-type="float">
            <text:p>827154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 [.C283]+(1/12)" office:value-type="float" office:value="54.2500000000006" calcext:value-type="float">
            <text:p>54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3]*[.$E$9])+[.D284]" office:value-type="float" office:value="830528.873575071" calcext:value-type="float">
            <text:p>830528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 [.C284]+(1/12)" office:value-type="float" office:value="54.333333333334" calcext:value-type="float">
            <text:p>54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4]*[.$E$9])+[.D285]" office:value-type="float" office:value="833913.237854374" calcext:value-type="float">
            <text:p>833913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 [.C285]+(1/12)" office:value-type="float" office:value="54.4166666666673" calcext:value-type="float">
            <text:p>54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5]*[.$E$9])+[.D286]" office:value-type="float" office:value="837307.318300751" calcext:value-type="float">
            <text:p>837307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 [.C286]+(1/12)" office:value-type="float" office:value="54.5000000000006" calcext:value-type="float">
            <text:p>54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6]*[.$E$9])+[.D287]" office:value-type="float" office:value="840711.142808334" calcext:value-type="float">
            <text:p>840711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 [.C287]+(1/12)" office:value-type="float" office:value="54.583333333334" calcext:value-type="float">
            <text:p>54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7]*[.$E$9])+[.D288]" office:value-type="float" office:value="844124.739351336" calcext:value-type="float">
            <text:p>844124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 [.C288]+(1/12)" office:value-type="float" office:value="54.6666666666673" calcext:value-type="float">
            <text:p>54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8]*[.$E$9])+[.D289]" office:value-type="float" office:value="847548.135984281" calcext:value-type="float">
            <text:p>847548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 [.C289]+(1/12)" office:value-type="float" office:value="54.7500000000006" calcext:value-type="float">
            <text:p>54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89]*[.$E$9])+[.D290]" office:value-type="float" office:value="850981.360842234" calcext:value-type="float">
            <text:p>850981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 [.C290]+(1/12)" office:value-type="float" office:value="54.833333333334" calcext:value-type="float">
            <text:p>54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0]*[.$E$9])+[.D291]" office:value-type="float" office:value="854424.442141034" calcext:value-type="float">
            <text:p>854424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 [.C291]+(1/12)" office:value-type="float" office:value="54.9166666666673" calcext:value-type="float">
            <text:p>54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1]*[.$E$9])+[.D292]" office:value-type="float" office:value="857877.408177524" calcext:value-type="float">
            <text:p>857877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 [.C292]+(1/12)" office:value-type="float" office:value="55.0000000000007" calcext:value-type="float">
            <text:p>55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2]*[.$E$9])+[.D293]" office:value-type="float" office:value="861340.287329786" calcext:value-type="float">
            <text:p>861340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 [.C293]+(1/12)" office:value-type="float" office:value="55.083333333334" calcext:value-type="float">
            <text:p>55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3]*[.$E$9])+[.D294]" office:value-type="float" office:value="864813.10805737" calcext:value-type="float">
            <text:p>864813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 [.C294]+(1/12)" office:value-type="float" office:value="55.1666666666673" calcext:value-type="float">
            <text:p>55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4]*[.$E$9])+[.D295]" office:value-type="float" office:value="868295.898901533" calcext:value-type="float">
            <text:p>868295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 [.C295]+(1/12)" office:value-type="float" office:value="55.2500000000007" calcext:value-type="float">
            <text:p>55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5]*[.$E$9])+[.D296]" office:value-type="float" office:value="871788.688485469" calcext:value-type="float">
            <text:p>871788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 [.C296]+(1/12)" office:value-type="float" office:value="55.333333333334" calcext:value-type="float">
            <text:p>55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6]*[.$E$9])+[.D297]" office:value-type="float" office:value="875291.505514547" calcext:value-type="float">
            <text:p>875291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 [.C297]+(1/12)" office:value-type="float" office:value="55.4166666666673" calcext:value-type="float">
            <text:p>55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7]*[.$E$9])+[.D298]" office:value-type="float" office:value="878804.378776547" calcext:value-type="float">
            <text:p>878804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 [.C298]+(1/12)" office:value-type="float" office:value="55.5000000000007" calcext:value-type="float">
            <text:p>55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8]*[.$E$9])+[.D299]" office:value-type="float" office:value="882327.337141896" calcext:value-type="float">
            <text:p>882327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 [.C299]+(1/12)" office:value-type="float" office:value="55.583333333334" calcext:value-type="float">
            <text:p>55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299]*[.$E$9])+[.D300]" office:value-type="float" office:value="885860.409563903" calcext:value-type="float">
            <text:p>885860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 [.C300]+(1/12)" office:value-type="float" office:value="55.6666666666673" calcext:value-type="float">
            <text:p>55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0]*[.$E$9])+[.D301]" office:value-type="float" office:value="889403.625079001" calcext:value-type="float">
            <text:p>889403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 [.C301]+(1/12)" office:value-type="float" office:value="55.7500000000007" calcext:value-type="float">
            <text:p>55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1]*[.$E$9])+[.D302]" office:value-type="float" office:value="892957.012806982" calcext:value-type="float">
            <text:p>892957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 [.C302]+(1/12)" office:value-type="float" office:value="55.833333333334" calcext:value-type="float">
            <text:p>55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2]*[.$E$9])+[.D303]" office:value-type="float" office:value="896520.60195124" calcext:value-type="float">
            <text:p>896520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 [.C303]+(1/12)" office:value-type="float" office:value="55.9166666666673" calcext:value-type="float">
            <text:p>55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3]*[.$E$9])+[.D304]" office:value-type="float" office:value="900094.421799008" calcext:value-type="float">
            <text:p>900094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 [.C304]+(1/12)" office:value-type="float" office:value="56.0000000000007" calcext:value-type="float">
            <text:p>56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4]*[.$E$9])+[.D305]" office:value-type="float" office:value="903678.501721599" calcext:value-type="float">
            <text:p>903678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 [.C305]+(1/12)" office:value-type="float" office:value="56.083333333334" calcext:value-type="float">
            <text:p>56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5]*[.$E$9])+[.D306]" office:value-type="float" office:value="907272.871174648" calcext:value-type="float">
            <text:p>907272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 [.C306]+(1/12)" office:value-type="float" office:value="56.1666666666674" calcext:value-type="float">
            <text:p>56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6]*[.$E$9])+[.D307]" office:value-type="float" office:value="910877.559698356" calcext:value-type="float">
            <text:p>910877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 [.C307]+(1/12)" office:value-type="float" office:value="56.2500000000007" calcext:value-type="float">
            <text:p>56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7]*[.$E$9])+[.D308]" office:value-type="float" office:value="914492.59691773" calcext:value-type="float">
            <text:p>914492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 [.C308]+(1/12)" office:value-type="float" office:value="56.333333333334" calcext:value-type="float">
            <text:p>56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8]*[.$E$9])+[.D309]" office:value-type="float" office:value="918118.012542826" calcext:value-type="float">
            <text:p>918118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 [.C309]+(1/12)" office:value-type="float" office:value="56.4166666666674" calcext:value-type="float">
            <text:p>56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09]*[.$E$9])+[.D310]" office:value-type="float" office:value="921753.836368996" calcext:value-type="float">
            <text:p>921753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 [.C310]+(1/12)" office:value-type="float" office:value="56.5000000000007" calcext:value-type="float">
            <text:p>56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0]*[.$E$9])+[.D311]" office:value-type="float" office:value="925400.098277132" calcext:value-type="float">
            <text:p>925400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 [.C311]+(1/12)" office:value-type="float" office:value="56.583333333334" calcext:value-type="float">
            <text:p>56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1]*[.$E$9])+[.D312]" office:value-type="float" office:value="929056.82823391" calcext:value-type="float">
            <text:p>929056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 [.C312]+(1/12)" office:value-type="float" office:value="56.6666666666674" calcext:value-type="float">
            <text:p>56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2]*[.$E$9])+[.D313]" office:value-type="float" office:value="932724.056292036" calcext:value-type="float">
            <text:p>932724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 [.C313]+(1/12)" office:value-type="float" office:value="56.7500000000007" calcext:value-type="float">
            <text:p>56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3]*[.$E$9])+[.D314]" office:value-type="float" office:value="936401.812590496" calcext:value-type="float">
            <text:p>936401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 [.C314]+(1/12)" office:value-type="float" office:value="56.833333333334" calcext:value-type="float">
            <text:p>56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4]*[.$E$9])+[.D315]" office:value-type="float" office:value="940090.127354804" calcext:value-type="float">
            <text:p>940090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 [.C315]+(1/12)" office:value-type="float" office:value="56.9166666666674" calcext:value-type="float">
            <text:p>56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5]*[.$E$9])+[.D316]" office:value-type="float" office:value="943789.030897243" calcext:value-type="float">
            <text:p>943789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 [.C316]+(1/12)" office:value-type="float" office:value="57.0000000000007" calcext:value-type="float">
            <text:p>57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6]*[.$E$9])+[.D317]" office:value-type="float" office:value="947498.553617124" calcext:value-type="float">
            <text:p>947498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 [.C317]+(1/12)" office:value-type="float" office:value="57.0833333333341" calcext:value-type="float">
            <text:p>57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7]*[.$E$9])+[.D318]" office:value-type="float" office:value="951218.726001031" calcext:value-type="float">
            <text:p>951218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 [.C318]+(1/12)" office:value-type="float" office:value="57.1666666666674" calcext:value-type="float">
            <text:p>57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8]*[.$E$9])+[.D319]" office:value-type="float" office:value="954949.578623069" calcext:value-type="float">
            <text:p>954949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 [.C319]+(1/12)" office:value-type="float" office:value="57.2500000000007" calcext:value-type="float">
            <text:p>57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19]*[.$E$9])+[.D320]" office:value-type="float" office:value="958691.142145121" calcext:value-type="float">
            <text:p>958691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 [.C320]+(1/12)" office:value-type="float" office:value="57.3333333333341" calcext:value-type="float">
            <text:p>57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0]*[.$E$9])+[.D321]" office:value-type="float" office:value="962443.447317095" calcext:value-type="float">
            <text:p>962443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 [.C321]+(1/12)" office:value-type="float" office:value="57.4166666666674" calcext:value-type="float">
            <text:p>57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1]*[.$E$9])+[.D322]" office:value-type="float" office:value="966206.524977182" calcext:value-type="float">
            <text:p>966206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 [.C322]+(1/12)" office:value-type="float" office:value="57.5000000000007" calcext:value-type="float">
            <text:p>57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2]*[.$E$9])+[.D323]" office:value-type="float" office:value="969980.406052102" calcext:value-type="float">
            <text:p>969980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 [.C323]+(1/12)" office:value-type="float" office:value="57.5833333333341" calcext:value-type="float">
            <text:p>57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3]*[.$E$9])+[.D324]" office:value-type="float" office:value="973765.121557367" calcext:value-type="float">
            <text:p>973765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 [.C324]+(1/12)" office:value-type="float" office:value="57.6666666666674" calcext:value-type="float">
            <text:p>57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4]*[.$E$9])+[.D325]" office:value-type="float" office:value="977560.702597527" calcext:value-type="float">
            <text:p>977560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 [.C325]+(1/12)" office:value-type="float" office:value="57.7500000000007" calcext:value-type="float">
            <text:p>57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5]*[.$E$9])+[.D326]" office:value-type="float" office:value="981367.180366434" calcext:value-type="float">
            <text:p>981367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 [.C326]+(1/12)" office:value-type="float" office:value="57.8333333333341" calcext:value-type="float">
            <text:p>57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6]*[.$E$9])+[.D327]" office:value-type="float" office:value="985184.586147492" calcext:value-type="float">
            <text:p>985184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 [.C327]+(1/12)" office:value-type="float" office:value="57.9166666666674" calcext:value-type="float">
            <text:p>57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7]*[.$E$9])+[.D328]" office:value-type="float" office:value="989012.951313917" calcext:value-type="float">
            <text:p>989012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 [.C328]+(1/12)" office:value-type="float" office:value="58.0000000000007" calcext:value-type="float">
            <text:p>58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8]*[.$E$9])+[.D329]" office:value-type="float" office:value="992852.307328994" calcext:value-type="float">
            <text:p>992852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 [.C329]+(1/12)" office:value-type="float" office:value="58.0833333333341" calcext:value-type="float">
            <text:p>58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29]*[.$E$9])+[.D330]" office:value-type="float" office:value="996702.685746337" calcext:value-type="float">
            <text:p>996702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 [.C330]+(1/12)" office:value-type="float" office:value="58.1666666666674" calcext:value-type="float">
            <text:p>58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0]*[.$E$9])+[.D331]" office:value-type="float" office:value="1000564.11821015" calcext:value-type="float">
            <text:p>1000564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 [.C331]+(1/12)" office:value-type="float" office:value="58.2500000000008" calcext:value-type="float">
            <text:p>58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1]*[.$E$9])+[.D332]" office:value-type="float" office:value="1004436.63645547" calcext:value-type="float">
            <text:p>1004436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 [.C332]+(1/12)" office:value-type="float" office:value="58.3333333333341" calcext:value-type="float">
            <text:p>58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2]*[.$E$9])+[.D333]" office:value-type="float" office:value="1008320.27230846" calcext:value-type="float">
            <text:p>1008320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 [.C333]+(1/12)" office:value-type="float" office:value="58.4166666666674" calcext:value-type="float">
            <text:p>58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3]*[.$E$9])+[.D334]" office:value-type="float" office:value="1012215.05768665" calcext:value-type="float">
            <text:p>1012215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 [.C334]+(1/12)" office:value-type="float" office:value="58.5000000000008" calcext:value-type="float">
            <text:p>58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4]*[.$E$9])+[.D335]" office:value-type="float" office:value="1016121.0245992" calcext:value-type="float">
            <text:p>1016121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 [.C335]+(1/12)" office:value-type="float" office:value="58.5833333333341" calcext:value-type="float">
            <text:p>58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5]*[.$E$9])+[.D336]" office:value-type="float" office:value="1020038.20514714" calcext:value-type="float">
            <text:p>1020038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 [.C336]+(1/12)" office:value-type="float" office:value="58.6666666666674" calcext:value-type="float">
            <text:p>58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6]*[.$E$9])+[.D337]" office:value-type="float" office:value="1023966.63152371" calcext:value-type="float">
            <text:p>1023966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 [.C337]+(1/12)" office:value-type="float" office:value="58.7500000000008" calcext:value-type="float">
            <text:p>58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7]*[.$E$9])+[.D338]" office:value-type="float" office:value="1027906.33601453" calcext:value-type="float">
            <text:p>1027906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 [.C338]+(1/12)" office:value-type="float" office:value="58.8333333333341" calcext:value-type="float">
            <text:p>58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8]*[.$E$9])+[.D339]" office:value-type="float" office:value="1031857.35099792" calcext:value-type="float">
            <text:p>1031857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 [.C339]+(1/12)" office:value-type="float" office:value="58.9166666666674" calcext:value-type="float">
            <text:p>58,9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39]*[.$E$9])+[.D340]" office:value-type="float" office:value="1035819.70894517" calcext:value-type="float">
            <text:p>1035819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 [.C340]+(1/12)" office:value-type="float" office:value="59.0000000000008" calcext:value-type="float">
            <text:p>59,0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0]*[.$E$9])+[.D341]" office:value-type="float" office:value="1039793.44242078" calcext:value-type="float">
            <text:p>1039793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 [.C341]+(1/12)" office:value-type="float" office:value="59.0833333333341" calcext:value-type="float">
            <text:p>59,0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1]*[.$E$9])+[.D342]" office:value-type="float" office:value="1043778.58408273" calcext:value-type="float">
            <text:p>1043778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 [.C342]+(1/12)" office:value-type="float" office:value="59.1666666666674" calcext:value-type="float">
            <text:p>59,1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2]*[.$E$9])+[.D343]" office:value-type="float" office:value="1047775.16668277" calcext:value-type="float">
            <text:p>1047775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 [.C343]+(1/12)" office:value-type="float" office:value="59.2500000000008" calcext:value-type="float">
            <text:p>59,2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3]*[.$E$9])+[.D344]" office:value-type="float" office:value="1051783.22306668" calcext:value-type="float">
            <text:p>1051783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 [.C344]+(1/12)" office:value-type="float" office:value="59.3333333333341" calcext:value-type="float">
            <text:p>59,3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4]*[.$E$9])+[.D345]" office:value-type="float" office:value="1055802.78617453" calcext:value-type="float">
            <text:p>1055802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 [.C345]+(1/12)" office:value-type="float" office:value="59.4166666666674" calcext:value-type="float">
            <text:p>59,42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5]*[.$E$9])+[.D346]" office:value-type="float" office:value="1059833.88904096" calcext:value-type="float">
            <text:p>1059833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 [.C346]+(1/12)" office:value-type="float" office:value="59.5000000000008" calcext:value-type="float">
            <text:p>59,50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6]*[.$E$9])+[.D347]" office:value-type="float" office:value="1063876.56479544" calcext:value-type="float">
            <text:p>1063876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 [.C347]+(1/12)" office:value-type="float" office:value="59.5833333333341" calcext:value-type="float">
            <text:p>59,58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7]*[.$E$9])+[.D348]" office:value-type="float" office:value="1067930.84666257" calcext:value-type="float">
            <text:p>1067930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 [.C348]+(1/12)" office:value-type="float" office:value="59.6666666666675" calcext:value-type="float">
            <text:p>59,67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8]*[.$E$9])+[.D349]" office:value-type="float" office:value="1071996.76796231" calcext:value-type="float">
            <text:p>1071996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 [.C349]+(1/12)" office:value-type="float" office:value="59.7500000000008" calcext:value-type="float">
            <text:p>59,75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49]*[.$E$9])+[.D350]" office:value-type="float" office:value="1076074.36211031" calcext:value-type="float">
            <text:p>1076074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 [.C350]+(1/12)" office:value-type="float" office:value="59.8333333333341" calcext:value-type="float">
            <text:p>59,83</text:p>
          </table:table-cell>
          <table:table-cell table:formula="of:=[.$E$13]" office:value-type="float" office:value="1000" calcext:value-type="float">
            <text:p>1000</text:p>
          </table:table-cell>
          <table:table-cell table:formula="of:=([.E350]*[.$E$9])+[.D351]" office:value-type="float" office:value="1080163.66261812" calcext:value-type="float">
            <text:p>1080163,6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336" calcext:value-type="float">
            <text:p>336</text:p>
          </table:table-cell>
          <table:table-cell table:style-name="ce3" table:formula="of:= [.C351]+(1/12)" office:value-type="float" office:value="59.9166666666675" calcext:value-type="float">
            <text:p>59,92</text:p>
          </table:table-cell>
          <table:table-cell table:style-name="ce1" table:formula="of:=[.$E$13]" office:value-type="float" office:value="1000" calcext:value-type="float">
            <text:p>1000</text:p>
          </table:table-cell>
          <table:table-cell table:formula="of:=([.E351]*[.$E$9])+[.D352]" office:value-type="float" office:value="1084264.70309353" calcext:value-type="float">
            <text:p>1084264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 [.C352]+(1/12)" office:value-type="float" office:value="60.0000000000008" calcext:value-type="float">
            <text:p>6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2]*[.$E$9])+[.D353]" office:value-type="float" office:value="1079377.51724078" calcext:value-type="float">
            <text:p>1079377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 [.C353]+(1/12)" office:value-type="float" office:value="60.0833333333341" calcext:value-type="float">
            <text:p>60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3]*[.$E$9])+[.D354]" office:value-type="float" office:value="1074476.30077242" calcext:value-type="float">
            <text:p>1074476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 [.C354]+(1/12)" office:value-type="float" office:value="60.1666666666675" calcext:value-type="float">
            <text:p>60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4]*[.$E$9])+[.D355]" office:value-type="float" office:value="1069561.01340799" calcext:value-type="float">
            <text:p>1069561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 [.C355]+(1/12)" office:value-type="float" office:value="60.2500000000008" calcext:value-type="float">
            <text:p>60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5]*[.$E$9])+[.D356]" office:value-type="float" office:value="1064631.61475136" calcext:value-type="float">
            <text:p>1064631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 [.C356]+(1/12)" office:value-type="float" office:value="60.3333333333341" calcext:value-type="float">
            <text:p>60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6]*[.$E$9])+[.D357]" office:value-type="float" office:value="1059688.06429043" calcext:value-type="float">
            <text:p>1059688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 [.C357]+(1/12)" office:value-type="float" office:value="60.4166666666675" calcext:value-type="float">
            <text:p>60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7]*[.$E$9])+[.D358]" office:value-type="float" office:value="1054730.32139683" calcext:value-type="float">
            <text:p>1054730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 [.C358]+(1/12)" office:value-type="float" office:value="60.5000000000008" calcext:value-type="float">
            <text:p>60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8]*[.$E$9])+[.D359]" office:value-type="float" office:value="1049758.3453255" calcext:value-type="float">
            <text:p>1049758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 [.C359]+(1/12)" office:value-type="float" office:value="60.5833333333341" calcext:value-type="float">
            <text:p>60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59]*[.$E$9])+[.D360]" office:value-type="float" office:value="1044772.09521443" calcext:value-type="float">
            <text:p>1044772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 [.C360]+(1/12)" office:value-type="float" office:value="60.6666666666675" calcext:value-type="float">
            <text:p>60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0]*[.$E$9])+[.D361]" office:value-type="float" office:value="1039771.53008431" calcext:value-type="float">
            <text:p>1039771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 [.C361]+(1/12)" office:value-type="float" office:value="60.7500000000008" calcext:value-type="float">
            <text:p>60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1]*[.$E$9])+[.D362]" office:value-type="float" office:value="1034756.60883816" calcext:value-type="float">
            <text:p>1034756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 [.C362]+(1/12)" office:value-type="float" office:value="60.8333333333342" calcext:value-type="float">
            <text:p>60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2]*[.$E$9])+[.D363]" office:value-type="float" office:value="1029727.29026103" calcext:value-type="float">
            <text:p>1029727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 [.C363]+(1/12)" office:value-type="float" office:value="60.9166666666675" calcext:value-type="float">
            <text:p>60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3]*[.$E$9])+[.D364]" office:value-type="float" office:value="1024683.53301964" calcext:value-type="float">
            <text:p>1024683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 [.C364]+(1/12)" office:value-type="float" office:value="61.0000000000008" calcext:value-type="float">
            <text:p>61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4]*[.$E$9])+[.D365]" office:value-type="float" office:value="1019625.29566204" calcext:value-type="float">
            <text:p>1019625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 [.C365]+(1/12)" office:value-type="float" office:value="61.0833333333342" calcext:value-type="float">
            <text:p>61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5]*[.$E$9])+[.D366]" office:value-type="float" office:value="1014552.5366173" calcext:value-type="float">
            <text:p>1014552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 [.C366]+(1/12)" office:value-type="float" office:value="61.1666666666675" calcext:value-type="float">
            <text:p>61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6]*[.$E$9])+[.D367]" office:value-type="float" office:value="1009465.21419511" calcext:value-type="float">
            <text:p>1009465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 [.C367]+(1/12)" office:value-type="float" office:value="61.2500000000008" calcext:value-type="float">
            <text:p>61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7]*[.$E$9])+[.D368]" office:value-type="float" office:value="1004363.28658549" calcext:value-type="float">
            <text:p>1004363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 [.C368]+(1/12)" office:value-type="float" office:value="61.3333333333342" calcext:value-type="float">
            <text:p>61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8]*[.$E$9])+[.D369]" office:value-type="float" office:value="999246.71185844" calcext:value-type="float">
            <text:p>999246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 [.C369]+(1/12)" office:value-type="float" office:value="61.4166666666675" calcext:value-type="float">
            <text:p>61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69]*[.$E$9])+[.D370]" office:value-type="float" office:value="994115.447963556" calcext:value-type="float">
            <text:p>994115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 [.C370]+(1/12)" office:value-type="float" office:value="61.5000000000008" calcext:value-type="float">
            <text:p>61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0]*[.$E$9])+[.D371]" office:value-type="float" office:value="988969.452729728" calcext:value-type="float">
            <text:p>988969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 [.C371]+(1/12)" office:value-type="float" office:value="61.5833333333342" calcext:value-type="float">
            <text:p>61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1]*[.$E$9])+[.D372]" office:value-type="float" office:value="983808.683864776" calcext:value-type="float">
            <text:p>983808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 [.C372]+(1/12)" office:value-type="float" office:value="61.6666666666675" calcext:value-type="float">
            <text:p>61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2]*[.$E$9])+[.D373]" office:value-type="float" office:value="978633.0989551" calcext:value-type="float">
            <text:p>978633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 [.C373]+(1/12)" office:value-type="float" office:value="61.7500000000008" calcext:value-type="float">
            <text:p>61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3]*[.$E$9])+[.D374]" office:value-type="float" office:value="973442.655465336" calcext:value-type="float">
            <text:p>973442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 [.C374]+(1/12)" office:value-type="float" office:value="61.8333333333342" calcext:value-type="float">
            <text:p>61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4]*[.$E$9])+[.D375]" office:value-type="float" office:value="968237.310738006" calcext:value-type="float">
            <text:p>968237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 [.C375]+(1/12)" office:value-type="float" office:value="61.9166666666675" calcext:value-type="float">
            <text:p>61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5]*[.$E$9])+[.D376]" office:value-type="float" office:value="963017.021993166" calcext:value-type="float">
            <text:p>963017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 [.C376]+(1/12)" office:value-type="float" office:value="62.0000000000009" calcext:value-type="float">
            <text:p>62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6]*[.$E$9])+[.D377]" office:value-type="float" office:value="957781.746328055" calcext:value-type="float">
            <text:p>957781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 [.C377]+(1/12)" office:value-type="float" office:value="62.0833333333342" calcext:value-type="float">
            <text:p>62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7]*[.$E$9])+[.D378]" office:value-type="float" office:value="952531.440716744" calcext:value-type="float">
            <text:p>952531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 [.C378]+(1/12)" office:value-type="float" office:value="62.1666666666675" calcext:value-type="float">
            <text:p>62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8]*[.$E$9])+[.D379]" office:value-type="float" office:value="947266.062009778" calcext:value-type="float">
            <text:p>947266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 [.C379]+(1/12)" office:value-type="float" office:value="62.2500000000009" calcext:value-type="float">
            <text:p>62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79]*[.$E$9])+[.D380]" office:value-type="float" office:value="941985.566933826" calcext:value-type="float">
            <text:p>941985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 [.C380]+(1/12)" office:value-type="float" office:value="62.3333333333342" calcext:value-type="float">
            <text:p>62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0]*[.$E$9])+[.D381]" office:value-type="float" office:value="936689.912091325" calcext:value-type="float">
            <text:p>936689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 [.C381]+(1/12)" office:value-type="float" office:value="62.4166666666675" calcext:value-type="float">
            <text:p>62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1]*[.$E$9])+[.D382]" office:value-type="float" office:value="931379.05396012" calcext:value-type="float">
            <text:p>931379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 [.C382]+(1/12)" office:value-type="float" office:value="62.5000000000009" calcext:value-type="float">
            <text:p>62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2]*[.$E$9])+[.D383]" office:value-type="float" office:value="926052.948893109" calcext:value-type="float">
            <text:p>926052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 [.C383]+(1/12)" office:value-type="float" office:value="62.5833333333342" calcext:value-type="float">
            <text:p>62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3]*[.$E$9])+[.D384]" office:value-type="float" office:value="920711.553117884" calcext:value-type="float">
            <text:p>920711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 [.C384]+(1/12)" office:value-type="float" office:value="62.6666666666675" calcext:value-type="float">
            <text:p>62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4]*[.$E$9])+[.D385]" office:value-type="float" office:value="915354.822736369" calcext:value-type="float">
            <text:p>915354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 [.C385]+(1/12)" office:value-type="float" office:value="62.7500000000009" calcext:value-type="float">
            <text:p>62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5]*[.$E$9])+[.D386]" office:value-type="float" office:value="909982.713724463" calcext:value-type="float">
            <text:p>909982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 [.C386]+(1/12)" office:value-type="float" office:value="62.8333333333342" calcext:value-type="float">
            <text:p>62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6]*[.$E$9])+[.D387]" office:value-type="float" office:value="904595.181931677" calcext:value-type="float">
            <text:p>904595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 [.C387]+(1/12)" office:value-type="float" office:value="62.9166666666676" calcext:value-type="float">
            <text:p>62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7]*[.$E$9])+[.D388]" office:value-type="float" office:value="899192.183080767" calcext:value-type="float">
            <text:p>899192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 [.C388]+(1/12)" office:value-type="float" office:value="63.0000000000009" calcext:value-type="float">
            <text:p>63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8]*[.$E$9])+[.D389]" office:value-type="float" office:value="893773.672767378" calcext:value-type="float">
            <text:p>893773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 [.C389]+(1/12)" office:value-type="float" office:value="63.0833333333342" calcext:value-type="float">
            <text:p>63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89]*[.$E$9])+[.D390]" office:value-type="float" office:value="888339.60645967" calcext:value-type="float">
            <text:p>888339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 [.C390]+(1/12)" office:value-type="float" office:value="63.1666666666676" calcext:value-type="float">
            <text:p>63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0]*[.$E$9])+[.D391]" office:value-type="float" office:value="882889.93949796" calcext:value-type="float">
            <text:p>882889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 [.C391]+(1/12)" office:value-type="float" office:value="63.2500000000009" calcext:value-type="float">
            <text:p>63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1]*[.$E$9])+[.D392]" office:value-type="float" office:value="877424.62709435" calcext:value-type="float">
            <text:p>877424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 [.C392]+(1/12)" office:value-type="float" office:value="63.3333333333342" calcext:value-type="float">
            <text:p>63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2]*[.$E$9])+[.D393]" office:value-type="float" office:value="871943.624332362" calcext:value-type="float">
            <text:p>871943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 [.C393]+(1/12)" office:value-type="float" office:value="63.4166666666676" calcext:value-type="float">
            <text:p>63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3]*[.$E$9])+[.D394]" office:value-type="float" office:value="866446.886166565" calcext:value-type="float">
            <text:p>866446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 [.C394]+(1/12)" office:value-type="float" office:value="63.5000000000009" calcext:value-type="float">
            <text:p>63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4]*[.$E$9])+[.D395]" office:value-type="float" office:value="860934.367422208" calcext:value-type="float">
            <text:p>860934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 [.C395]+(1/12)" office:value-type="float" office:value="63.5833333333342" calcext:value-type="float">
            <text:p>63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5]*[.$E$9])+[.D396]" office:value-type="float" office:value="855406.02279485" calcext:value-type="float">
            <text:p>855406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 [.C396]+(1/12)" office:value-type="float" office:value="63.6666666666676" calcext:value-type="float">
            <text:p>63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6]*[.$E$9])+[.D397]" office:value-type="float" office:value="849861.806849982" calcext:value-type="float">
            <text:p>849861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 [.C397]+(1/12)" office:value-type="float" office:value="63.7500000000009" calcext:value-type="float">
            <text:p>63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7]*[.$E$9])+[.D398]" office:value-type="float" office:value="844301.67402266" calcext:value-type="float">
            <text:p>844301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 [.C398]+(1/12)" office:value-type="float" office:value="63.8333333333342" calcext:value-type="float">
            <text:p>63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8]*[.$E$9])+[.D399]" office:value-type="float" office:value="838725.578617126" calcext:value-type="float">
            <text:p>838725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 [.C399]+(1/12)" office:value-type="float" office:value="63.9166666666676" calcext:value-type="float">
            <text:p>63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399]*[.$E$9])+[.D400]" office:value-type="float" office:value="833133.474806434" calcext:value-type="float">
            <text:p>833133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 [.C400]+(1/12)" office:value-type="float" office:value="64.0000000000009" calcext:value-type="float">
            <text:p>64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0]*[.$E$9])+[.D401]" office:value-type="float" office:value="827525.316632076" calcext:value-type="float">
            <text:p>827525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 [.C401]+(1/12)" office:value-type="float" office:value="64.0833333333342" calcext:value-type="float">
            <text:p>64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1]*[.$E$9])+[.D402]" office:value-type="float" office:value="821901.058003599" calcext:value-type="float">
            <text:p>821901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 [.C402]+(1/12)" office:value-type="float" office:value="64.1666666666676" calcext:value-type="float">
            <text:p>64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2]*[.$E$9])+[.D403]" office:value-type="float" office:value="816260.652698229" calcext:value-type="float">
            <text:p>816260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 [.C403]+(1/12)" office:value-type="float" office:value="64.2500000000009" calcext:value-type="float">
            <text:p>64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3]*[.$E$9])+[.D404]" office:value-type="float" office:value="810604.054360493" calcext:value-type="float">
            <text:p>810604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 [.C404]+(1/12)" office:value-type="float" office:value="64.3333333333342" calcext:value-type="float">
            <text:p>64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4]*[.$E$9])+[.D405]" office:value-type="float" office:value="804931.216501835" calcext:value-type="float">
            <text:p>804931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 [.C405]+(1/12)" office:value-type="float" office:value="64.4166666666676" calcext:value-type="float">
            <text:p>64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5]*[.$E$9])+[.D406]" office:value-type="float" office:value="799242.092500235" calcext:value-type="float">
            <text:p>799242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 [.C406]+(1/12)" office:value-type="float" office:value="64.5000000000009" calcext:value-type="float">
            <text:p>64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6]*[.$E$9])+[.D407]" office:value-type="float" office:value="793536.635599826" calcext:value-type="float">
            <text:p>793536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 [.C407]+(1/12)" office:value-type="float" office:value="64.5833333333342" calcext:value-type="float">
            <text:p>64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7]*[.$E$9])+[.D408]" office:value-type="float" office:value="787814.79891051" calcext:value-type="float">
            <text:p>787814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 [.C408]+(1/12)" office:value-type="float" office:value="64.6666666666675" calcext:value-type="float">
            <text:p>64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8]*[.$E$9])+[.D409]" office:value-type="float" office:value="782076.535407571" calcext:value-type="float">
            <text:p>78207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 [.C409]+(1/12)" office:value-type="float" office:value="64.7500000000009" calcext:value-type="float">
            <text:p>64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09]*[.$E$9])+[.D410]" office:value-type="float" office:value="776321.797931293" calcext:value-type="float">
            <text:p>776321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 [.C410]+(1/12)" office:value-type="float" office:value="64.8333333333342" calcext:value-type="float">
            <text:p>64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0]*[.$E$9])+[.D411]" office:value-type="float" office:value="770550.539186565" calcext:value-type="float">
            <text:p>770550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 [.C411]+(1/12)" office:value-type="float" office:value="64.9166666666675" calcext:value-type="float">
            <text:p>64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1]*[.$E$9])+[.D412]" office:value-type="float" office:value="764762.7117425" calcext:value-type="float">
            <text:p>764762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 [.C412]+(1/12)" office:value-type="float" office:value="65.0000000000009" calcext:value-type="float">
            <text:p>65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2]*[.$E$9])+[.D413]" office:value-type="float" office:value="758958.268032039" calcext:value-type="float">
            <text:p>758958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 [.C413]+(1/12)" office:value-type="float" office:value="65.0833333333342" calcext:value-type="float">
            <text:p>65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3]*[.$E$9])+[.D414]" office:value-type="float" office:value="753137.160351564" calcext:value-type="float">
            <text:p>753137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 [.C414]+(1/12)" office:value-type="float" office:value="65.1666666666675" calcext:value-type="float">
            <text:p>65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4]*[.$E$9])+[.D415]" office:value-type="float" office:value="747299.340860507" calcext:value-type="float">
            <text:p>747299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 [.C415]+(1/12)" office:value-type="float" office:value="65.2500000000008" calcext:value-type="float">
            <text:p>65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5]*[.$E$9])+[.D416]" office:value-type="float" office:value="741444.76158095" calcext:value-type="float">
            <text:p>741444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 [.C416]+(1/12)" office:value-type="float" office:value="65.3333333333342" calcext:value-type="float">
            <text:p>65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6]*[.$E$9])+[.D417]" office:value-type="float" office:value="735573.374397239" calcext:value-type="float">
            <text:p>735573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 [.C417]+(1/12)" office:value-type="float" office:value="65.4166666666675" calcext:value-type="float">
            <text:p>65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7]*[.$E$9])+[.D418]" office:value-type="float" office:value="729685.131055583" calcext:value-type="float">
            <text:p>729685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 [.C418]+(1/12)" office:value-type="float" office:value="65.5000000000008" calcext:value-type="float">
            <text:p>65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8]*[.$E$9])+[.D419]" office:value-type="float" office:value="723779.98316366" calcext:value-type="float">
            <text:p>723779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 [.C419]+(1/12)" office:value-type="float" office:value="65.5833333333342" calcext:value-type="float">
            <text:p>65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19]*[.$E$9])+[.D420]" office:value-type="float" office:value="717857.882190217" calcext:value-type="float">
            <text:p>717857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 [.C420]+(1/12)" office:value-type="float" office:value="65.6666666666675" calcext:value-type="float">
            <text:p>65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0]*[.$E$9])+[.D421]" office:value-type="float" office:value="711918.779464677" calcext:value-type="float">
            <text:p>711918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 [.C421]+(1/12)" office:value-type="float" office:value="65.7500000000008" calcext:value-type="float">
            <text:p>65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1]*[.$E$9])+[.D422]" office:value-type="float" office:value="705962.626176728" calcext:value-type="float">
            <text:p>705962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 [.C422]+(1/12)" office:value-type="float" office:value="65.8333333333341" calcext:value-type="float">
            <text:p>65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2]*[.$E$9])+[.D423]" office:value-type="float" office:value="699989.373375935" calcext:value-type="float">
            <text:p>699989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 [.C423]+(1/12)" office:value-type="float" office:value="65.9166666666675" calcext:value-type="float">
            <text:p>65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3]*[.$E$9])+[.D424]" office:value-type="float" office:value="693998.971971327" calcext:value-type="float">
            <text:p>693998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 [.C424]+(1/12)" office:value-type="float" office:value="66.0000000000008" calcext:value-type="float">
            <text:p>66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4]*[.$E$9])+[.D425]" office:value-type="float" office:value="687991.372731" calcext:value-type="float">
            <text:p>687991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 [.C425]+(1/12)" office:value-type="float" office:value="66.0833333333341" calcext:value-type="float">
            <text:p>66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5]*[.$E$9])+[.D426]" office:value-type="float" office:value="681966.526281709" calcext:value-type="float">
            <text:p>681966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 [.C426]+(1/12)" office:value-type="float" office:value="66.1666666666675" calcext:value-type="float">
            <text:p>66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6]*[.$E$9])+[.D427]" office:value-type="float" office:value="675924.383108465" calcext:value-type="float">
            <text:p>675924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 [.C427]+(1/12)" office:value-type="float" office:value="66.2500000000008" calcext:value-type="float">
            <text:p>66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7]*[.$E$9])+[.D428]" office:value-type="float" office:value="669864.893554124" calcext:value-type="float">
            <text:p>669864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 [.C428]+(1/12)" office:value-type="float" office:value="66.3333333333341" calcext:value-type="float">
            <text:p>66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8]*[.$E$9])+[.D429]" office:value-type="float" office:value="663788.007818982" calcext:value-type="float">
            <text:p>663788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 [.C429]+(1/12)" office:value-type="float" office:value="66.4166666666674" calcext:value-type="float">
            <text:p>66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29]*[.$E$9])+[.D430]" office:value-type="float" office:value="657693.675960369" calcext:value-type="float">
            <text:p>657693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 [.C430]+(1/12)" office:value-type="float" office:value="66.5000000000008" calcext:value-type="float">
            <text:p>66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0]*[.$E$9])+[.D431]" office:value-type="float" office:value="651581.847892228" calcext:value-type="float">
            <text:p>651581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 [.C431]+(1/12)" office:value-type="float" office:value="66.5833333333341" calcext:value-type="float">
            <text:p>66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1]*[.$E$9])+[.D432]" office:value-type="float" office:value="645452.473384715" calcext:value-type="float">
            <text:p>645452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 [.C432]+(1/12)" office:value-type="float" office:value="66.6666666666674" calcext:value-type="float">
            <text:p>66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2]*[.$E$9])+[.D433]" office:value-type="float" office:value="639305.50206378" calcext:value-type="float">
            <text:p>639305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 [.C433]+(1/12)" office:value-type="float" office:value="66.7500000000008" calcext:value-type="float">
            <text:p>66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3]*[.$E$9])+[.D434]" office:value-type="float" office:value="633140.883410754" calcext:value-type="float">
            <text:p>633140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 [.C434]+(1/12)" office:value-type="float" office:value="66.8333333333341" calcext:value-type="float">
            <text:p>66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4]*[.$E$9])+[.D435]" office:value-type="float" office:value="626958.566761933" calcext:value-type="float">
            <text:p>626958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 [.C435]+(1/12)" office:value-type="float" office:value="66.9166666666674" calcext:value-type="float">
            <text:p>66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5]*[.$E$9])+[.D436]" office:value-type="float" office:value="620758.501308164" calcext:value-type="float">
            <text:p>620758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 [.C436]+(1/12)" office:value-type="float" office:value="67.0000000000007" calcext:value-type="float">
            <text:p>67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6]*[.$E$9])+[.D437]" office:value-type="float" office:value="614540.636094425" calcext:value-type="float">
            <text:p>614540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 [.C437]+(1/12)" office:value-type="float" office:value="67.0833333333341" calcext:value-type="float">
            <text:p>67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7]*[.$E$9])+[.D438]" office:value-type="float" office:value="608304.92001941" calcext:value-type="float">
            <text:p>608304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 [.C438]+(1/12)" office:value-type="float" office:value="67.1666666666674" calcext:value-type="float">
            <text:p>67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8]*[.$E$9])+[.D439]" office:value-type="float" office:value="602051.301835101" calcext:value-type="float">
            <text:p>602051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 [.C439]+(1/12)" office:value-type="float" office:value="67.2500000000007" calcext:value-type="float">
            <text:p>67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39]*[.$E$9])+[.D440]" office:value-type="float" office:value="595779.730146358" calcext:value-type="float">
            <text:p>595779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 [.C440]+(1/12)" office:value-type="float" office:value="67.3333333333341" calcext:value-type="float">
            <text:p>67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0]*[.$E$9])+[.D441]" office:value-type="float" office:value="589490.153410487" calcext:value-type="float">
            <text:p>589490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 [.C441]+(1/12)" office:value-type="float" office:value="67.4166666666674" calcext:value-type="float">
            <text:p>67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1]*[.$E$9])+[.D442]" office:value-type="float" office:value="583182.519936821" calcext:value-type="float">
            <text:p>583182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 [.C442]+(1/12)" office:value-type="float" office:value="67.5000000000007" calcext:value-type="float">
            <text:p>67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2]*[.$E$9])+[.D443]" office:value-type="float" office:value="576856.777886296" calcext:value-type="float">
            <text:p>576856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 [.C443]+(1/12)" office:value-type="float" office:value="67.583333333334" calcext:value-type="float">
            <text:p>67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3]*[.$E$9])+[.D444]" office:value-type="float" office:value="570512.87527102" calcext:value-type="float">
            <text:p>570512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 [.C444]+(1/12)" office:value-type="float" office:value="67.6666666666674" calcext:value-type="float">
            <text:p>67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4]*[.$E$9])+[.D445]" office:value-type="float" office:value="564150.759953853" calcext:value-type="float">
            <text:p>564150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 [.C445]+(1/12)" office:value-type="float" office:value="67.7500000000007" calcext:value-type="float">
            <text:p>67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5]*[.$E$9])+[.D446]" office:value-type="float" office:value="557770.37964797" calcext:value-type="float">
            <text:p>557770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 [.C446]+(1/12)" office:value-type="float" office:value="67.833333333334" calcext:value-type="float">
            <text:p>67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6]*[.$E$9])+[.D447]" office:value-type="float" office:value="551371.681916441" calcext:value-type="float">
            <text:p>551371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 [.C447]+(1/12)" office:value-type="float" office:value="67.9166666666674" calcext:value-type="float">
            <text:p>67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7]*[.$E$9])+[.D448]" office:value-type="float" office:value="544954.61417179" calcext:value-type="float">
            <text:p>544954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 [.C448]+(1/12)" office:value-type="float" office:value="68.0000000000007" calcext:value-type="float">
            <text:p>68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8]*[.$E$9])+[.D449]" office:value-type="float" office:value="538519.12367557" calcext:value-type="float">
            <text:p>538519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 [.C449]+(1/12)" office:value-type="float" office:value="68.083333333334" calcext:value-type="float">
            <text:p>68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49]*[.$E$9])+[.D450]" office:value-type="float" office:value="532065.157537929" calcext:value-type="float">
            <text:p>532065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 [.C450]+(1/12)" office:value-type="float" office:value="68.1666666666673" calcext:value-type="float">
            <text:p>68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0]*[.$E$9])+[.D451]" office:value-type="float" office:value="525592.66271717" calcext:value-type="float">
            <text:p>525592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 [.C451]+(1/12)" office:value-type="float" office:value="68.2500000000007" calcext:value-type="float">
            <text:p>68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1]*[.$E$9])+[.D452]" office:value-type="float" office:value="519101.58601932" calcext:value-type="float">
            <text:p>519101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 [.C452]+(1/12)" office:value-type="float" office:value="68.333333333334" calcext:value-type="float">
            <text:p>68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2]*[.$E$9])+[.D453]" office:value-type="float" office:value="512591.874097694" calcext:value-type="float">
            <text:p>512591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 [.C453]+(1/12)" office:value-type="float" office:value="68.4166666666673" calcext:value-type="float">
            <text:p>68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3]*[.$E$9])+[.D454]" office:value-type="float" office:value="506063.47345245" calcext:value-type="float">
            <text:p>506063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 [.C454]+(1/12)" office:value-type="float" office:value="68.5000000000007" calcext:value-type="float">
            <text:p>68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4]*[.$E$9])+[.D455]" office:value-type="float" office:value="499516.330430156" calcext:value-type="float">
            <text:p>499516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 [.C455]+(1/12)" office:value-type="float" office:value="68.583333333334" calcext:value-type="float">
            <text:p>68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5]*[.$E$9])+[.D456]" office:value-type="float" office:value="492950.391223346" calcext:value-type="float">
            <text:p>492950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 [.C456]+(1/12)" office:value-type="float" office:value="68.6666666666673" calcext:value-type="float">
            <text:p>68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6]*[.$E$9])+[.D457]" office:value-type="float" office:value="486365.601870078" calcext:value-type="float">
            <text:p>486365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 [.C457]+(1/12)" office:value-type="float" office:value="68.7500000000006" calcext:value-type="float">
            <text:p>68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7]*[.$E$9])+[.D458]" office:value-type="float" office:value="479761.908253489" calcext:value-type="float">
            <text:p>479761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 [.C458]+(1/12)" office:value-type="float" office:value="68.833333333334" calcext:value-type="float">
            <text:p>68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8]*[.$E$9])+[.D459]" office:value-type="float" office:value="473139.256101356" calcext:value-type="float">
            <text:p>473139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 [.C459]+(1/12)" office:value-type="float" office:value="68.9166666666673" calcext:value-type="float">
            <text:p>68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59]*[.$E$9])+[.D460]" office:value-type="float" office:value="466497.590985642" calcext:value-type="float">
            <text:p>466497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 [.C460]+(1/12)" office:value-type="float" office:value="69.0000000000006" calcext:value-type="float">
            <text:p>69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0]*[.$E$9])+[.D461]" office:value-type="float" office:value="459836.858322055" calcext:value-type="float">
            <text:p>459836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 [.C461]+(1/12)" office:value-type="float" office:value="69.083333333334" calcext:value-type="float">
            <text:p>69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1]*[.$E$9])+[.D462]" office:value-type="float" office:value="453157.003369596" calcext:value-type="float">
            <text:p>453157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 [.C462]+(1/12)" office:value-type="float" office:value="69.1666666666673" calcext:value-type="float">
            <text:p>69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2]*[.$E$9])+[.D463]" office:value-type="float" office:value="446457.971230111" calcext:value-type="float">
            <text:p>446457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 [.C463]+(1/12)" office:value-type="float" office:value="69.2500000000006" calcext:value-type="float">
            <text:p>69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3]*[.$E$9])+[.D464]" office:value-type="float" office:value="439739.706847837" calcext:value-type="float">
            <text:p>439739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 [.C464]+(1/12)" office:value-type="float" office:value="69.3333333333339" calcext:value-type="float">
            <text:p>69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4]*[.$E$9])+[.D465]" office:value-type="float" office:value="433002.155008953" calcext:value-type="float">
            <text:p>433002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 [.C465]+(1/12)" office:value-type="float" office:value="69.4166666666673" calcext:value-type="float">
            <text:p>69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5]*[.$E$9])+[.D466]" office:value-type="float" office:value="426245.260341126" calcext:value-type="float">
            <text:p>426245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 [.C466]+(1/12)" office:value-type="float" office:value="69.5000000000006" calcext:value-type="float">
            <text:p>69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6]*[.$E$9])+[.D467]" office:value-type="float" office:value="419468.967313052" calcext:value-type="float">
            <text:p>419468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 [.C467]+(1/12)" office:value-type="float" office:value="69.5833333333339" calcext:value-type="float">
            <text:p>69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7]*[.$E$9])+[.D468]" office:value-type="float" office:value="412673.220234003" calcext:value-type="float">
            <text:p>412673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 [.C468]+(1/12)" office:value-type="float" office:value="69.6666666666673" calcext:value-type="float">
            <text:p>69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8]*[.$E$9])+[.D469]" office:value-type="float" office:value="405857.96325337" calcext:value-type="float">
            <text:p>405857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 [.C469]+(1/12)" office:value-type="float" office:value="69.7500000000006" calcext:value-type="float">
            <text:p>69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69]*[.$E$9])+[.D470]" office:value-type="float" office:value="399023.140360201" calcext:value-type="float">
            <text:p>399023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 [.C470]+(1/12)" office:value-type="float" office:value="69.8333333333339" calcext:value-type="float">
            <text:p>69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0]*[.$E$9])+[.D471]" office:value-type="float" office:value="392168.695382743" calcext:value-type="float">
            <text:p>392168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 [.C471]+(1/12)" office:value-type="float" office:value="69.9166666666672" calcext:value-type="float">
            <text:p>69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1]*[.$E$9])+[.D472]" office:value-type="float" office:value="385294.57198798" calcext:value-type="float">
            <text:p>385294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 [.C472]+(1/12)" office:value-type="float" office:value="70.0000000000006" calcext:value-type="float">
            <text:p>7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2]*[.$E$9])+[.D473]" office:value-type="float" office:value="378400.713681167" calcext:value-type="float">
            <text:p>378400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 [.C473]+(1/12)" office:value-type="float" office:value="70.0833333333339" calcext:value-type="float">
            <text:p>70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3]*[.$E$9])+[.D474]" office:value-type="float" office:value="371487.063805372" calcext:value-type="float">
            <text:p>371487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 [.C474]+(1/12)" office:value-type="float" office:value="70.1666666666672" calcext:value-type="float">
            <text:p>70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4]*[.$E$9])+[.D475]" office:value-type="float" office:value="364553.565541004" calcext:value-type="float">
            <text:p>364553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 [.C475]+(1/12)" office:value-type="float" office:value="70.2500000000006" calcext:value-type="float">
            <text:p>70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5]*[.$E$9])+[.D476]" office:value-type="float" office:value="357600.161905351" calcext:value-type="float">
            <text:p>357600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 [.C476]+(1/12)" office:value-type="float" office:value="70.3333333333339" calcext:value-type="float">
            <text:p>70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6]*[.$E$9])+[.D477]" office:value-type="float" office:value="350626.795752107" calcext:value-type="float">
            <text:p>350626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 [.C477]+(1/12)" office:value-type="float" office:value="70.4166666666672" calcext:value-type="float">
            <text:p>70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7]*[.$E$9])+[.D478]" office:value-type="float" office:value="343633.409770905" calcext:value-type="float">
            <text:p>343633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 [.C478]+(1/12)" office:value-type="float" office:value="70.5000000000005" calcext:value-type="float">
            <text:p>70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8]*[.$E$9])+[.D479]" office:value-type="float" office:value="336619.946486849" calcext:value-type="float">
            <text:p>336619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 [.C479]+(1/12)" office:value-type="float" office:value="70.5833333333339" calcext:value-type="float">
            <text:p>70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79]*[.$E$9])+[.D480]" office:value-type="float" office:value="329586.348260033" calcext:value-type="float">
            <text:p>329586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 [.C480]+(1/12)" office:value-type="float" office:value="70.6666666666672" calcext:value-type="float">
            <text:p>70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0]*[.$E$9])+[.D481]" office:value-type="float" office:value="322532.557285078" calcext:value-type="float">
            <text:p>322532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 [.C481]+(1/12)" office:value-type="float" office:value="70.7500000000005" calcext:value-type="float">
            <text:p>70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1]*[.$E$9])+[.D482]" office:value-type="float" office:value="315458.515590648" calcext:value-type="float">
            <text:p>315458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 [.C482]+(1/12)" office:value-type="float" office:value="70.8333333333339" calcext:value-type="float">
            <text:p>70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2]*[.$E$9])+[.D483]" office:value-type="float" office:value="308364.165038979" calcext:value-type="float">
            <text:p>308364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 [.C483]+(1/12)" office:value-type="float" office:value="70.9166666666672" calcext:value-type="float">
            <text:p>70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3]*[.$E$9])+[.D484]" office:value-type="float" office:value="301249.447325399" calcext:value-type="float">
            <text:p>301249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 [.C484]+(1/12)" office:value-type="float" office:value="71.0000000000005" calcext:value-type="float">
            <text:p>71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4]*[.$E$9])+[.D485]" office:value-type="float" office:value="294114.303977848" calcext:value-type="float">
            <text:p>294114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 [.C485]+(1/12)" office:value-type="float" office:value="71.0833333333338" calcext:value-type="float">
            <text:p>71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5]*[.$E$9])+[.D486]" office:value-type="float" office:value="286958.6763564" calcext:value-type="float">
            <text:p>286958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 [.C486]+(1/12)" office:value-type="float" office:value="71.1666666666672" calcext:value-type="float">
            <text:p>71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6]*[.$E$9])+[.D487]" office:value-type="float" office:value="279782.50565278" calcext:value-type="float">
            <text:p>279782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 [.C487]+(1/12)" office:value-type="float" office:value="71.2500000000005" calcext:value-type="float">
            <text:p>71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7]*[.$E$9])+[.D488]" office:value-type="float" office:value="272585.732889878" calcext:value-type="float">
            <text:p>272585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 [.C488]+(1/12)" office:value-type="float" office:value="71.3333333333338" calcext:value-type="float">
            <text:p>71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8]*[.$E$9])+[.D489]" office:value-type="float" office:value="265368.29892127" calcext:value-type="float">
            <text:p>265368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 [.C489]+(1/12)" office:value-type="float" office:value="71.4166666666672" calcext:value-type="float">
            <text:p>71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89]*[.$E$9])+[.D490]" office:value-type="float" office:value="258130.144430727" calcext:value-type="float">
            <text:p>258130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 [.C490]+(1/12)" office:value-type="float" office:value="71.5000000000005" calcext:value-type="float">
            <text:p>71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0]*[.$E$9])+[.D491]" office:value-type="float" office:value="250871.209931728" calcext:value-type="float">
            <text:p>250871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 [.C491]+(1/12)" office:value-type="float" office:value="71.5833333333338" calcext:value-type="float">
            <text:p>71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1]*[.$E$9])+[.D492]" office:value-type="float" office:value="243591.435766975" calcext:value-type="float">
            <text:p>243591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 [.C492]+(1/12)" office:value-type="float" office:value="71.6666666666671" calcext:value-type="float">
            <text:p>71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2]*[.$E$9])+[.D493]" office:value-type="float" office:value="236290.762107896" calcext:value-type="float">
            <text:p>236290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 [.C493]+(1/12)" office:value-type="float" office:value="71.7500000000005" calcext:value-type="float">
            <text:p>71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3]*[.$E$9])+[.D494]" office:value-type="float" office:value="228969.128954161" calcext:value-type="float">
            <text:p>228969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 [.C494]+(1/12)" office:value-type="float" office:value="71.8333333333338" calcext:value-type="float">
            <text:p>71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4]*[.$E$9])+[.D495]" office:value-type="float" office:value="221626.476133184" calcext:value-type="float">
            <text:p>221626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 [.C495]+(1/12)" office:value-type="float" office:value="71.9166666666671" calcext:value-type="float">
            <text:p>71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5]*[.$E$9])+[.D496]" office:value-type="float" office:value="214262.743299628" calcext:value-type="float">
            <text:p>214262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 [.C496]+(1/12)" office:value-type="float" office:value="72.0000000000005" calcext:value-type="float">
            <text:p>72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6]*[.$E$9])+[.D497]" office:value-type="float" office:value="206877.869934913" calcext:value-type="float">
            <text:p>206877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 [.C497]+(1/12)" office:value-type="float" office:value="72.0833333333338" calcext:value-type="float">
            <text:p>72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7]*[.$E$9])+[.D498]" office:value-type="float" office:value="199471.795346714" calcext:value-type="float">
            <text:p>199471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 [.C498]+(1/12)" office:value-type="float" office:value="72.1666666666671" calcext:value-type="float">
            <text:p>72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8]*[.$E$9])+[.D499]" office:value-type="float" office:value="192044.458668467" calcext:value-type="float">
            <text:p>192044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 [.C499]+(1/12)" office:value-type="float" office:value="72.2500000000004" calcext:value-type="float">
            <text:p>72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499]*[.$E$9])+[.D500]" office:value-type="float" office:value="184595.798858864" calcext:value-type="float">
            <text:p>184595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 [.C500]+(1/12)" office:value-type="float" office:value="72.3333333333338" calcext:value-type="float">
            <text:p>72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0]*[.$E$9])+[.D501]" office:value-type="float" office:value="177125.754701355" calcext:value-type="float">
            <text:p>177125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 [.C501]+(1/12)" office:value-type="float" office:value="72.4166666666671" calcext:value-type="float">
            <text:p>72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1]*[.$E$9])+[.D502]" office:value-type="float" office:value="169634.264803643" calcext:value-type="float">
            <text:p>169634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 [.C502]+(1/12)" office:value-type="float" office:value="72.5000000000004" calcext:value-type="float">
            <text:p>72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2]*[.$E$9])+[.D503]" office:value-type="float" office:value="162121.267597179" calcext:value-type="float">
            <text:p>162121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 [.C503]+(1/12)" office:value-type="float" office:value="72.5833333333338" calcext:value-type="float">
            <text:p>72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3]*[.$E$9])+[.D504]" office:value-type="float" office:value="154586.701336659" calcext:value-type="float">
            <text:p>154586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 [.C504]+(1/12)" office:value-type="float" office:value="72.6666666666671" calcext:value-type="float">
            <text:p>72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4]*[.$E$9])+[.D505]" office:value-type="float" office:value="147030.504099512" calcext:value-type="float">
            <text:p>147030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 [.C505]+(1/12)" office:value-type="float" office:value="72.7500000000004" calcext:value-type="float">
            <text:p>72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5]*[.$E$9])+[.D506]" office:value-type="float" office:value="139452.613785397" calcext:value-type="float">
            <text:p>139452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 [.C506]+(1/12)" office:value-type="float" office:value="72.8333333333337" calcext:value-type="float">
            <text:p>72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6]*[.$E$9])+[.D507]" office:value-type="float" office:value="131852.968115685" calcext:value-type="float">
            <text:p>131852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 [.C507]+(1/12)" office:value-type="float" office:value="72.9166666666671" calcext:value-type="float">
            <text:p>72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7]*[.$E$9])+[.D508]" office:value-type="float" office:value="124231.504632955" calcext:value-type="float">
            <text:p>124231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 [.C508]+(1/12)" office:value-type="float" office:value="73.0000000000004" calcext:value-type="float">
            <text:p>73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8]*[.$E$9])+[.D509]" office:value-type="float" office:value="116588.160700475" calcext:value-type="float">
            <text:p>116588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 [.C509]+(1/12)" office:value-type="float" office:value="73.0833333333337" calcext:value-type="float">
            <text:p>73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09]*[.$E$9])+[.D510]" office:value-type="float" office:value="108922.873501689" calcext:value-type="float">
            <text:p>108922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 [.C510]+(1/12)" office:value-type="float" office:value="73.1666666666671" calcext:value-type="float">
            <text:p>73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0]*[.$E$9])+[.D511]" office:value-type="float" office:value="101235.580039703" calcext:value-type="float">
            <text:p>101235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 [.C511]+(1/12)" office:value-type="float" office:value="73.2500000000004" calcext:value-type="float">
            <text:p>73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1]*[.$E$9])+[.D512]" office:value-type="float" office:value="93526.2171367643" calcext:value-type="float">
            <text:p>93526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 [.C512]+(1/12)" office:value-type="float" office:value="73.3333333333337" calcext:value-type="float">
            <text:p>73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2]*[.$E$9])+[.D513]" office:value-type="float" office:value="85794.7214337423" calcext:value-type="float">
            <text:p>85794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 [.C513]+(1/12)" office:value-type="float" office:value="73.416666666667" calcext:value-type="float">
            <text:p>73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3]*[.$E$9])+[.D514]" office:value-type="float" office:value="78041.02938961" calcext:value-type="float">
            <text:p>78041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 [.C514]+(1/12)" office:value-type="float" office:value="73.5000000000004" calcext:value-type="float">
            <text:p>73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4]*[.$E$9])+[.D515]" office:value-type="float" office:value="70265.07728092" calcext:value-type="float">
            <text:p>70265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 [.C515]+(1/12)" office:value-type="float" office:value="73.5833333333337" calcext:value-type="float">
            <text:p>73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5]*[.$E$9])+[.D516]" office:value-type="float" office:value="62466.8012012816" calcext:value-type="float">
            <text:p>62466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 [.C516]+(1/12)" office:value-type="float" office:value="73.666666666667" calcext:value-type="float">
            <text:p>73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6]*[.$E$9])+[.D517]" office:value-type="float" office:value="54646.1370608352" calcext:value-type="float">
            <text:p>54646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 [.C517]+(1/12)" office:value-type="float" office:value="73.7500000000004" calcext:value-type="float">
            <text:p>73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7]*[.$E$9])+[.D518]" office:value-type="float" office:value="46803.0205857257" calcext:value-type="float">
            <text:p>46803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 [.C518]+(1/12)" office:value-type="float" office:value="73.8333333333337" calcext:value-type="float">
            <text:p>73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8]*[.$E$9])+[.D519]" office:value-type="float" office:value="38937.3873175741" calcext:value-type="float">
            <text:p>38937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 [.C519]+(1/12)" office:value-type="float" office:value="73.916666666667" calcext:value-type="float">
            <text:p>73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19]*[.$E$9])+[.D520]" office:value-type="float" office:value="31049.1726129483" calcext:value-type="float">
            <text:p>31049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 [.C520]+(1/12)" office:value-type="float" office:value="74.0000000000003" calcext:value-type="float">
            <text:p>74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0]*[.$E$9])+[.D521]" office:value-type="float" office:value="23138.3116428312" calcext:value-type="float">
            <text:p>23138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 [.C521]+(1/12)" office:value-type="float" office:value="74.0833333333337" calcext:value-type="float">
            <text:p>74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1]*[.$E$9])+[.D522]" office:value-type="float" office:value="15204.7393920882" calcext:value-type="float">
            <text:p>15204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 [.C522]+(1/12)" office:value-type="float" office:value="74.166666666667" calcext:value-type="float">
            <text:p>74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2]*[.$E$9])+[.D523]" office:value-type="float" office:value="7248.39065893288" calcext:value-type="float">
            <text:p>7248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 [.C523]+(1/12)" office:value-type="float" office:value="74.2500000000003" calcext:value-type="float">
            <text:p>74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3]*[.$E$9])+[.D524]" office:value-type="float" office:value="-730.799945609025" calcext:value-type="float">
            <text:p>-730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 [.C524]+(1/12)" office:value-type="float" office:value="74.3333333333337" calcext:value-type="float">
            <text:p>74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4]*[.$E$9])+[.D525]" office:value-type="float" office:value="-8732.89799823677" calcext:value-type="float">
            <text:p>-8732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 [.C525]+(1/12)" office:value-type="float" office:value="74.416666666667" calcext:value-type="float">
            <text:p>74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5]*[.$E$9])+[.D526]" office:value-type="float" office:value="-16757.9692639137" calcext:value-type="float">
            <text:p>-16757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 [.C526]+(1/12)" office:value-type="float" office:value="74.5000000000003" calcext:value-type="float">
            <text:p>74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6]*[.$E$9])+[.D527]" office:value-type="float" office:value="-24806.0796964078" calcext:value-type="float">
            <text:p>-24806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 [.C527]+(1/12)" office:value-type="float" office:value="74.5833333333336" calcext:value-type="float">
            <text:p>74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7]*[.$E$9])+[.D528]" office:value-type="float" office:value="-32877.2954388336" calcext:value-type="float">
            <text:p>-32877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 [.C528]+(1/12)" office:value-type="float" office:value="74.666666666667" calcext:value-type="float">
            <text:p>74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8]*[.$E$9])+[.D529]" office:value-type="float" office:value="-40971.6828241956" calcext:value-type="float">
            <text:p>-40971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 [.C529]+(1/12)" office:value-type="float" office:value="74.7500000000003" calcext:value-type="float">
            <text:p>74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29]*[.$E$9])+[.D530]" office:value-type="float" office:value="-49089.308375934" calcext:value-type="float">
            <text:p>-49089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 [.C530]+(1/12)" office:value-type="float" office:value="74.8333333333336" calcext:value-type="float">
            <text:p>74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0]*[.$E$9])+[.D531]" office:value-type="float" office:value="-57230.2388084708" calcext:value-type="float">
            <text:p>-57230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 [.C531]+(1/12)" office:value-type="float" office:value="74.916666666667" calcext:value-type="float">
            <text:p>74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1]*[.$E$9])+[.D532]" office:value-type="float" office:value="-65394.5410277585" calcext:value-type="float">
            <text:p>-65394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 [.C532]+(1/12)" office:value-type="float" office:value="75.0000000000003" calcext:value-type="float">
            <text:p>75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2]*[.$E$9])+[.D533]" office:value-type="float" office:value="-73582.2821318297" calcext:value-type="float">
            <text:p>-73582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 [.C533]+(1/12)" office:value-type="float" office:value="75.0833333333336" calcext:value-type="float">
            <text:p>75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3]*[.$E$9])+[.D534]" office:value-type="float" office:value="-81793.5294113487" calcext:value-type="float">
            <text:p>-81793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 [.C534]+(1/12)" office:value-type="float" office:value="75.1666666666669" calcext:value-type="float">
            <text:p>75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4]*[.$E$9])+[.D535]" office:value-type="float" office:value="-90028.3503501646" calcext:value-type="float">
            <text:p>-90028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 [.C535]+(1/12)" office:value-type="float" office:value="75.2500000000003" calcext:value-type="float">
            <text:p>75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5]*[.$E$9])+[.D536]" office:value-type="float" office:value="-98286.8126258654" calcext:value-type="float">
            <text:p>-98286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 [.C536]+(1/12)" office:value-type="float" office:value="75.3333333333336" calcext:value-type="float">
            <text:p>75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6]*[.$E$9])+[.D537]" office:value-type="float" office:value="-106568.984110335" calcext:value-type="float">
            <text:p>-106568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 [.C537]+(1/12)" office:value-type="float" office:value="75.4166666666669" calcext:value-type="float">
            <text:p>75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7]*[.$E$9])+[.D538]" office:value-type="float" office:value="-114874.932870311" calcext:value-type="float">
            <text:p>-114874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 [.C538]+(1/12)" office:value-type="float" office:value="75.5000000000003" calcext:value-type="float">
            <text:p>75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8]*[.$E$9])+[.D539]" office:value-type="float" office:value="-123204.727167942" calcext:value-type="float">
            <text:p>-123204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 [.C539]+(1/12)" office:value-type="float" office:value="75.5833333333336" calcext:value-type="float">
            <text:p>75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39]*[.$E$9])+[.D540]" office:value-type="float" office:value="-131558.435461353" calcext:value-type="float">
            <text:p>-131558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 [.C540]+(1/12)" office:value-type="float" office:value="75.6666666666669" calcext:value-type="float">
            <text:p>75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0]*[.$E$9])+[.D541]" office:value-type="float" office:value="-139936.126405203" calcext:value-type="float">
            <text:p>-139936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 [.C541]+(1/12)" office:value-type="float" office:value="75.7500000000002" calcext:value-type="float">
            <text:p>75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1]*[.$E$9])+[.D542]" office:value-type="float" office:value="-148337.868851252" calcext:value-type="float">
            <text:p>-148337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 [.C542]+(1/12)" office:value-type="float" office:value="75.8333333333336" calcext:value-type="float">
            <text:p>75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2]*[.$E$9])+[.D543]" office:value-type="float" office:value="-156763.731848927" calcext:value-type="float">
            <text:p>-156763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 [.C543]+(1/12)" office:value-type="float" office:value="75.9166666666669" calcext:value-type="float">
            <text:p>75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3]*[.$E$9])+[.D544]" office:value-type="float" office:value="-165213.78464589" calcext:value-type="float">
            <text:p>-165213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 [.C544]+(1/12)" office:value-type="float" office:value="76.0000000000002" calcext:value-type="float">
            <text:p>76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4]*[.$E$9])+[.D545]" office:value-type="float" office:value="-173688.096688604" calcext:value-type="float">
            <text:p>-173688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 [.C545]+(1/12)" office:value-type="float" office:value="76.0833333333336" calcext:value-type="float">
            <text:p>76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5]*[.$E$9])+[.D546]" office:value-type="float" office:value="-182186.737622906" calcext:value-type="float">
            <text:p>-182186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 [.C546]+(1/12)" office:value-type="float" office:value="76.1666666666669" calcext:value-type="float">
            <text:p>76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6]*[.$E$9])+[.D547]" office:value-type="float" office:value="-190709.77729458" calcext:value-type="float">
            <text:p>-190709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 [.C547]+(1/12)" office:value-type="float" office:value="76.2500000000002" calcext:value-type="float">
            <text:p>76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7]*[.$E$9])+[.D548]" office:value-type="float" office:value="-199257.285749931" calcext:value-type="float">
            <text:p>-199257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 [.C548]+(1/12)" office:value-type="float" office:value="76.3333333333335" calcext:value-type="float">
            <text:p>76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8]*[.$E$9])+[.D549]" office:value-type="float" office:value="-207829.333236357" calcext:value-type="float">
            <text:p>-207829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 [.C549]+(1/12)" office:value-type="float" office:value="76.4166666666669" calcext:value-type="float">
            <text:p>76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49]*[.$E$9])+[.D550]" office:value-type="float" office:value="-216425.990202932" calcext:value-type="float">
            <text:p>-216425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 [.C550]+(1/12)" office:value-type="float" office:value="76.5000000000002" calcext:value-type="float">
            <text:p>76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0]*[.$E$9])+[.D551]" office:value-type="float" office:value="-225047.32730098" calcext:value-type="float">
            <text:p>-225047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 [.C551]+(1/12)" office:value-type="float" office:value="76.5833333333335" calcext:value-type="float">
            <text:p>76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1]*[.$E$9])+[.D552]" office:value-type="float" office:value="-233693.41538466" calcext:value-type="float">
            <text:p>-233693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 [.C552]+(1/12)" office:value-type="float" office:value="76.6666666666669" calcext:value-type="float">
            <text:p>76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2]*[.$E$9])+[.D553]" office:value-type="float" office:value="-242364.325511545" calcext:value-type="float">
            <text:p>-242364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 [.C553]+(1/12)" office:value-type="float" office:value="76.7500000000002" calcext:value-type="float">
            <text:p>76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3]*[.$E$9])+[.D554]" office:value-type="float" office:value="-251060.128943206" calcext:value-type="float">
            <text:p>-251060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 [.C554]+(1/12)" office:value-type="float" office:value="76.8333333333335" calcext:value-type="float">
            <text:p>76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4]*[.$E$9])+[.D555]" office:value-type="float" office:value="-259780.8971458" calcext:value-type="float">
            <text:p>-259780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 [.C555]+(1/12)" office:value-type="float" office:value="76.9166666666668" calcext:value-type="float">
            <text:p>76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5]*[.$E$9])+[.D556]" office:value-type="float" office:value="-268526.701790656" calcext:value-type="float">
            <text:p>-268526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 [.C556]+(1/12)" office:value-type="float" office:value="77.0000000000002" calcext:value-type="float">
            <text:p>77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6]*[.$E$9])+[.D557]" office:value-type="float" office:value="-277297.614754865" calcext:value-type="float">
            <text:p>-277297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 [.C557]+(1/12)" office:value-type="float" office:value="77.0833333333335" calcext:value-type="float">
            <text:p>77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7]*[.$E$9])+[.D558]" office:value-type="float" office:value="-286093.708121868" calcext:value-type="float">
            <text:p>-286093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 [.C558]+(1/12)" office:value-type="float" office:value="77.1666666666668" calcext:value-type="float">
            <text:p>77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8]*[.$E$9])+[.D559]" office:value-type="float" office:value="-294915.054182051" calcext:value-type="float">
            <text:p>-294915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 [.C559]+(1/12)" office:value-type="float" office:value="77.2500000000002" calcext:value-type="float">
            <text:p>77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59]*[.$E$9])+[.D560]" office:value-type="float" office:value="-303761.725433338" calcext:value-type="float">
            <text:p>-303761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 [.C560]+(1/12)" office:value-type="float" office:value="77.3333333333335" calcext:value-type="float">
            <text:p>77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0]*[.$E$9])+[.D561]" office:value-type="float" office:value="-312633.79458179" calcext:value-type="float">
            <text:p>-312633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 [.C561]+(1/12)" office:value-type="float" office:value="77.4166666666668" calcext:value-type="float">
            <text:p>77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1]*[.$E$9])+[.D562]" office:value-type="float" office:value="-321531.334542194" calcext:value-type="float">
            <text:p>-321531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 [.C562]+(1/12)" office:value-type="float" office:value="77.5000000000001" calcext:value-type="float">
            <text:p>77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2]*[.$E$9])+[.D563]" office:value-type="float" office:value="-330454.418438675" calcext:value-type="float">
            <text:p>-330454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 [.C563]+(1/12)" office:value-type="float" office:value="77.5833333333335" calcext:value-type="float">
            <text:p>77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3]*[.$E$9])+[.D564]" office:value-type="float" office:value="-339403.119605284" calcext:value-type="float">
            <text:p>-339403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 [.C564]+(1/12)" office:value-type="float" office:value="77.6666666666668" calcext:value-type="float">
            <text:p>77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4]*[.$E$9])+[.D565]" office:value-type="float" office:value="-348377.511586609" calcext:value-type="float">
            <text:p>-348377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 [.C565]+(1/12)" office:value-type="float" office:value="77.7500000000001" calcext:value-type="float">
            <text:p>77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5]*[.$E$9])+[.D566]" office:value-type="float" office:value="-357377.668138378" calcext:value-type="float">
            <text:p>-357377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 [.C566]+(1/12)" office:value-type="float" office:value="77.8333333333335" calcext:value-type="float">
            <text:p>77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6]*[.$E$9])+[.D567]" office:value-type="float" office:value="-366403.663228063" calcext:value-type="float">
            <text:p>-366403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 [.C567]+(1/12)" office:value-type="float" office:value="77.9166666666668" calcext:value-type="float">
            <text:p>77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7]*[.$E$9])+[.D568]" office:value-type="float" office:value="-375455.57103549" calcext:value-type="float">
            <text:p>-375455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 [.C568]+(1/12)" office:value-type="float" office:value="78.0000000000001" calcext:value-type="float">
            <text:p>78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8]*[.$E$9])+[.D569]" office:value-type="float" office:value="-384533.465953446" calcext:value-type="float">
            <text:p>-384533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 [.C569]+(1/12)" office:value-type="float" office:value="78.0833333333334" calcext:value-type="float">
            <text:p>78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69]*[.$E$9])+[.D570]" office:value-type="float" office:value="-393637.422588293" calcext:value-type="float">
            <text:p>-393637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 [.C570]+(1/12)" office:value-type="float" office:value="78.1666666666668" calcext:value-type="float">
            <text:p>78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0]*[.$E$9])+[.D571]" office:value-type="float" office:value="-402767.515760583" calcext:value-type="float">
            <text:p>-402767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 [.C571]+(1/12)" office:value-type="float" office:value="78.2500000000001" calcext:value-type="float">
            <text:p>78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1]*[.$E$9])+[.D572]" office:value-type="float" office:value="-411923.820505666" calcext:value-type="float">
            <text:p>-411923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 [.C572]+(1/12)" office:value-type="float" office:value="78.3333333333334" calcext:value-type="float">
            <text:p>78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2]*[.$E$9])+[.D573]" office:value-type="float" office:value="-421106.412074312" calcext:value-type="float">
            <text:p>-421106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 [.C573]+(1/12)" office:value-type="float" office:value="78.4166666666668" calcext:value-type="float">
            <text:p>78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3]*[.$E$9])+[.D574]" office:value-type="float" office:value="-430315.365933332" calcext:value-type="float">
            <text:p>-430315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 [.C574]+(1/12)" office:value-type="float" office:value="78.5000000000001" calcext:value-type="float">
            <text:p>78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4]*[.$E$9])+[.D575]" office:value-type="float" office:value="-439550.757766189" calcext:value-type="float">
            <text:p>-439550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 [.C575]+(1/12)" office:value-type="float" office:value="78.5833333333334" calcext:value-type="float">
            <text:p>78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5]*[.$E$9])+[.D576]" office:value-type="float" office:value="-448812.663473629" calcext:value-type="float">
            <text:p>-448812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 [.C576]+(1/12)" office:value-type="float" office:value="78.6666666666667" calcext:value-type="float">
            <text:p>78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6]*[.$E$9])+[.D577]" office:value-type="float" office:value="-458101.1591743" calcext:value-type="float">
            <text:p>-458101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 [.C577]+(1/12)" office:value-type="float" office:value="78.7500000000001" calcext:value-type="float">
            <text:p>78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7]*[.$E$9])+[.D578]" office:value-type="float" office:value="-467416.321205381" calcext:value-type="float">
            <text:p>-467416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 [.C578]+(1/12)" office:value-type="float" office:value="78.8333333333334" calcext:value-type="float">
            <text:p>78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8]*[.$E$9])+[.D579]" office:value-type="float" office:value="-476758.226123205" calcext:value-type="float">
            <text:p>-476758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 [.C579]+(1/12)" office:value-type="float" office:value="78.9166666666667" calcext:value-type="float">
            <text:p>78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79]*[.$E$9])+[.D580]" office:value-type="float" office:value="-486126.950703892" calcext:value-type="float">
            <text:p>-486126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 [.C580]+(1/12)" office:value-type="float" office:value="79.0000000000001" calcext:value-type="float">
            <text:p>79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0]*[.$E$9])+[.D581]" office:value-type="float" office:value="-495522.571943976" calcext:value-type="float">
            <text:p>-495522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 [.C581]+(1/12)" office:value-type="float" office:value="79.0833333333334" calcext:value-type="float">
            <text:p>79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1]*[.$E$9])+[.D582]" office:value-type="float" office:value="-504945.167061044" calcext:value-type="float">
            <text:p>-504945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 [.C582]+(1/12)" office:value-type="float" office:value="79.1666666666667" calcext:value-type="float">
            <text:p>79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2]*[.$E$9])+[.D583]" office:value-type="float" office:value="-514394.813494363" calcext:value-type="float">
            <text:p>-514394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 [.C583]+(1/12)" office:value-type="float" office:value="79.25" calcext:value-type="float">
            <text:p>79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3]*[.$E$9])+[.D584]" office:value-type="float" office:value="-523871.588905524" calcext:value-type="float">
            <text:p>-523871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 [.C584]+(1/12)" office:value-type="float" office:value="79.3333333333334" calcext:value-type="float">
            <text:p>79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4]*[.$E$9])+[.D585]" office:value-type="float" office:value="-533375.571179073" calcext:value-type="float">
            <text:p>-533375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 [.C585]+(1/12)" office:value-type="float" office:value="79.4166666666667" calcext:value-type="float">
            <text:p>79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5]*[.$E$9])+[.D586]" office:value-type="float" office:value="-542906.838423158" calcext:value-type="float">
            <text:p>-542906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 [.C586]+(1/12)" office:value-type="float" office:value="79.5" calcext:value-type="float">
            <text:p>79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6]*[.$E$9])+[.D587]" office:value-type="float" office:value="-552465.468970165" calcext:value-type="float">
            <text:p>-552465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 [.C587]+(1/12)" office:value-type="float" office:value="79.5833333333334" calcext:value-type="float">
            <text:p>79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7]*[.$E$9])+[.D588]" office:value-type="float" office:value="-562051.541377366" calcext:value-type="float">
            <text:p>-562051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 [.C588]+(1/12)" office:value-type="float" office:value="79.6666666666667" calcext:value-type="float">
            <text:p>79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8]*[.$E$9])+[.D589]" office:value-type="float" office:value="-571665.134427561" calcext:value-type="float">
            <text:p>-571665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 [.C589]+(1/12)" office:value-type="float" office:value="79.75" calcext:value-type="float">
            <text:p>79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89]*[.$E$9])+[.D590]" office:value-type="float" office:value="-581306.32712973" calcext:value-type="float">
            <text:p>-581306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 [.C590]+(1/12)" office:value-type="float" office:value="79.8333333333333" calcext:value-type="float">
            <text:p>79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0]*[.$E$9])+[.D591]" office:value-type="float" office:value="-590975.198719678" calcext:value-type="float">
            <text:p>-590975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 [.C591]+(1/12)" office:value-type="float" office:value="79.9166666666667" calcext:value-type="float">
            <text:p>79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1]*[.$E$9])+[.D592]" office:value-type="float" office:value="-600671.828660688" calcext:value-type="float">
            <text:p>-600671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 [.C592]+(1/12)" office:value-type="float" office:value="80" calcext:value-type="float">
            <text:p>8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2]*[.$E$9])+[.D593]" office:value-type="float" office:value="-610396.296644175" calcext:value-type="float">
            <text:p>-610396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 [.C593]+(1/12)" office:value-type="float" office:value="80.0833333333333" calcext:value-type="float">
            <text:p>80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3]*[.$E$9])+[.D594]" office:value-type="float" office:value="-620148.68259034" calcext:value-type="float">
            <text:p>-620148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 [.C594]+(1/12)" office:value-type="float" office:value="80.1666666666667" calcext:value-type="float">
            <text:p>80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4]*[.$E$9])+[.D595]" office:value-type="float" office:value="-629929.066648826" calcext:value-type="float">
            <text:p>-629929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 [.C595]+(1/12)" office:value-type="float" office:value="80.25" calcext:value-type="float">
            <text:p>80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5]*[.$E$9])+[.D596]" office:value-type="float" office:value="-639737.529199377" calcext:value-type="float">
            <text:p>-639737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 [.C596]+(1/12)" office:value-type="float" office:value="80.3333333333333" calcext:value-type="float">
            <text:p>80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6]*[.$E$9])+[.D597]" office:value-type="float" office:value="-649574.150852501" calcext:value-type="float">
            <text:p>-649574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 [.C597]+(1/12)" office:value-type="float" office:value="80.4166666666666" calcext:value-type="float">
            <text:p>80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7]*[.$E$9])+[.D598]" office:value-type="float" office:value="-659439.012450129" calcext:value-type="float">
            <text:p>-659439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 [.C598]+(1/12)" office:value-type="float" office:value="80.5" calcext:value-type="float">
            <text:p>80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8]*[.$E$9])+[.D599]" office:value-type="float" office:value="-669332.195066281" calcext:value-type="float">
            <text:p>-669332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 [.C599]+(1/12)" office:value-type="float" office:value="80.5833333333333" calcext:value-type="float">
            <text:p>80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599]*[.$E$9])+[.D600]" office:value-type="float" office:value="-679253.780007733" calcext:value-type="float">
            <text:p>-679253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 [.C600]+(1/12)" office:value-type="float" office:value="80.6666666666666" calcext:value-type="float">
            <text:p>80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0]*[.$E$9])+[.D601]" office:value-type="float" office:value="-689203.848814686" calcext:value-type="float">
            <text:p>-689203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 [.C601]+(1/12)" office:value-type="float" office:value="80.75" calcext:value-type="float">
            <text:p>80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1]*[.$E$9])+[.D602]" office:value-type="float" office:value="-699182.48326143" calcext:value-type="float">
            <text:p>-69918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 [.C602]+(1/12)" office:value-type="float" office:value="80.8333333333333" calcext:value-type="float">
            <text:p>80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2]*[.$E$9])+[.D603]" office:value-type="float" office:value="-709189.765357027" calcext:value-type="float">
            <text:p>-709189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 [.C603]+(1/12)" office:value-type="float" office:value="80.9166666666666" calcext:value-type="float">
            <text:p>80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3]*[.$E$9])+[.D604]" office:value-type="float" office:value="-719225.777345972" calcext:value-type="float">
            <text:p>-719225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 [.C604]+(1/12)" office:value-type="float" office:value="80.9999999999999" calcext:value-type="float">
            <text:p>81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4]*[.$E$9])+[.D605]" office:value-type="float" office:value="-729290.601708882" calcext:value-type="float">
            <text:p>-729290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 [.C605]+(1/12)" office:value-type="float" office:value="81.0833333333333" calcext:value-type="float">
            <text:p>81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5]*[.$E$9])+[.D606]" office:value-type="float" office:value="-739384.321163162" calcext:value-type="float">
            <text:p>-739384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 [.C606]+(1/12)" office:value-type="float" office:value="81.1666666666666" calcext:value-type="float">
            <text:p>81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6]*[.$E$9])+[.D607]" office:value-type="float" office:value="-749507.018663695" calcext:value-type="float">
            <text:p>-749507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 [.C607]+(1/12)" office:value-type="float" office:value="81.2499999999999" calcext:value-type="float">
            <text:p>81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7]*[.$E$9])+[.D608]" office:value-type="float" office:value="-759658.777403516" calcext:value-type="float">
            <text:p>-759658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 [.C608]+(1/12)" office:value-type="float" office:value="81.3333333333333" calcext:value-type="float">
            <text:p>81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8]*[.$E$9])+[.D609]" office:value-type="float" office:value="-769839.680814499" calcext:value-type="float">
            <text:p>-769839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 [.C609]+(1/12)" office:value-type="float" office:value="81.4166666666666" calcext:value-type="float">
            <text:p>81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09]*[.$E$9])+[.D610]" office:value-type="float" office:value="-780049.812568043" calcext:value-type="float">
            <text:p>-780049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 [.C610]+(1/12)" office:value-type="float" office:value="81.4999999999999" calcext:value-type="float">
            <text:p>81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0]*[.$E$9])+[.D611]" office:value-type="float" office:value="-790289.256575761" calcext:value-type="float">
            <text:p>-790289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 [.C611]+(1/12)" office:value-type="float" office:value="81.5833333333332" calcext:value-type="float">
            <text:p>81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1]*[.$E$9])+[.D612]" office:value-type="float" office:value="-800558.096990164" calcext:value-type="float">
            <text:p>-800558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 [.C612]+(1/12)" office:value-type="float" office:value="81.6666666666666" calcext:value-type="float">
            <text:p>81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2]*[.$E$9])+[.D613]" office:value-type="float" office:value="-810856.41820536" calcext:value-type="float">
            <text:p>-810856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 [.C613]+(1/12)" office:value-type="float" office:value="81.7499999999999" calcext:value-type="float">
            <text:p>81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3]*[.$E$9])+[.D614]" office:value-type="float" office:value="-821184.304857741" calcext:value-type="float">
            <text:p>-821184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 [.C614]+(1/12)" office:value-type="float" office:value="81.8333333333332" calcext:value-type="float">
            <text:p>81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4]*[.$E$9])+[.D615]" office:value-type="float" office:value="-831541.841826683" calcext:value-type="float">
            <text:p>-831541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 [.C615]+(1/12)" office:value-type="float" office:value="81.9166666666666" calcext:value-type="float">
            <text:p>81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5]*[.$E$9])+[.D616]" office:value-type="float" office:value="-841929.114235241" calcext:value-type="float">
            <text:p>-841929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 [.C616]+(1/12)" office:value-type="float" office:value="81.9999999999999" calcext:value-type="float">
            <text:p>82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6]*[.$E$9])+[.D617]" office:value-type="float" office:value="-852346.207450853" calcext:value-type="float">
            <text:p>-852346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 [.C617]+(1/12)" office:value-type="float" office:value="82.0833333333332" calcext:value-type="float">
            <text:p>82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7]*[.$E$9])+[.D618]" office:value-type="float" office:value="-862793.207086033" calcext:value-type="float">
            <text:p>-862793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 [.C618]+(1/12)" office:value-type="float" office:value="82.1666666666665" calcext:value-type="float">
            <text:p>82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8]*[.$E$9])+[.D619]" office:value-type="float" office:value="-873270.198999084" calcext:value-type="float">
            <text:p>-873270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 [.C619]+(1/12)" office:value-type="float" office:value="82.2499999999999" calcext:value-type="float">
            <text:p>82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19]*[.$E$9])+[.D620]" office:value-type="float" office:value="-883777.269294799" calcext:value-type="float">
            <text:p>-883777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 [.C620]+(1/12)" office:value-type="float" office:value="82.3333333333332" calcext:value-type="float">
            <text:p>82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0]*[.$E$9])+[.D621]" office:value-type="float" office:value="-894314.504325166" calcext:value-type="float">
            <text:p>-894314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 [.C621]+(1/12)" office:value-type="float" office:value="82.4166666666665" calcext:value-type="float">
            <text:p>82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1]*[.$E$9])+[.D622]" office:value-type="float" office:value="-904881.990690085" calcext:value-type="float">
            <text:p>-904881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 [.C622]+(1/12)" office:value-type="float" office:value="82.4999999999999" calcext:value-type="float">
            <text:p>82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2]*[.$E$9])+[.D623]" office:value-type="float" office:value="-915479.815238073" calcext:value-type="float">
            <text:p>-915479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 [.C623]+(1/12)" office:value-type="float" office:value="82.5833333333332" calcext:value-type="float">
            <text:p>82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3]*[.$E$9])+[.D624]" office:value-type="float" office:value="-926108.06506698" calcext:value-type="float">
            <text:p>-926108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 [.C624]+(1/12)" office:value-type="float" office:value="82.6666666666665" calcext:value-type="float">
            <text:p>82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4]*[.$E$9])+[.D625]" office:value-type="float" office:value="-936766.827524708" calcext:value-type="float">
            <text:p>-936766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 [.C625]+(1/12)" office:value-type="float" office:value="82.7499999999998" calcext:value-type="float">
            <text:p>82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5]*[.$E$9])+[.D626]" office:value-type="float" office:value="-947456.190209922" calcext:value-type="float">
            <text:p>-947456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 [.C626]+(1/12)" office:value-type="float" office:value="82.8333333333332" calcext:value-type="float">
            <text:p>82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6]*[.$E$9])+[.D627]" office:value-type="float" office:value="-958176.240972777" calcext:value-type="float">
            <text:p>-958176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 [.C627]+(1/12)" office:value-type="float" office:value="82.9166666666665" calcext:value-type="float">
            <text:p>82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7]*[.$E$9])+[.D628]" office:value-type="float" office:value="-968927.067915635" calcext:value-type="float">
            <text:p>-968927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 [.C628]+(1/12)" office:value-type="float" office:value="82.9999999999998" calcext:value-type="float">
            <text:p>83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8]*[.$E$9])+[.D629]" office:value-type="float" office:value="-979708.759393793" calcext:value-type="float">
            <text:p>-979708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 [.C629]+(1/12)" office:value-type="float" office:value="83.0833333333332" calcext:value-type="float">
            <text:p>83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29]*[.$E$9])+[.D630]" office:value-type="float" office:value="-990521.404016204" calcext:value-type="float">
            <text:p>-990521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 [.C630]+(1/12)" office:value-type="float" office:value="83.1666666666665" calcext:value-type="float">
            <text:p>83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0]*[.$E$9])+[.D631]" office:value-type="float" office:value="-1001365.09064621" calcext:value-type="float">
            <text:p>-1001365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 [.C631]+(1/12)" office:value-type="float" office:value="83.2499999999998" calcext:value-type="float">
            <text:p>83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1]*[.$E$9])+[.D632]" office:value-type="float" office:value="-1012239.90840228" calcext:value-type="float">
            <text:p>-1012239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 [.C632]+(1/12)" office:value-type="float" office:value="83.3333333333331" calcext:value-type="float">
            <text:p>83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2]*[.$E$9])+[.D633]" office:value-type="float" office:value="-1023145.94665871" calcext:value-type="float">
            <text:p>-1023145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 [.C633]+(1/12)" office:value-type="float" office:value="83.4166666666665" calcext:value-type="float">
            <text:p>83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3]*[.$E$9])+[.D634]" office:value-type="float" office:value="-1034083.2950464" calcext:value-type="float">
            <text:p>-1034083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 [.C634]+(1/12)" office:value-type="float" office:value="83.4999999999998" calcext:value-type="float">
            <text:p>83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4]*[.$E$9])+[.D635]" office:value-type="float" office:value="-1045052.04345357" calcext:value-type="float">
            <text:p>-1045052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 [.C635]+(1/12)" office:value-type="float" office:value="83.5833333333331" calcext:value-type="float">
            <text:p>83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5]*[.$E$9])+[.D636]" office:value-type="float" office:value="-1056052.28202648" calcext:value-type="float">
            <text:p>-1056052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 [.C636]+(1/12)" office:value-type="float" office:value="83.6666666666665" calcext:value-type="float">
            <text:p>83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6]*[.$E$9])+[.D637]" office:value-type="float" office:value="-1067084.10117023" calcext:value-type="float">
            <text:p>-1067084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 [.C637]+(1/12)" office:value-type="float" office:value="83.7499999999998" calcext:value-type="float">
            <text:p>83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7]*[.$E$9])+[.D638]" office:value-type="float" office:value="-1078147.59154943" calcext:value-type="float">
            <text:p>-1078147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 [.C638]+(1/12)" office:value-type="float" office:value="83.8333333333331" calcext:value-type="float">
            <text:p>83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8]*[.$E$9])+[.D639]" office:value-type="float" office:value="-1089242.84408898" calcext:value-type="float">
            <text:p>-1089242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 [.C639]+(1/12)" office:value-type="float" office:value="83.9166666666664" calcext:value-type="float">
            <text:p>83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39]*[.$E$9])+[.D640]" office:value-type="float" office:value="-1100369.94997484" calcext:value-type="float">
            <text:p>-1100369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 [.C640]+(1/12)" office:value-type="float" office:value="83.9999999999998" calcext:value-type="float">
            <text:p>84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0]*[.$E$9])+[.D641]" office:value-type="float" office:value="-1111529.00065474" calcext:value-type="float">
            <text:p>-1111529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 [.C641]+(1/12)" office:value-type="float" office:value="84.0833333333331" calcext:value-type="float">
            <text:p>84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1]*[.$E$9])+[.D642]" office:value-type="float" office:value="-1122720.08783893" calcext:value-type="float">
            <text:p>-1122720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 [.C642]+(1/12)" office:value-type="float" office:value="84.1666666666664" calcext:value-type="float">
            <text:p>84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2]*[.$E$9])+[.D643]" office:value-type="float" office:value="-1133943.30350099" calcext:value-type="float">
            <text:p>-1133943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 [.C643]+(1/12)" office:value-type="float" office:value="84.2499999999998" calcext:value-type="float">
            <text:p>84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3]*[.$E$9])+[.D644]" office:value-type="float" office:value="-1145198.73987852" calcext:value-type="float">
            <text:p>-1145198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 [.C644]+(1/12)" office:value-type="float" office:value="84.3333333333331" calcext:value-type="float">
            <text:p>84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4]*[.$E$9])+[.D645]" office:value-type="float" office:value="-1156486.48947392" calcext:value-type="float">
            <text:p>-1156486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 [.C645]+(1/12)" office:value-type="float" office:value="84.4166666666664" calcext:value-type="float">
            <text:p>84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5]*[.$E$9])+[.D646]" office:value-type="float" office:value="-1167806.64505518" calcext:value-type="float">
            <text:p>-1167806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 [.C646]+(1/12)" office:value-type="float" office:value="84.4999999999997" calcext:value-type="float">
            <text:p>84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6]*[.$E$9])+[.D647]" office:value-type="float" office:value="-1179159.2996566" calcext:value-type="float">
            <text:p>-1179159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 [.C647]+(1/12)" office:value-type="float" office:value="84.5833333333331" calcext:value-type="float">
            <text:p>84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7]*[.$E$9])+[.D648]" office:value-type="float" office:value="-1190544.54657957" calcext:value-type="float">
            <text:p>-1190544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 [.C648]+(1/12)" office:value-type="float" office:value="84.6666666666664" calcext:value-type="float">
            <text:p>84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8]*[.$E$9])+[.D649]" office:value-type="float" office:value="-1201962.47939335" calcext:value-type="float">
            <text:p>-120196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 [.C649]+(1/12)" office:value-type="float" office:value="84.7499999999997" calcext:value-type="float">
            <text:p>84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49]*[.$E$9])+[.D650]" office:value-type="float" office:value="-1213413.19193582" calcext:value-type="float">
            <text:p>-1213413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 [.C650]+(1/12)" office:value-type="float" office:value="84.8333333333331" calcext:value-type="float">
            <text:p>84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0]*[.$E$9])+[.D651]" office:value-type="float" office:value="-1224896.77831426" calcext:value-type="float">
            <text:p>-1224896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 [.C651]+(1/12)" office:value-type="float" office:value="84.9166666666664" calcext:value-type="float">
            <text:p>84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1]*[.$E$9])+[.D652]" office:value-type="float" office:value="-1236413.33290612" calcext:value-type="float">
            <text:p>-1236413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 [.C652]+(1/12)" office:value-type="float" office:value="84.9999999999997" calcext:value-type="float">
            <text:p>85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2]*[.$E$9])+[.D653]" office:value-type="float" office:value="-1247962.95035981" calcext:value-type="float">
            <text:p>-1247962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 [.C653]+(1/12)" office:value-type="float" office:value="85.083333333333" calcext:value-type="float">
            <text:p>85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3]*[.$E$9])+[.D654]" office:value-type="float" office:value="-1259545.72559545" calcext:value-type="float">
            <text:p>-1259545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 [.C654]+(1/12)" office:value-type="float" office:value="85.1666666666664" calcext:value-type="float">
            <text:p>85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4]*[.$E$9])+[.D655]" office:value-type="float" office:value="-1271161.75380569" calcext:value-type="float">
            <text:p>-1271161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 [.C655]+(1/12)" office:value-type="float" office:value="85.2499999999997" calcext:value-type="float">
            <text:p>85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5]*[.$E$9])+[.D656]" office:value-type="float" office:value="-1282811.13045643" calcext:value-type="float">
            <text:p>-1282811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 [.C656]+(1/12)" office:value-type="float" office:value="85.333333333333" calcext:value-type="float">
            <text:p>85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6]*[.$E$9])+[.D657]" office:value-type="float" office:value="-1294493.95128767" calcext:value-type="float">
            <text:p>-1294493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 [.C657]+(1/12)" office:value-type="float" office:value="85.4166666666664" calcext:value-type="float">
            <text:p>85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7]*[.$E$9])+[.D658]" office:value-type="float" office:value="-1306210.31231427" calcext:value-type="float">
            <text:p>-1306210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 [.C658]+(1/12)" office:value-type="float" office:value="85.4999999999997" calcext:value-type="float">
            <text:p>85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8]*[.$E$9])+[.D659]" office:value-type="float" office:value="-1317960.30982674" calcext:value-type="float">
            <text:p>-1317960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 [.C659]+(1/12)" office:value-type="float" office:value="85.583333333333" calcext:value-type="float">
            <text:p>85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59]*[.$E$9])+[.D660]" office:value-type="float" office:value="-1329744.04039202" calcext:value-type="float">
            <text:p>-1329744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 [.C660]+(1/12)" office:value-type="float" office:value="85.6666666666663" calcext:value-type="float">
            <text:p>85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0]*[.$E$9])+[.D661]" office:value-type="float" office:value="-1341561.60085428" calcext:value-type="float">
            <text:p>-1341561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 [.C661]+(1/12)" office:value-type="float" office:value="85.7499999999997" calcext:value-type="float">
            <text:p>85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1]*[.$E$9])+[.D662]" office:value-type="float" office:value="-1353413.08833573" calcext:value-type="float">
            <text:p>-1353413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 [.C662]+(1/12)" office:value-type="float" office:value="85.833333333333" calcext:value-type="float">
            <text:p>85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2]*[.$E$9])+[.D663]" office:value-type="float" office:value="-1365298.60023742" calcext:value-type="float">
            <text:p>-1365298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 [.C663]+(1/12)" office:value-type="float" office:value="85.9166666666663" calcext:value-type="float">
            <text:p>85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3]*[.$E$9])+[.D664]" office:value-type="float" office:value="-1377218.23424" calcext:value-type="float">
            <text:p>-1377218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 [.C664]+(1/12)" office:value-type="float" office:value="85.9999999999997" calcext:value-type="float">
            <text:p>86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4]*[.$E$9])+[.D665]" office:value-type="float" office:value="-1389172.08830457" calcext:value-type="float">
            <text:p>-1389172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 [.C665]+(1/12)" office:value-type="float" office:value="86.083333333333" calcext:value-type="float">
            <text:p>86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5]*[.$E$9])+[.D666]" office:value-type="float" office:value="-1401160.26067346" calcext:value-type="float">
            <text:p>-1401160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 [.C666]+(1/12)" office:value-type="float" office:value="86.1666666666663" calcext:value-type="float">
            <text:p>86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6]*[.$E$9])+[.D667]" office:value-type="float" office:value="-1413182.84987104" calcext:value-type="float">
            <text:p>-1413182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 [.C667]+(1/12)" office:value-type="float" office:value="86.2499999999996" calcext:value-type="float">
            <text:p>86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7]*[.$E$9])+[.D668]" office:value-type="float" office:value="-1425239.95470456" calcext:value-type="float">
            <text:p>-1425239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 [.C668]+(1/12)" office:value-type="float" office:value="86.333333333333" calcext:value-type="float">
            <text:p>86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8]*[.$E$9])+[.D669]" office:value-type="float" office:value="-1437331.6742649" calcext:value-type="float">
            <text:p>-1437331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 [.C669]+(1/12)" office:value-type="float" office:value="86.4166666666663" calcext:value-type="float">
            <text:p>86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69]*[.$E$9])+[.D670]" office:value-type="float" office:value="-1449458.10792743" calcext:value-type="float">
            <text:p>-1449458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 [.C670]+(1/12)" office:value-type="float" office:value="86.4999999999996" calcext:value-type="float">
            <text:p>86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0]*[.$E$9])+[.D671]" office:value-type="float" office:value="-1461619.35535284" calcext:value-type="float">
            <text:p>-1461619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 [.C671]+(1/12)" office:value-type="float" office:value="86.583333333333" calcext:value-type="float">
            <text:p>86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1]*[.$E$9])+[.D672]" office:value-type="float" office:value="-1473815.5164879" calcext:value-type="float">
            <text:p>-1473815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 [.C672]+(1/12)" office:value-type="float" office:value="86.6666666666663" calcext:value-type="float">
            <text:p>86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2]*[.$E$9])+[.D673]" office:value-type="float" office:value="-1486046.69156634" calcext:value-type="float">
            <text:p>-1486046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 [.C673]+(1/12)" office:value-type="float" office:value="86.7499999999996" calcext:value-type="float">
            <text:p>86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3]*[.$E$9])+[.D674]" office:value-type="float" office:value="-1498312.98110964" calcext:value-type="float">
            <text:p>-1498312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 [.C674]+(1/12)" office:value-type="float" office:value="86.8333333333329" calcext:value-type="float">
            <text:p>86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4]*[.$E$9])+[.D675]" office:value-type="float" office:value="-1510614.48592789" calcext:value-type="float">
            <text:p>-1510614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 [.C675]+(1/12)" office:value-type="float" office:value="86.9166666666663" calcext:value-type="float">
            <text:p>86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5]*[.$E$9])+[.D676]" office:value-type="float" office:value="-1522951.30712056" calcext:value-type="float">
            <text:p>-1522951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 [.C676]+(1/12)" office:value-type="float" office:value="86.9999999999996" calcext:value-type="float">
            <text:p>87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6]*[.$E$9])+[.D677]" office:value-type="float" office:value="-1535323.54607739" calcext:value-type="float">
            <text:p>-1535323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 [.C677]+(1/12)" office:value-type="float" office:value="87.0833333333329" calcext:value-type="float">
            <text:p>87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7]*[.$E$9])+[.D678]" office:value-type="float" office:value="-1547731.30447919" calcext:value-type="float">
            <text:p>-1547731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 [.C678]+(1/12)" office:value-type="float" office:value="87.1666666666663" calcext:value-type="float">
            <text:p>87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8]*[.$E$9])+[.D679]" office:value-type="float" office:value="-1560174.68429869" calcext:value-type="float">
            <text:p>-1560174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 [.C679]+(1/12)" office:value-type="float" office:value="87.2499999999996" calcext:value-type="float">
            <text:p>87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79]*[.$E$9])+[.D680]" office:value-type="float" office:value="-1572653.78780138" calcext:value-type="float">
            <text:p>-1572653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 [.C680]+(1/12)" office:value-type="float" office:value="87.3333333333329" calcext:value-type="float">
            <text:p>87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0]*[.$E$9])+[.D681]" office:value-type="float" office:value="-1585168.71754633" calcext:value-type="float">
            <text:p>-1585168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 [.C681]+(1/12)" office:value-type="float" office:value="87.4166666666662" calcext:value-type="float">
            <text:p>87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1]*[.$E$9])+[.D682]" office:value-type="float" office:value="-1597719.57638705" calcext:value-type="float">
            <text:p>-1597719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 [.C682]+(1/12)" office:value-type="float" office:value="87.4999999999996" calcext:value-type="float">
            <text:p>87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2]*[.$E$9])+[.D683]" office:value-type="float" office:value="-1610306.46747235" calcext:value-type="float">
            <text:p>-1610306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 [.C683]+(1/12)" office:value-type="float" office:value="87.5833333333329" calcext:value-type="float">
            <text:p>87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3]*[.$E$9])+[.D684]" office:value-type="float" office:value="-1622929.49424714" calcext:value-type="float">
            <text:p>-1622929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 [.C684]+(1/12)" office:value-type="float" office:value="87.6666666666662" calcext:value-type="float">
            <text:p>87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4]*[.$E$9])+[.D685]" office:value-type="float" office:value="-1635588.76045332" calcext:value-type="float">
            <text:p>-1635588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 [.C685]+(1/12)" office:value-type="float" office:value="87.7499999999996" calcext:value-type="float">
            <text:p>87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5]*[.$E$9])+[.D686]" office:value-type="float" office:value="-1648284.37013064" calcext:value-type="float">
            <text:p>-1648284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 [.C686]+(1/12)" office:value-type="float" office:value="87.8333333333329" calcext:value-type="float">
            <text:p>87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6]*[.$E$9])+[.D687]" office:value-type="float" office:value="-1661016.42761752" calcext:value-type="float">
            <text:p>-1661016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 [.C687]+(1/12)" office:value-type="float" office:value="87.9166666666662" calcext:value-type="float">
            <text:p>87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7]*[.$E$9])+[.D688]" office:value-type="float" office:value="-1673785.03755194" calcext:value-type="float">
            <text:p>-1673785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 [.C688]+(1/12)" office:value-type="float" office:value="87.9999999999995" calcext:value-type="float">
            <text:p>88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8]*[.$E$9])+[.D689]" office:value-type="float" office:value="-1686590.30487225" calcext:value-type="float">
            <text:p>-1686590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 [.C689]+(1/12)" office:value-type="float" office:value="88.0833333333329" calcext:value-type="float">
            <text:p>88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89]*[.$E$9])+[.D690]" office:value-type="float" office:value="-1699432.33481812" calcext:value-type="float">
            <text:p>-1699432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 [.C690]+(1/12)" office:value-type="float" office:value="88.1666666666662" calcext:value-type="float">
            <text:p>88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0]*[.$E$9])+[.D691]" office:value-type="float" office:value="-1712311.23293131" calcext:value-type="float">
            <text:p>-1712311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 [.C691]+(1/12)" office:value-type="float" office:value="88.2499999999995" calcext:value-type="float">
            <text:p>88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1]*[.$E$9])+[.D692]" office:value-type="float" office:value="-1725227.10505659" calcext:value-type="float">
            <text:p>-1725227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 [.C692]+(1/12)" office:value-type="float" office:value="88.3333333333329" calcext:value-type="float">
            <text:p>88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2]*[.$E$9])+[.D693]" office:value-type="float" office:value="-1738180.05734261" calcext:value-type="float">
            <text:p>-1738180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 [.C693]+(1/12)" office:value-type="float" office:value="88.4166666666662" calcext:value-type="float">
            <text:p>88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3]*[.$E$9])+[.D694]" office:value-type="float" office:value="-1751170.19624276" calcext:value-type="float">
            <text:p>-1751170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 [.C694]+(1/12)" office:value-type="float" office:value="88.4999999999995" calcext:value-type="float">
            <text:p>88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4]*[.$E$9])+[.D695]" office:value-type="float" office:value="-1764197.62851604" calcext:value-type="float">
            <text:p>-1764197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 [.C695]+(1/12)" office:value-type="float" office:value="88.5833333333328" calcext:value-type="float">
            <text:p>88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5]*[.$E$9])+[.D696]" office:value-type="float" office:value="-1777262.46122795" calcext:value-type="float">
            <text:p>-1777262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 [.C696]+(1/12)" office:value-type="float" office:value="88.6666666666662" calcext:value-type="float">
            <text:p>88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6]*[.$E$9])+[.D697]" office:value-type="float" office:value="-1790364.80175135" calcext:value-type="float">
            <text:p>-1790364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 [.C697]+(1/12)" office:value-type="float" office:value="88.7499999999995" calcext:value-type="float">
            <text:p>88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7]*[.$E$9])+[.D698]" office:value-type="float" office:value="-1803504.75776738" calcext:value-type="float">
            <text:p>-1803504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 [.C698]+(1/12)" office:value-type="float" office:value="88.8333333333328" calcext:value-type="float">
            <text:p>88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8]*[.$E$9])+[.D699]" office:value-type="float" office:value="-1816682.4372663" calcext:value-type="float">
            <text:p>-1816682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 [.C699]+(1/12)" office:value-type="float" office:value="88.9166666666662" calcext:value-type="float">
            <text:p>88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699]*[.$E$9])+[.D700]" office:value-type="float" office:value="-1829897.94854842" calcext:value-type="float">
            <text:p>-1829897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 [.C700]+(1/12)" office:value-type="float" office:value="88.9999999999995" calcext:value-type="float">
            <text:p>89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0]*[.$E$9])+[.D701]" office:value-type="float" office:value="-1843151.40022494" calcext:value-type="float">
            <text:p>-1843151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 [.C701]+(1/12)" office:value-type="float" office:value="89.0833333333328" calcext:value-type="float">
            <text:p>89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1]*[.$E$9])+[.D702]" office:value-type="float" office:value="-1856442.90121891" calcext:value-type="float">
            <text:p>-1856442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 [.C702]+(1/12)" office:value-type="float" office:value="89.1666666666661" calcext:value-type="float">
            <text:p>89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2]*[.$E$9])+[.D703]" office:value-type="float" office:value="-1869772.56076606" calcext:value-type="float">
            <text:p>-1869772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 [.C703]+(1/12)" office:value-type="float" office:value="89.2499999999995" calcext:value-type="float">
            <text:p>89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3]*[.$E$9])+[.D704]" office:value-type="float" office:value="-1883140.48841573" calcext:value-type="float">
            <text:p>-1883140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 [.C704]+(1/12)" office:value-type="float" office:value="89.3333333333328" calcext:value-type="float">
            <text:p>89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4]*[.$E$9])+[.D705]" office:value-type="float" office:value="-1896546.79403176" calcext:value-type="float">
            <text:p>-1896546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 [.C705]+(1/12)" office:value-type="float" office:value="89.4166666666661" calcext:value-type="float">
            <text:p>89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5]*[.$E$9])+[.D706]" office:value-type="float" office:value="-1909991.58779342" calcext:value-type="float">
            <text:p>-1909991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 [.C706]+(1/12)" office:value-type="float" office:value="89.4999999999995" calcext:value-type="float">
            <text:p>89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6]*[.$E$9])+[.D707]" office:value-type="float" office:value="-1923474.98019626" calcext:value-type="float">
            <text:p>-1923474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 [.C707]+(1/12)" office:value-type="float" office:value="89.5833333333328" calcext:value-type="float">
            <text:p>89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7]*[.$E$9])+[.D708]" office:value-type="float" office:value="-1936997.08205308" calcext:value-type="float">
            <text:p>-1936997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 [.C708]+(1/12)" office:value-type="float" office:value="89.6666666666661" calcext:value-type="float">
            <text:p>89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8]*[.$E$9])+[.D709]" office:value-type="float" office:value="-1950558.00449481" calcext:value-type="float">
            <text:p>-1950558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 [.C709]+(1/12)" office:value-type="float" office:value="89.7499999999994" calcext:value-type="float">
            <text:p>89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09]*[.$E$9])+[.D710]" office:value-type="float" office:value="-1964157.85897139" calcext:value-type="float">
            <text:p>-1964157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 [.C710]+(1/12)" office:value-type="float" office:value="89.8333333333328" calcext:value-type="float">
            <text:p>89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0]*[.$E$9])+[.D711]" office:value-type="float" office:value="-1977796.75725278" calcext:value-type="float">
            <text:p>-1977796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 [.C711]+(1/12)" office:value-type="float" office:value="89.9166666666661" calcext:value-type="float">
            <text:p>89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1]*[.$E$9])+[.D712]" office:value-type="float" office:value="-1991474.81142977" calcext:value-type="float">
            <text:p>-1991474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 [.C712]+(1/12)" office:value-type="float" office:value="89.9999999999994" calcext:value-type="float">
            <text:p>9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2]*[.$E$9])+[.D713]" office:value-type="float" office:value="-2005192.13391498" calcext:value-type="float">
            <text:p>-2005192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 [.C713]+(1/12)" office:value-type="float" office:value="90.0833333333328" calcext:value-type="float">
            <text:p>90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3]*[.$E$9])+[.D714]" office:value-type="float" office:value="-2018948.83744374" calcext:value-type="float">
            <text:p>-2018948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 [.C714]+(1/12)" office:value-type="float" office:value="90.1666666666661" calcext:value-type="float">
            <text:p>90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4]*[.$E$9])+[.D715]" office:value-type="float" office:value="-2032745.03507503" calcext:value-type="float">
            <text:p>-2032745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 [.C715]+(1/12)" office:value-type="float" office:value="90.2499999999994" calcext:value-type="float">
            <text:p>90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5]*[.$E$9])+[.D716]" office:value-type="float" office:value="-2046580.84019244" calcext:value-type="float">
            <text:p>-2046580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 [.C716]+(1/12)" office:value-type="float" office:value="90.3333333333327" calcext:value-type="float">
            <text:p>90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6]*[.$E$9])+[.D717]" office:value-type="float" office:value="-2060456.36650504" calcext:value-type="float">
            <text:p>-2060456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 [.C717]+(1/12)" office:value-type="float" office:value="90.4166666666661" calcext:value-type="float">
            <text:p>90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7]*[.$E$9])+[.D718]" office:value-type="float" office:value="-2074371.72804835" calcext:value-type="float">
            <text:p>-2074371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 [.C718]+(1/12)" office:value-type="float" office:value="90.4999999999994" calcext:value-type="float">
            <text:p>90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8]*[.$E$9])+[.D719]" office:value-type="float" office:value="-2088327.03918529" calcext:value-type="float">
            <text:p>-2088327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 [.C719]+(1/12)" office:value-type="float" office:value="90.5833333333327" calcext:value-type="float">
            <text:p>90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19]*[.$E$9])+[.D720]" office:value-type="float" office:value="-2102322.4146071" calcext:value-type="float">
            <text:p>-2102322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 [.C720]+(1/12)" office:value-type="float" office:value="90.6666666666661" calcext:value-type="float">
            <text:p>90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0]*[.$E$9])+[.D721]" office:value-type="float" office:value="-2116357.96933428" calcext:value-type="float">
            <text:p>-2116357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 [.C721]+(1/12)" office:value-type="float" office:value="90.7499999999994" calcext:value-type="float">
            <text:p>90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1]*[.$E$9])+[.D722]" office:value-type="float" office:value="-2130433.81871755" calcext:value-type="float">
            <text:p>-2130433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 [.C722]+(1/12)" office:value-type="float" office:value="90.8333333333327" calcext:value-type="float">
            <text:p>90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2]*[.$E$9])+[.D723]" office:value-type="float" office:value="-2144550.07843879" calcext:value-type="float">
            <text:p>-2144550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 [.C723]+(1/12)" office:value-type="float" office:value="90.916666666666" calcext:value-type="float">
            <text:p>90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3]*[.$E$9])+[.D724]" office:value-type="float" office:value="-2158706.86451197" calcext:value-type="float">
            <text:p>-2158706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 [.C724]+(1/12)" office:value-type="float" office:value="90.9999999999994" calcext:value-type="float">
            <text:p>91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4]*[.$E$9])+[.D725]" office:value-type="float" office:value="-2172904.29328416" calcext:value-type="float">
            <text:p>-2172904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 [.C725]+(1/12)" office:value-type="float" office:value="91.0833333333327" calcext:value-type="float">
            <text:p>91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5]*[.$E$9])+[.D726]" office:value-type="float" office:value="-2187142.48143643" calcext:value-type="float">
            <text:p>-218714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 [.C726]+(1/12)" office:value-type="float" office:value="91.166666666666" calcext:value-type="float">
            <text:p>91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6]*[.$E$9])+[.D727]" office:value-type="float" office:value="-2201421.54598482" calcext:value-type="float">
            <text:p>-2201421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 [.C727]+(1/12)" office:value-type="float" office:value="91.2499999999994" calcext:value-type="float">
            <text:p>91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7]*[.$E$9])+[.D728]" office:value-type="float" office:value="-2215741.60428134" calcext:value-type="float">
            <text:p>-2215741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 [.C728]+(1/12)" office:value-type="float" office:value="91.3333333333327" calcext:value-type="float">
            <text:p>91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8]*[.$E$9])+[.D729]" office:value-type="float" office:value="-2230102.77401487" calcext:value-type="float">
            <text:p>-2230102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 [.C729]+(1/12)" office:value-type="float" office:value="91.416666666666" calcext:value-type="float">
            <text:p>91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29]*[.$E$9])+[.D730]" office:value-type="float" office:value="-2244505.1732122" calcext:value-type="float">
            <text:p>-2244505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 [.C730]+(1/12)" office:value-type="float" office:value="91.4999999999993" calcext:value-type="float">
            <text:p>91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0]*[.$E$9])+[.D731]" office:value-type="float" office:value="-2258948.92023894" calcext:value-type="float">
            <text:p>-2258948,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 [.C731]+(1/12)" office:value-type="float" office:value="91.5833333333327" calcext:value-type="float">
            <text:p>91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1]*[.$E$9])+[.D732]" office:value-type="float" office:value="-2273434.13380051" calcext:value-type="float">
            <text:p>-2273434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 [.C732]+(1/12)" office:value-type="float" office:value="91.666666666666" calcext:value-type="float">
            <text:p>91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2]*[.$E$9])+[.D733]" office:value-type="float" office:value="-2287960.93294314" calcext:value-type="float">
            <text:p>-2287960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 [.C733]+(1/12)" office:value-type="float" office:value="91.7499999999993" calcext:value-type="float">
            <text:p>91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3]*[.$E$9])+[.D734]" office:value-type="float" office:value="-2302529.43705483" calcext:value-type="float">
            <text:p>-2302529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 [.C734]+(1/12)" office:value-type="float" office:value="91.8333333333327" calcext:value-type="float">
            <text:p>91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4]*[.$E$9])+[.D735]" office:value-type="float" office:value="-2317139.7658663" calcext:value-type="float">
            <text:p>-2317139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 [.C735]+(1/12)" office:value-type="float" office:value="91.916666666666" calcext:value-type="float">
            <text:p>91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5]*[.$E$9])+[.D736]" office:value-type="float" office:value="-2331792.03945205" calcext:value-type="float">
            <text:p>-2331792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 [.C736]+(1/12)" office:value-type="float" office:value="91.9999999999993" calcext:value-type="float">
            <text:p>92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6]*[.$E$9])+[.D737]" office:value-type="float" office:value="-2346486.37823127" calcext:value-type="float">
            <text:p>-2346486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 [.C737]+(1/12)" office:value-type="float" office:value="92.0833333333326" calcext:value-type="float">
            <text:p>92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7]*[.$E$9])+[.D738]" office:value-type="float" office:value="-2361222.90296886" calcext:value-type="float">
            <text:p>-2361222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 [.C738]+(1/12)" office:value-type="float" office:value="92.166666666666" calcext:value-type="float">
            <text:p>92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8]*[.$E$9])+[.D739]" office:value-type="float" office:value="-2376001.73477645" calcext:value-type="float">
            <text:p>-2376001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 [.C739]+(1/12)" office:value-type="float" office:value="92.2499999999993" calcext:value-type="float">
            <text:p>92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39]*[.$E$9])+[.D740]" office:value-type="float" office:value="-2390822.99511334" calcext:value-type="float">
            <text:p>-2390823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 [.C740]+(1/12)" office:value-type="float" office:value="92.3333333333326" calcext:value-type="float">
            <text:p>92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0]*[.$E$9])+[.D741]" office:value-type="float" office:value="-2405686.80578756" calcext:value-type="float">
            <text:p>-2405686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 [.C741]+(1/12)" office:value-type="float" office:value="92.416666666666" calcext:value-type="float">
            <text:p>92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1]*[.$E$9])+[.D742]" office:value-type="float" office:value="-2420593.28895679" calcext:value-type="float">
            <text:p>-2420593,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 [.C742]+(1/12)" office:value-type="float" office:value="92.4999999999993" calcext:value-type="float">
            <text:p>92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2]*[.$E$9])+[.D743]" office:value-type="float" office:value="-2435542.56712946" calcext:value-type="float">
            <text:p>-2435542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 [.C743]+(1/12)" office:value-type="float" office:value="92.5833333333326" calcext:value-type="float">
            <text:p>92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3]*[.$E$9])+[.D744]" office:value-type="float" office:value="-2450534.76316569" calcext:value-type="float">
            <text:p>-2450534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 [.C744]+(1/12)" office:value-type="float" office:value="92.6666666666659" calcext:value-type="float">
            <text:p>92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4]*[.$E$9])+[.D745]" office:value-type="float" office:value="-2465570.00027832" calcext:value-type="float">
            <text:p>-2465570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 [.C745]+(1/12)" office:value-type="float" office:value="92.7499999999993" calcext:value-type="float">
            <text:p>92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5]*[.$E$9])+[.D746]" office:value-type="float" office:value="-2480648.40203391" calcext:value-type="float">
            <text:p>-2480648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 [.C746]+(1/12)" office:value-type="float" office:value="92.8333333333326" calcext:value-type="float">
            <text:p>92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6]*[.$E$9])+[.D747]" office:value-type="float" office:value="-2495770.09235379" calcext:value-type="float">
            <text:p>-2495770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 [.C747]+(1/12)" office:value-type="float" office:value="92.9166666666659" calcext:value-type="float">
            <text:p>92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7]*[.$E$9])+[.D748]" office:value-type="float" office:value="-2510935.19551504" calcext:value-type="float">
            <text:p>-2510935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 [.C748]+(1/12)" office:value-type="float" office:value="92.9999999999993" calcext:value-type="float">
            <text:p>93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8]*[.$E$9])+[.D749]" office:value-type="float" office:value="-2526143.83615152" calcext:value-type="float">
            <text:p>-2526143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 [.C749]+(1/12)" office:value-type="float" office:value="93.0833333333326" calcext:value-type="float">
            <text:p>93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49]*[.$E$9])+[.D750]" office:value-type="float" office:value="-2541396.13925493" calcext:value-type="float">
            <text:p>-2541396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 [.C750]+(1/12)" office:value-type="float" office:value="93.1666666666659" calcext:value-type="float">
            <text:p>93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0]*[.$E$9])+[.D751]" office:value-type="float" office:value="-2556692.23017579" calcext:value-type="float">
            <text:p>-2556692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 [.C751]+(1/12)" office:value-type="float" office:value="93.2499999999993" calcext:value-type="float">
            <text:p>93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1]*[.$E$9])+[.D752]" office:value-type="float" office:value="-2572032.23462447" calcext:value-type="float">
            <text:p>-2572032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 [.C752]+(1/12)" office:value-type="float" office:value="93.3333333333326" calcext:value-type="float">
            <text:p>93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2]*[.$E$9])+[.D753]" office:value-type="float" office:value="-2587416.27867228" calcext:value-type="float">
            <text:p>-2587416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 [.C753]+(1/12)" office:value-type="float" office:value="93.4166666666659" calcext:value-type="float">
            <text:p>93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3]*[.$E$9])+[.D754]" office:value-type="float" office:value="-2602844.48875244" calcext:value-type="float">
            <text:p>-2602844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 [.C754]+(1/12)" office:value-type="float" office:value="93.4999999999992" calcext:value-type="float">
            <text:p>93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4]*[.$E$9])+[.D755]" office:value-type="float" office:value="-2618316.99166115" calcext:value-type="float">
            <text:p>-2618316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 [.C755]+(1/12)" office:value-type="float" office:value="93.5833333333326" calcext:value-type="float">
            <text:p>93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5]*[.$E$9])+[.D756]" office:value-type="float" office:value="-2633833.91455865" calcext:value-type="float">
            <text:p>-2633833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 [.C756]+(1/12)" office:value-type="float" office:value="93.6666666666659" calcext:value-type="float">
            <text:p>93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6]*[.$E$9])+[.D757]" office:value-type="float" office:value="-2649395.38497022" calcext:value-type="float">
            <text:p>-2649395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 [.C757]+(1/12)" office:value-type="float" office:value="93.7499999999992" calcext:value-type="float">
            <text:p>93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7]*[.$E$9])+[.D758]" office:value-type="float" office:value="-2665001.53078726" calcext:value-type="float">
            <text:p>-2665001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 [.C758]+(1/12)" office:value-type="float" office:value="93.8333333333326" calcext:value-type="float">
            <text:p>93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8]*[.$E$9])+[.D759]" office:value-type="float" office:value="-2680652.48026833" calcext:value-type="float">
            <text:p>-2680652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 [.C759]+(1/12)" office:value-type="float" office:value="93.9166666666659" calcext:value-type="float">
            <text:p>93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59]*[.$E$9])+[.D760]" office:value-type="float" office:value="-2696348.36204022" calcext:value-type="float">
            <text:p>-2696348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 [.C760]+(1/12)" office:value-type="float" office:value="93.9999999999992" calcext:value-type="float">
            <text:p>94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0]*[.$E$9])+[.D761]" office:value-type="float" office:value="-2712089.30509899" calcext:value-type="float">
            <text:p>-2712089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 [.C761]+(1/12)" office:value-type="float" office:value="94.0833333333325" calcext:value-type="float">
            <text:p>94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1]*[.$E$9])+[.D762]" office:value-type="float" office:value="-2727875.43881102" calcext:value-type="float">
            <text:p>-2727875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 [.C762]+(1/12)" office:value-type="float" office:value="94.1666666666659" calcext:value-type="float">
            <text:p>94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2]*[.$E$9])+[.D763]" office:value-type="float" office:value="-2743706.8929141" calcext:value-type="float">
            <text:p>-2743706,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 [.C763]+(1/12)" office:value-type="float" office:value="94.2499999999992" calcext:value-type="float">
            <text:p>94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3]*[.$E$9])+[.D764]" office:value-type="float" office:value="-2759583.79751849" calcext:value-type="float">
            <text:p>-2759583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 [.C764]+(1/12)" office:value-type="float" office:value="94.3333333333325" calcext:value-type="float">
            <text:p>94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4]*[.$E$9])+[.D765]" office:value-type="float" office:value="-2775506.28310797" calcext:value-type="float">
            <text:p>-2775506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 [.C765]+(1/12)" office:value-type="float" office:value="94.4166666666659" calcext:value-type="float">
            <text:p>94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5]*[.$E$9])+[.D766]" office:value-type="float" office:value="-2791474.48054093" calcext:value-type="float">
            <text:p>-2791474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 [.C766]+(1/12)" office:value-type="float" office:value="94.4999999999992" calcext:value-type="float">
            <text:p>94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6]*[.$E$9])+[.D767]" office:value-type="float" office:value="-2807488.52105145" calcext:value-type="float">
            <text:p>-2807488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 [.C767]+(1/12)" office:value-type="float" office:value="94.5833333333325" calcext:value-type="float">
            <text:p>94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7]*[.$E$9])+[.D768]" office:value-type="float" office:value="-2823548.53625036" calcext:value-type="float">
            <text:p>-2823548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 [.C768]+(1/12)" office:value-type="float" office:value="94.6666666666658" calcext:value-type="float">
            <text:p>94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8]*[.$E$9])+[.D769]" office:value-type="float" office:value="-2839654.65812634" calcext:value-type="float">
            <text:p>-2839654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 [.C769]+(1/12)" office:value-type="float" office:value="94.7499999999992" calcext:value-type="float">
            <text:p>94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69]*[.$E$9])+[.D770]" office:value-type="float" office:value="-2855807.01904697" calcext:value-type="float">
            <text:p>-2855807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 [.C770]+(1/12)" office:value-type="float" office:value="94.8333333333325" calcext:value-type="float">
            <text:p>94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0]*[.$E$9])+[.D771]" office:value-type="float" office:value="-2872005.75175988" calcext:value-type="float">
            <text:p>-2872005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 [.C771]+(1/12)" office:value-type="float" office:value="94.9166666666658" calcext:value-type="float">
            <text:p>94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1]*[.$E$9])+[.D772]" office:value-type="float" office:value="-2888250.98939379" calcext:value-type="float">
            <text:p>-2888250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 [.C772]+(1/12)" office:value-type="float" office:value="94.9999999999992" calcext:value-type="float">
            <text:p>95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2]*[.$E$9])+[.D773]" office:value-type="float" office:value="-2904542.86545961" calcext:value-type="float">
            <text:p>-2904542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 [.C773]+(1/12)" office:value-type="float" office:value="95.0833333333325" calcext:value-type="float">
            <text:p>95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3]*[.$E$9])+[.D774]" office:value-type="float" office:value="-2920881.51385156" calcext:value-type="float">
            <text:p>-2920881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 [.C774]+(1/12)" office:value-type="float" office:value="95.1666666666658" calcext:value-type="float">
            <text:p>95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4]*[.$E$9])+[.D775]" office:value-type="float" office:value="-2937267.06884825" calcext:value-type="float">
            <text:p>-2937267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 [.C775]+(1/12)" office:value-type="float" office:value="95.2499999999991" calcext:value-type="float">
            <text:p>95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5]*[.$E$9])+[.D776]" office:value-type="float" office:value="-2953699.6651138" calcext:value-type="float">
            <text:p>-2953699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 [.C776]+(1/12)" office:value-type="float" office:value="95.3333333333325" calcext:value-type="float">
            <text:p>95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6]*[.$E$9])+[.D777]" office:value-type="float" office:value="-2970179.43769891" calcext:value-type="float">
            <text:p>-2970179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 [.C777]+(1/12)" office:value-type="float" office:value="95.4166666666658" calcext:value-type="float">
            <text:p>95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7]*[.$E$9])+[.D778]" office:value-type="float" office:value="-2986706.52204203" calcext:value-type="float">
            <text:p>-2986706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 [.C778]+(1/12)" office:value-type="float" office:value="95.4999999999991" calcext:value-type="float">
            <text:p>95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8]*[.$E$9])+[.D779]" office:value-type="float" office:value="-3003281.05397042" calcext:value-type="float">
            <text:p>-3003281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 [.C779]+(1/12)" office:value-type="float" office:value="95.5833333333325" calcext:value-type="float">
            <text:p>95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79]*[.$E$9])+[.D780]" office:value-type="float" office:value="-3019903.16970129" calcext:value-type="float">
            <text:p>-3019903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 [.C780]+(1/12)" office:value-type="float" office:value="95.6666666666658" calcext:value-type="float">
            <text:p>95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0]*[.$E$9])+[.D781]" office:value-type="float" office:value="-3036573.00584292" calcext:value-type="float">
            <text:p>-3036573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 [.C781]+(1/12)" office:value-type="float" office:value="95.7499999999991" calcext:value-type="float">
            <text:p>95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1]*[.$E$9])+[.D782]" office:value-type="float" office:value="-3053290.69939577" calcext:value-type="float">
            <text:p>-3053290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 [.C782]+(1/12)" office:value-type="float" office:value="95.8333333333324" calcext:value-type="float">
            <text:p>95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2]*[.$E$9])+[.D783]" office:value-type="float" office:value="-3070056.38775364" calcext:value-type="float">
            <text:p>-3070056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 [.C783]+(1/12)" office:value-type="float" office:value="95.9166666666658" calcext:value-type="float">
            <text:p>95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3]*[.$E$9])+[.D784]" office:value-type="float" office:value="-3086870.20870473" calcext:value-type="float">
            <text:p>-3086870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 [.C784]+(1/12)" office:value-type="float" office:value="95.9999999999991" calcext:value-type="float">
            <text:p>96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4]*[.$E$9])+[.D785]" office:value-type="float" office:value="-3103732.30043286" calcext:value-type="float">
            <text:p>-3103732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 [.C785]+(1/12)" office:value-type="float" office:value="96.0833333333324" calcext:value-type="float">
            <text:p>96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5]*[.$E$9])+[.D786]" office:value-type="float" office:value="-3120642.80151853" calcext:value-type="float">
            <text:p>-3120642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 [.C786]+(1/12)" office:value-type="float" office:value="96.1666666666658" calcext:value-type="float">
            <text:p>96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6]*[.$E$9])+[.D787]" office:value-type="float" office:value="-3137601.8509401" calcext:value-type="float">
            <text:p>-3137601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 [.C787]+(1/12)" office:value-type="float" office:value="96.2499999999991" calcext:value-type="float">
            <text:p>96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7]*[.$E$9])+[.D788]" office:value-type="float" office:value="-3154609.58807494" calcext:value-type="float">
            <text:p>-3154609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 [.C788]+(1/12)" office:value-type="float" office:value="96.3333333333324" calcext:value-type="float">
            <text:p>96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8]*[.$E$9])+[.D789]" office:value-type="float" office:value="-3171666.15270053" calcext:value-type="float">
            <text:p>-3171666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 [.C789]+(1/12)" office:value-type="float" office:value="96.4166666666657" calcext:value-type="float">
            <text:p>96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89]*[.$E$9])+[.D790]" office:value-type="float" office:value="-3188771.68499566" calcext:value-type="float">
            <text:p>-3188771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 [.C790]+(1/12)" office:value-type="float" office:value="96.4999999999991" calcext:value-type="float">
            <text:p>96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0]*[.$E$9])+[.D791]" office:value-type="float" office:value="-3205926.32554154" calcext:value-type="float">
            <text:p>-3205926,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 [.C791]+(1/12)" office:value-type="float" office:value="96.5833333333324" calcext:value-type="float">
            <text:p>96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1]*[.$E$9])+[.D792]" office:value-type="float" office:value="-3223130.21532299" calcext:value-type="float">
            <text:p>-3223130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 [.C792]+(1/12)" office:value-type="float" office:value="96.6666666666657" calcext:value-type="float">
            <text:p>96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2]*[.$E$9])+[.D793]" office:value-type="float" office:value="-3240383.49572958" calcext:value-type="float">
            <text:p>-3240383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 [.C793]+(1/12)" office:value-type="float" office:value="96.7499999999991" calcext:value-type="float">
            <text:p>96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3]*[.$E$9])+[.D794]" office:value-type="float" office:value="-3257686.30855679" calcext:value-type="float">
            <text:p>-3257686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 [.C794]+(1/12)" office:value-type="float" office:value="96.8333333333324" calcext:value-type="float">
            <text:p>96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4]*[.$E$9])+[.D795]" office:value-type="float" office:value="-3275038.79600718" calcext:value-type="float">
            <text:p>-3275038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 [.C795]+(1/12)" office:value-type="float" office:value="96.9166666666657" calcext:value-type="float">
            <text:p>96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5]*[.$E$9])+[.D796]" office:value-type="float" office:value="-3292441.10069156" calcext:value-type="float">
            <text:p>-3292441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 [.C796]+(1/12)" office:value-type="float" office:value="96.999999999999" calcext:value-type="float">
            <text:p>97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6]*[.$E$9])+[.D797]" office:value-type="float" office:value="-3309893.36563017" calcext:value-type="float">
            <text:p>-3309893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 [.C797]+(1/12)" office:value-type="float" office:value="97.0833333333324" calcext:value-type="float">
            <text:p>97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7]*[.$E$9])+[.D798]" office:value-type="float" office:value="-3327395.73425384" calcext:value-type="float">
            <text:p>-3327395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 [.C798]+(1/12)" office:value-type="float" office:value="97.1666666666657" calcext:value-type="float">
            <text:p>97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8]*[.$E$9])+[.D799]" office:value-type="float" office:value="-3344948.35040517" calcext:value-type="float">
            <text:p>-3344948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 [.C799]+(1/12)" office:value-type="float" office:value="97.249999999999" calcext:value-type="float">
            <text:p>97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799]*[.$E$9])+[.D800]" office:value-type="float" office:value="-3362551.35833972" calcext:value-type="float">
            <text:p>-3362551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 [.C800]+(1/12)" office:value-type="float" office:value="97.3333333333324" calcext:value-type="float">
            <text:p>97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0]*[.$E$9])+[.D801]" office:value-type="float" office:value="-3380204.90272721" calcext:value-type="float">
            <text:p>-3380204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 [.C801]+(1/12)" office:value-type="float" office:value="97.4166666666657" calcext:value-type="float">
            <text:p>97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1]*[.$E$9])+[.D802]" office:value-type="float" office:value="-3397909.12865267" calcext:value-type="float">
            <text:p>-3397909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 [.C802]+(1/12)" office:value-type="float" office:value="97.499999999999" calcext:value-type="float">
            <text:p>97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2]*[.$E$9])+[.D803]" office:value-type="float" office:value="-3415664.18161766" calcext:value-type="float">
            <text:p>-3415664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 [.C803]+(1/12)" office:value-type="float" office:value="97.5833333333323" calcext:value-type="float">
            <text:p>97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3]*[.$E$9])+[.D804]" office:value-type="float" office:value="-3433470.20754146" calcext:value-type="float">
            <text:p>-3433470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 [.C804]+(1/12)" office:value-type="float" office:value="97.6666666666657" calcext:value-type="float">
            <text:p>97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4]*[.$E$9])+[.D805]" office:value-type="float" office:value="-3451327.35276228" calcext:value-type="float">
            <text:p>-3451327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 [.C805]+(1/12)" office:value-type="float" office:value="97.749999999999" calcext:value-type="float">
            <text:p>97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5]*[.$E$9])+[.D806]" office:value-type="float" office:value="-3469235.76403843" calcext:value-type="float">
            <text:p>-3469235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 [.C806]+(1/12)" office:value-type="float" office:value="97.8333333333323" calcext:value-type="float">
            <text:p>97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6]*[.$E$9])+[.D807]" office:value-type="float" office:value="-3487195.58854959" calcext:value-type="float">
            <text:p>-3487195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 [.C807]+(1/12)" office:value-type="float" office:value="97.9166666666657" calcext:value-type="float">
            <text:p>97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7]*[.$E$9])+[.D808]" office:value-type="float" office:value="-3505206.97389792" calcext:value-type="float">
            <text:p>-3505206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 [.C808]+(1/12)" office:value-type="float" office:value="97.999999999999" calcext:value-type="float">
            <text:p>98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8]*[.$E$9])+[.D809]" office:value-type="float" office:value="-3523270.06810939" calcext:value-type="float">
            <text:p>-3523270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 [.C809]+(1/12)" office:value-type="float" office:value="98.0833333333323" calcext:value-type="float">
            <text:p>98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09]*[.$E$9])+[.D810]" office:value-type="float" office:value="-3541385.01963488" calcext:value-type="float">
            <text:p>-3541385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 [.C810]+(1/12)" office:value-type="float" office:value="98.1666666666656" calcext:value-type="float">
            <text:p>98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0]*[.$E$9])+[.D811]" office:value-type="float" office:value="-3559551.97735151" calcext:value-type="float">
            <text:p>-3559551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 [.C811]+(1/12)" office:value-type="float" office:value="98.249999999999" calcext:value-type="float">
            <text:p>98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1]*[.$E$9])+[.D812]" office:value-type="float" office:value="-3577771.09056377" calcext:value-type="float">
            <text:p>-3577771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 [.C812]+(1/12)" office:value-type="float" office:value="98.3333333333323" calcext:value-type="float">
            <text:p>98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2]*[.$E$9])+[.D813]" office:value-type="float" office:value="-3596042.50900482" calcext:value-type="float">
            <text:p>-3596042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 [.C813]+(1/12)" office:value-type="float" office:value="98.4166666666656" calcext:value-type="float">
            <text:p>98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3]*[.$E$9])+[.D814]" office:value-type="float" office:value="-3614366.38283767" calcext:value-type="float">
            <text:p>-3614366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 [.C814]+(1/12)" office:value-type="float" office:value="98.499999999999" calcext:value-type="float">
            <text:p>98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4]*[.$E$9])+[.D815]" office:value-type="float" office:value="-3632742.86265643" calcext:value-type="float">
            <text:p>-3632742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 [.C815]+(1/12)" office:value-type="float" office:value="98.5833333333323" calcext:value-type="float">
            <text:p>98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5]*[.$E$9])+[.D816]" office:value-type="float" office:value="-3651172.09948757" calcext:value-type="float">
            <text:p>-3651172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 [.C816]+(1/12)" office:value-type="float" office:value="98.6666666666656" calcext:value-type="float">
            <text:p>98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6]*[.$E$9])+[.D817]" office:value-type="float" office:value="-3669654.24479112" calcext:value-type="float">
            <text:p>-3669654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 [.C817]+(1/12)" office:value-type="float" office:value="98.7499999999989" calcext:value-type="float">
            <text:p>98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7]*[.$E$9])+[.D818]" office:value-type="float" office:value="-3688189.45046194" calcext:value-type="float">
            <text:p>-3688189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 [.C818]+(1/12)" office:value-type="float" office:value="98.8333333333323" calcext:value-type="float">
            <text:p>98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8]*[.$E$9])+[.D819]" office:value-type="float" office:value="-3706777.86883098" calcext:value-type="float">
            <text:p>-3706777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 [.C819]+(1/12)" office:value-type="float" office:value="98.9166666666656" calcext:value-type="float">
            <text:p>98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19]*[.$E$9])+[.D820]" office:value-type="float" office:value="-3725419.65266651" calcext:value-type="float">
            <text:p>-3725419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 [.C820]+(1/12)" office:value-type="float" office:value="98.9999999999989" calcext:value-type="float">
            <text:p>99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0]*[.$E$9])+[.D821]" office:value-type="float" office:value="-3744114.95517538" calcext:value-type="float">
            <text:p>-3744114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 [.C821]+(1/12)" office:value-type="float" office:value="99.0833333333323" calcext:value-type="float">
            <text:p>99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1]*[.$E$9])+[.D822]" office:value-type="float" office:value="-3762863.93000426" calcext:value-type="float">
            <text:p>-3762863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 [.C822]+(1/12)" office:value-type="float" office:value="99.1666666666656" calcext:value-type="float">
            <text:p>99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2]*[.$E$9])+[.D823]" office:value-type="float" office:value="-3781666.73124097" calcext:value-type="float">
            <text:p>-3781666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 [.C823]+(1/12)" office:value-type="float" office:value="99.2499999999989" calcext:value-type="float">
            <text:p>99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3]*[.$E$9])+[.D824]" office:value-type="float" office:value="-3800523.51341567" calcext:value-type="float">
            <text:p>-3800523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 [.C824]+(1/12)" office:value-type="float" office:value="99.3333333333322" calcext:value-type="float">
            <text:p>99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4]*[.$E$9])+[.D825]" office:value-type="float" office:value="-3819434.43150215" calcext:value-type="float">
            <text:p>-3819434,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 [.C825]+(1/12)" office:value-type="float" office:value="99.4166666666656" calcext:value-type="float">
            <text:p>99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5]*[.$E$9])+[.D826]" office:value-type="float" office:value="-3838399.64091915" calcext:value-type="float">
            <text:p>-3838399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 [.C826]+(1/12)" office:value-type="float" office:value="99.4999999999989" calcext:value-type="float">
            <text:p>99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6]*[.$E$9])+[.D827]" office:value-type="float" office:value="-3857419.29753157" calcext:value-type="float">
            <text:p>-3857419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 [.C827]+(1/12)" office:value-type="float" office:value="99.5833333333322" calcext:value-type="float">
            <text:p>99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7]*[.$E$9])+[.D828]" office:value-type="float" office:value="-3876493.55765179" calcext:value-type="float">
            <text:p>-3876493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 [.C828]+(1/12)" office:value-type="float" office:value="99.6666666666656" calcext:value-type="float">
            <text:p>99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8]*[.$E$9])+[.D829]" office:value-type="float" office:value="-3895622.57804096" calcext:value-type="float">
            <text:p>-3895622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 [.C829]+(1/12)" office:value-type="float" office:value="99.7499999999989" calcext:value-type="float">
            <text:p>99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29]*[.$E$9])+[.D830]" office:value-type="float" office:value="-3914806.51591027" calcext:value-type="float">
            <text:p>-3914806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 [.C830]+(1/12)" office:value-type="float" office:value="99.8333333333322" calcext:value-type="float">
            <text:p>99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0]*[.$E$9])+[.D831]" office:value-type="float" office:value="-3934045.52892223" calcext:value-type="float">
            <text:p>-3934045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 [.C831]+(1/12)" office:value-type="float" office:value="99.9166666666655" calcext:value-type="float">
            <text:p>99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1]*[.$E$9])+[.D832]" office:value-type="float" office:value="-3953339.775192" calcext:value-type="float">
            <text:p>-3953339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 [.C832]+(1/12)" office:value-type="float" office:value="99.9999999999989" calcext:value-type="float">
            <text:p>10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2]*[.$E$9])+[.D833]" office:value-type="float" office:value="-3972689.41328867" calcext:value-type="float">
            <text:p>-3972689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 [.C833]+(1/12)" office:value-type="float" office:value="100.083333333332" calcext:value-type="float">
            <text:p>100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3]*[.$E$9])+[.D834]" office:value-type="float" office:value="-3992094.60223657" calcext:value-type="float">
            <text:p>-3992094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 [.C834]+(1/12)" office:value-type="float" office:value="100.166666666666" calcext:value-type="float">
            <text:p>100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4]*[.$E$9])+[.D835]" office:value-type="float" office:value="-4011555.50151657" calcext:value-type="float">
            <text:p>-4011555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 [.C835]+(1/12)" office:value-type="float" office:value="100.249999999999" calcext:value-type="float">
            <text:p>100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5]*[.$E$9])+[.D836]" office:value-type="float" office:value="-4031072.27106738" calcext:value-type="float">
            <text:p>-4031072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 [.C836]+(1/12)" office:value-type="float" office:value="100.333333333332" calcext:value-type="float">
            <text:p>100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6]*[.$E$9])+[.D837]" office:value-type="float" office:value="-4050645.07128689" calcext:value-type="float">
            <text:p>-4050645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 [.C837]+(1/12)" office:value-type="float" office:value="100.416666666666" calcext:value-type="float">
            <text:p>100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7]*[.$E$9])+[.D838]" office:value-type="float" office:value="-4070274.06303348" calcext:value-type="float">
            <text:p>-4070274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 [.C838]+(1/12)" office:value-type="float" office:value="100.499999999999" calcext:value-type="float">
            <text:p>100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8]*[.$E$9])+[.D839]" office:value-type="float" office:value="-4089959.40762733" calcext:value-type="float">
            <text:p>-4089959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 [.C839]+(1/12)" office:value-type="float" office:value="100.583333333332" calcext:value-type="float">
            <text:p>100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39]*[.$E$9])+[.D840]" office:value-type="float" office:value="-4109701.26685177" calcext:value-type="float">
            <text:p>-4109701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 [.C840]+(1/12)" office:value-type="float" office:value="100.666666666665" calcext:value-type="float">
            <text:p>100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0]*[.$E$9])+[.D841]" office:value-type="float" office:value="-4129499.80295456" calcext:value-type="float">
            <text:p>-4129499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 [.C841]+(1/12)" office:value-type="float" office:value="100.749999999999" calcext:value-type="float">
            <text:p>100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1]*[.$E$9])+[.D842]" office:value-type="float" office:value="-4149355.17864929" calcext:value-type="float">
            <text:p>-4149355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 [.C842]+(1/12)" office:value-type="float" office:value="100.833333333332" calcext:value-type="float">
            <text:p>100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2]*[.$E$9])+[.D843]" office:value-type="float" office:value="-4169267.55711667" calcext:value-type="float">
            <text:p>-4169267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 [.C843]+(1/12)" office:value-type="float" office:value="100.916666666665" calcext:value-type="float">
            <text:p>100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3]*[.$E$9])+[.D844]" office:value-type="float" office:value="-4189237.10200588" calcext:value-type="float">
            <text:p>-4189237,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 [.C844]+(1/12)" office:value-type="float" office:value="100.999999999999" calcext:value-type="float">
            <text:p>101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4]*[.$E$9])+[.D845]" office:value-type="float" office:value="-4209263.97743594" calcext:value-type="float">
            <text:p>-4209263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 [.C845]+(1/12)" office:value-type="float" office:value="101.083333333332" calcext:value-type="float">
            <text:p>101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5]*[.$E$9])+[.D846]" office:value-type="float" office:value="-4229348.34799701" calcext:value-type="float">
            <text:p>-4229348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 [.C846]+(1/12)" office:value-type="float" office:value="101.166666666665" calcext:value-type="float">
            <text:p>101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6]*[.$E$9])+[.D847]" office:value-type="float" office:value="-4249490.37875181" calcext:value-type="float">
            <text:p>-4249490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 [.C847]+(1/12)" office:value-type="float" office:value="101.249999999999" calcext:value-type="float">
            <text:p>101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7]*[.$E$9])+[.D848]" office:value-type="float" office:value="-4269690.2352369" calcext:value-type="float">
            <text:p>-4269690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 [.C848]+(1/12)" office:value-type="float" office:value="101.333333333332" calcext:value-type="float">
            <text:p>101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8]*[.$E$9])+[.D849]" office:value-type="float" office:value="-4289948.08346409" calcext:value-type="float">
            <text:p>-4289948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 [.C849]+(1/12)" office:value-type="float" office:value="101.416666666665" calcext:value-type="float">
            <text:p>101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49]*[.$E$9])+[.D850]" office:value-type="float" office:value="-4310264.08992181" calcext:value-type="float">
            <text:p>-4310264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 [.C850]+(1/12)" office:value-type="float" office:value="101.499999999999" calcext:value-type="float">
            <text:p>101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0]*[.$E$9])+[.D851]" office:value-type="float" office:value="-4330638.42157645" calcext:value-type="float">
            <text:p>-4330638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 [.C851]+(1/12)" office:value-type="float" office:value="101.583333333332" calcext:value-type="float">
            <text:p>101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1]*[.$E$9])+[.D852]" office:value-type="float" office:value="-4351071.24587374" calcext:value-type="float">
            <text:p>-4351071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 [.C852]+(1/12)" office:value-type="float" office:value="101.666666666665" calcext:value-type="float">
            <text:p>101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2]*[.$E$9])+[.D853]" office:value-type="float" office:value="-4371562.73074013" calcext:value-type="float">
            <text:p>-4371562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 [.C853]+(1/12)" office:value-type="float" office:value="101.749999999999" calcext:value-type="float">
            <text:p>101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3]*[.$E$9])+[.D854]" office:value-type="float" office:value="-4392113.04458418" calcext:value-type="float">
            <text:p>-4392113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 [.C854]+(1/12)" office:value-type="float" office:value="101.833333333332" calcext:value-type="float">
            <text:p>101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4]*[.$E$9])+[.D855]" office:value-type="float" office:value="-4412722.35629791" calcext:value-type="float">
            <text:p>-4412722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 [.C855]+(1/12)" office:value-type="float" office:value="101.916666666665" calcext:value-type="float">
            <text:p>101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5]*[.$E$9])+[.D856]" office:value-type="float" office:value="-4433390.83525825" calcext:value-type="float">
            <text:p>-4433390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 [.C856]+(1/12)" office:value-type="float" office:value="101.999999999999" calcext:value-type="float">
            <text:p>102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6]*[.$E$9])+[.D857]" office:value-type="float" office:value="-4454118.65132836" calcext:value-type="float">
            <text:p>-4454118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 [.C857]+(1/12)" office:value-type="float" office:value="102.083333333332" calcext:value-type="float">
            <text:p>102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7]*[.$E$9])+[.D858]" office:value-type="float" office:value="-4474905.97485907" calcext:value-type="float">
            <text:p>-4474905,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 [.C858]+(1/12)" office:value-type="float" office:value="102.166666666665" calcext:value-type="float">
            <text:p>102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8]*[.$E$9])+[.D859]" office:value-type="float" office:value="-4495752.97669028" calcext:value-type="float">
            <text:p>-4495752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 [.C859]+(1/12)" office:value-type="float" office:value="102.249999999999" calcext:value-type="float">
            <text:p>102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59]*[.$E$9])+[.D860]" office:value-type="float" office:value="-4516659.82815235" calcext:value-type="float">
            <text:p>-4516659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 [.C860]+(1/12)" office:value-type="float" office:value="102.333333333332" calcext:value-type="float">
            <text:p>102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0]*[.$E$9])+[.D861]" office:value-type="float" office:value="-4537626.70106749" calcext:value-type="float">
            <text:p>-4537626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 [.C861]+(1/12)" office:value-type="float" office:value="102.416666666665" calcext:value-type="float">
            <text:p>102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1]*[.$E$9])+[.D862]" office:value-type="float" office:value="-4558653.76775124" calcext:value-type="float">
            <text:p>-4558653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 [.C862]+(1/12)" office:value-type="float" office:value="102.499999999999" calcext:value-type="float">
            <text:p>102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2]*[.$E$9])+[.D863]" office:value-type="float" office:value="-4579741.20101379" calcext:value-type="float">
            <text:p>-4579741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 [.C863]+(1/12)" office:value-type="float" office:value="102.583333333332" calcext:value-type="float">
            <text:p>102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3]*[.$E$9])+[.D864]" office:value-type="float" office:value="-4600889.17416148" calcext:value-type="float">
            <text:p>-4600889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 [.C864]+(1/12)" office:value-type="float" office:value="102.666666666665" calcext:value-type="float">
            <text:p>102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4]*[.$E$9])+[.D865]" office:value-type="float" office:value="-4622097.86099819" calcext:value-type="float">
            <text:p>-4622097,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 [.C865]+(1/12)" office:value-type="float" office:value="102.749999999999" calcext:value-type="float">
            <text:p>102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5]*[.$E$9])+[.D866]" office:value-type="float" office:value="-4643367.43582678" calcext:value-type="float">
            <text:p>-4643367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 [.C866]+(1/12)" office:value-type="float" office:value="102.833333333332" calcext:value-type="float">
            <text:p>102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6]*[.$E$9])+[.D867]" office:value-type="float" office:value="-4664698.0734505" calcext:value-type="float">
            <text:p>-4664698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 [.C867]+(1/12)" office:value-type="float" office:value="102.916666666665" calcext:value-type="float">
            <text:p>102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7]*[.$E$9])+[.D868]" office:value-type="float" office:value="-4686089.94917445" calcext:value-type="float">
            <text:p>-4686089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 [.C868]+(1/12)" office:value-type="float" office:value="102.999999999999" calcext:value-type="float">
            <text:p>103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8]*[.$E$9])+[.D869]" office:value-type="float" office:value="-4707543.23880701" calcext:value-type="float">
            <text:p>-4707543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 [.C869]+(1/12)" office:value-type="float" office:value="103.083333333332" calcext:value-type="float">
            <text:p>103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69]*[.$E$9])+[.D870]" office:value-type="float" office:value="-4729058.1186613" calcext:value-type="float">
            <text:p>-4729058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 [.C870]+(1/12)" office:value-type="float" office:value="103.166666666665" calcext:value-type="float">
            <text:p>103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0]*[.$E$9])+[.D871]" office:value-type="float" office:value="-4750634.7655566" calcext:value-type="float">
            <text:p>-4750634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 [.C871]+(1/12)" office:value-type="float" office:value="103.249999999999" calcext:value-type="float">
            <text:p>103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1]*[.$E$9])+[.D872]" office:value-type="float" office:value="-4772273.35681984" calcext:value-type="float">
            <text:p>-4772273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 [.C872]+(1/12)" office:value-type="float" office:value="103.333333333332" calcext:value-type="float">
            <text:p>103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2]*[.$E$9])+[.D873]" office:value-type="float" office:value="-4793974.07028702" calcext:value-type="float">
            <text:p>-4793974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 [.C873]+(1/12)" office:value-type="float" office:value="103.416666666665" calcext:value-type="float">
            <text:p>103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3]*[.$E$9])+[.D874]" office:value-type="float" office:value="-4815737.08430469" calcext:value-type="float">
            <text:p>-4815737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 [.C874]+(1/12)" office:value-type="float" office:value="103.499999999999" calcext:value-type="float">
            <text:p>103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4]*[.$E$9])+[.D875]" office:value-type="float" office:value="-4837562.57773143" calcext:value-type="float">
            <text:p>-4837562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 [.C875]+(1/12)" office:value-type="float" office:value="103.583333333332" calcext:value-type="float">
            <text:p>103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5]*[.$E$9])+[.D876]" office:value-type="float" office:value="-4859450.72993929" calcext:value-type="float">
            <text:p>-4859450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 [.C876]+(1/12)" office:value-type="float" office:value="103.666666666665" calcext:value-type="float">
            <text:p>103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6]*[.$E$9])+[.D877]" office:value-type="float" office:value="-4881401.72081529" calcext:value-type="float">
            <text:p>-4881401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 [.C877]+(1/12)" office:value-type="float" office:value="103.749999999999" calcext:value-type="float">
            <text:p>103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7]*[.$E$9])+[.D878]" office:value-type="float" office:value="-4903415.73076288" calcext:value-type="float">
            <text:p>-4903415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 [.C878]+(1/12)" office:value-type="float" office:value="103.833333333332" calcext:value-type="float">
            <text:p>103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8]*[.$E$9])+[.D879]" office:value-type="float" office:value="-4925492.94070343" calcext:value-type="float">
            <text:p>-4925492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 [.C879]+(1/12)" office:value-type="float" office:value="103.916666666665" calcext:value-type="float">
            <text:p>103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79]*[.$E$9])+[.D880]" office:value-type="float" office:value="-4947633.53207771" calcext:value-type="float">
            <text:p>-4947633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 [.C880]+(1/12)" office:value-type="float" office:value="103.999999999999" calcext:value-type="float">
            <text:p>104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0]*[.$E$9])+[.D881]" office:value-type="float" office:value="-4969837.68684741" calcext:value-type="float">
            <text:p>-4969837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 [.C881]+(1/12)" office:value-type="float" office:value="104.083333333332" calcext:value-type="float">
            <text:p>104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1]*[.$E$9])+[.D882]" office:value-type="float" office:value="-4992105.5874966" calcext:value-type="float">
            <text:p>-4992105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 [.C882]+(1/12)" office:value-type="float" office:value="104.166666666665" calcext:value-type="float">
            <text:p>104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2]*[.$E$9])+[.D883]" office:value-type="float" office:value="-5014437.41703324" calcext:value-type="float">
            <text:p>-5014437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 [.C883]+(1/12)" office:value-type="float" office:value="104.249999999999" calcext:value-type="float">
            <text:p>104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3]*[.$E$9])+[.D884]" office:value-type="float" office:value="-5036833.35899069" calcext:value-type="float">
            <text:p>-5036833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 [.C884]+(1/12)" office:value-type="float" office:value="104.333333333332" calcext:value-type="float">
            <text:p>104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4]*[.$E$9])+[.D885]" office:value-type="float" office:value="-5059293.59742922" calcext:value-type="float">
            <text:p>-5059293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 [.C885]+(1/12)" office:value-type="float" office:value="104.416666666665" calcext:value-type="float">
            <text:p>104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5]*[.$E$9])+[.D886]" office:value-type="float" office:value="-5081818.31693751" calcext:value-type="float">
            <text:p>-5081818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 [.C886]+(1/12)" office:value-type="float" office:value="104.499999999999" calcext:value-type="float">
            <text:p>104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6]*[.$E$9])+[.D887]" office:value-type="float" office:value="-5104407.70263419" calcext:value-type="float">
            <text:p>-5104407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 [.C887]+(1/12)" office:value-type="float" office:value="104.583333333332" calcext:value-type="float">
            <text:p>104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7]*[.$E$9])+[.D888]" office:value-type="float" office:value="-5127061.94016933" calcext:value-type="float">
            <text:p>-5127061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 [.C888]+(1/12)" office:value-type="float" office:value="104.666666666665" calcext:value-type="float">
            <text:p>104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8]*[.$E$9])+[.D889]" office:value-type="float" office:value="-5149781.21572599" calcext:value-type="float">
            <text:p>-5149781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 [.C889]+(1/12)" office:value-type="float" office:value="104.749999999999" calcext:value-type="float">
            <text:p>104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89]*[.$E$9])+[.D890]" office:value-type="float" office:value="-5172565.71602174" calcext:value-type="float">
            <text:p>-5172565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 [.C890]+(1/12)" office:value-type="float" office:value="104.833333333332" calcext:value-type="float">
            <text:p>104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0]*[.$E$9])+[.D891]" office:value-type="float" office:value="-5195415.62831021" calcext:value-type="float">
            <text:p>-5195415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 [.C891]+(1/12)" office:value-type="float" office:value="104.916666666665" calcext:value-type="float">
            <text:p>104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1]*[.$E$9])+[.D892]" office:value-type="float" office:value="-5218331.14038259" calcext:value-type="float">
            <text:p>-5218331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 [.C892]+(1/12)" office:value-type="float" office:value="104.999999999999" calcext:value-type="float">
            <text:p>105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2]*[.$E$9])+[.D893]" office:value-type="float" office:value="-5241312.44056924" calcext:value-type="float">
            <text:p>-5241312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 [.C893]+(1/12)" office:value-type="float" office:value="105.083333333332" calcext:value-type="float">
            <text:p>105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3]*[.$E$9])+[.D894]" office:value-type="float" office:value="-5264359.71774115" calcext:value-type="float">
            <text:p>-5264359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 [.C894]+(1/12)" office:value-type="float" office:value="105.166666666665" calcext:value-type="float">
            <text:p>105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4]*[.$E$9])+[.D895]" office:value-type="float" office:value="-5287473.16131157" calcext:value-type="float">
            <text:p>-5287473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 [.C895]+(1/12)" office:value-type="float" office:value="105.249999999999" calcext:value-type="float">
            <text:p>105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5]*[.$E$9])+[.D896]" office:value-type="float" office:value="-5310652.96123753" calcext:value-type="float">
            <text:p>-5310652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 [.C896]+(1/12)" office:value-type="float" office:value="105.333333333332" calcext:value-type="float">
            <text:p>105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6]*[.$E$9])+[.D897]" office:value-type="float" office:value="-5333899.30802141" calcext:value-type="float">
            <text:p>-5333899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 [.C897]+(1/12)" office:value-type="float" office:value="105.416666666665" calcext:value-type="float">
            <text:p>105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7]*[.$E$9])+[.D898]" office:value-type="float" office:value="-5357212.39271249" calcext:value-type="float">
            <text:p>-5357212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 [.C898]+(1/12)" office:value-type="float" office:value="105.499999999999" calcext:value-type="float">
            <text:p>105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8]*[.$E$9])+[.D899]" office:value-type="float" office:value="-5380592.40690855" calcext:value-type="float">
            <text:p>-5380592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 [.C899]+(1/12)" office:value-type="float" office:value="105.583333333332" calcext:value-type="float">
            <text:p>105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899]*[.$E$9])+[.D900]" office:value-type="float" office:value="-5404039.54275742" calcext:value-type="float">
            <text:p>-5404039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 [.C900]+(1/12)" office:value-type="float" office:value="105.666666666665" calcext:value-type="float">
            <text:p>105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0]*[.$E$9])+[.D901]" office:value-type="float" office:value="-5427553.99295856" calcext:value-type="float">
            <text:p>-5427553,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 [.C901]+(1/12)" office:value-type="float" office:value="105.749999999999" calcext:value-type="float">
            <text:p>105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1]*[.$E$9])+[.D902]" office:value-type="float" office:value="-5451135.95076466" calcext:value-type="float">
            <text:p>-5451135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 [.C902]+(1/12)" office:value-type="float" office:value="105.833333333332" calcext:value-type="float">
            <text:p>105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2]*[.$E$9])+[.D903]" office:value-type="float" office:value="-5474785.60998322" calcext:value-type="float">
            <text:p>-5474785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 [.C903]+(1/12)" office:value-type="float" office:value="105.916666666665" calcext:value-type="float">
            <text:p>105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3]*[.$E$9])+[.D904]" office:value-type="float" office:value="-5498503.16497814" calcext:value-type="float">
            <text:p>-5498503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 [.C904]+(1/12)" office:value-type="float" office:value="105.999999999999" calcext:value-type="float">
            <text:p>106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4]*[.$E$9])+[.D905]" office:value-type="float" office:value="-5522288.81067132" calcext:value-type="float">
            <text:p>-5522288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 [.C905]+(1/12)" office:value-type="float" office:value="106.083333333332" calcext:value-type="float">
            <text:p>106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5]*[.$E$9])+[.D906]" office:value-type="float" office:value="-5546142.74254425" calcext:value-type="float">
            <text:p>-5546142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 [.C906]+(1/12)" office:value-type="float" office:value="106.166666666665" calcext:value-type="float">
            <text:p>106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6]*[.$E$9])+[.D907]" office:value-type="float" office:value="-5570065.15663963" calcext:value-type="float">
            <text:p>-5570065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 [.C907]+(1/12)" office:value-type="float" office:value="106.249999999999" calcext:value-type="float">
            <text:p>106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7]*[.$E$9])+[.D908]" office:value-type="float" office:value="-5594056.249563" calcext:value-type="float">
            <text:p>-559405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 [.C908]+(1/12)" office:value-type="float" office:value="106.333333333332" calcext:value-type="float">
            <text:p>106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8]*[.$E$9])+[.D909]" office:value-type="float" office:value="-5618116.21848432" calcext:value-type="float">
            <text:p>-5618116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 [.C909]+(1/12)" office:value-type="float" office:value="106.416666666665" calcext:value-type="float">
            <text:p>106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09]*[.$E$9])+[.D910]" office:value-type="float" office:value="-5642245.26113959" calcext:value-type="float">
            <text:p>-5642245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 [.C910]+(1/12)" office:value-type="float" office:value="106.499999999998" calcext:value-type="float">
            <text:p>106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0]*[.$E$9])+[.D911]" office:value-type="float" office:value="-5666443.57583251" calcext:value-type="float">
            <text:p>-5666443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 [.C911]+(1/12)" office:value-type="float" office:value="106.583333333332" calcext:value-type="float">
            <text:p>106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1]*[.$E$9])+[.D912]" office:value-type="float" office:value="-5690711.36143609" calcext:value-type="float">
            <text:p>-5690711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 [.C912]+(1/12)" office:value-type="float" office:value="106.666666666665" calcext:value-type="float">
            <text:p>106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2]*[.$E$9])+[.D913]" office:value-type="float" office:value="-5715048.81739427" calcext:value-type="float">
            <text:p>-5715048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 [.C913]+(1/12)" office:value-type="float" office:value="106.749999999998" calcext:value-type="float">
            <text:p>106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3]*[.$E$9])+[.D914]" office:value-type="float" office:value="-5739456.14372359" calcext:value-type="float">
            <text:p>-5739456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 [.C914]+(1/12)" office:value-type="float" office:value="106.833333333332" calcext:value-type="float">
            <text:p>106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4]*[.$E$9])+[.D915]" office:value-type="float" office:value="-5763933.5410148" calcext:value-type="float">
            <text:p>-5763933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 [.C915]+(1/12)" office:value-type="float" office:value="106.916666666665" calcext:value-type="float">
            <text:p>106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5]*[.$E$9])+[.D916]" office:value-type="float" office:value="-5788481.21043454" calcext:value-type="float">
            <text:p>-5788481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 [.C916]+(1/12)" office:value-type="float" office:value="106.999999999998" calcext:value-type="float">
            <text:p>107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6]*[.$E$9])+[.D917]" office:value-type="float" office:value="-5813099.35372698" calcext:value-type="float">
            <text:p>-5813099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 [.C917]+(1/12)" office:value-type="float" office:value="107.083333333332" calcext:value-type="float">
            <text:p>107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7]*[.$E$9])+[.D918]" office:value-type="float" office:value="-5837788.17321546" calcext:value-type="float">
            <text:p>-5837788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 [.C918]+(1/12)" office:value-type="float" office:value="107.166666666665" calcext:value-type="float">
            <text:p>107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8]*[.$E$9])+[.D919]" office:value-type="float" office:value="-5862547.87180418" calcext:value-type="float">
            <text:p>-5862547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 [.C919]+(1/12)" office:value-type="float" office:value="107.249999999998" calcext:value-type="float">
            <text:p>107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19]*[.$E$9])+[.D920]" office:value-type="float" office:value="-5887378.65297987" calcext:value-type="float">
            <text:p>-5887378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 [.C920]+(1/12)" office:value-type="float" office:value="107.333333333332" calcext:value-type="float">
            <text:p>107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0]*[.$E$9])+[.D921]" office:value-type="float" office:value="-5912280.72081343" calcext:value-type="float">
            <text:p>-5912280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 [.C921]+(1/12)" office:value-type="float" office:value="107.416666666665" calcext:value-type="float">
            <text:p>107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1]*[.$E$9])+[.D922]" office:value-type="float" office:value="-5937254.27996163" calcext:value-type="float">
            <text:p>-5937254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 [.C922]+(1/12)" office:value-type="float" office:value="107.499999999998" calcext:value-type="float">
            <text:p>107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2]*[.$E$9])+[.D923]" office:value-type="float" office:value="-5962299.53566881" calcext:value-type="float">
            <text:p>-5962299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 [.C923]+(1/12)" office:value-type="float" office:value="107.583333333332" calcext:value-type="float">
            <text:p>107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3]*[.$E$9])+[.D924]" office:value-type="float" office:value="-5987416.69376851" calcext:value-type="float">
            <text:p>-5987416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 [.C924]+(1/12)" office:value-type="float" office:value="107.666666666665" calcext:value-type="float">
            <text:p>107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4]*[.$E$9])+[.D925]" office:value-type="float" office:value="-6012605.96068523" calcext:value-type="float">
            <text:p>-6012605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 [.C925]+(1/12)" office:value-type="float" office:value="107.749999999998" calcext:value-type="float">
            <text:p>107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5]*[.$E$9])+[.D926]" office:value-type="float" office:value="-6037867.54343607" calcext:value-type="float">
            <text:p>-6037867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 [.C926]+(1/12)" office:value-type="float" office:value="107.833333333332" calcext:value-type="float">
            <text:p>107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6]*[.$E$9])+[.D927]" office:value-type="float" office:value="-6063201.64963248" calcext:value-type="float">
            <text:p>-6063201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 [.C927]+(1/12)" office:value-type="float" office:value="107.916666666665" calcext:value-type="float">
            <text:p>107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7]*[.$E$9])+[.D928]" office:value-type="float" office:value="-6088608.48748191" calcext:value-type="float">
            <text:p>-6088608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 [.C928]+(1/12)" office:value-type="float" office:value="107.999999999998" calcext:value-type="float">
            <text:p>108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8]*[.$E$9])+[.D929]" office:value-type="float" office:value="-6114088.26578958" calcext:value-type="float">
            <text:p>-6114088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 [.C929]+(1/12)" office:value-type="float" office:value="108.083333333332" calcext:value-type="float">
            <text:p>108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29]*[.$E$9])+[.D930]" office:value-type="float" office:value="-6139641.19396016" calcext:value-type="float">
            <text:p>-6139641,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 [.C930]+(1/12)" office:value-type="float" office:value="108.166666666665" calcext:value-type="float">
            <text:p>108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0]*[.$E$9])+[.D931]" office:value-type="float" office:value="-6165267.48199949" calcext:value-type="float">
            <text:p>-6165267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 [.C931]+(1/12)" office:value-type="float" office:value="108.249999999998" calcext:value-type="float">
            <text:p>108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1]*[.$E$9])+[.D932]" office:value-type="float" office:value="-6190967.34051633" calcext:value-type="float">
            <text:p>-6190967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 [.C932]+(1/12)" office:value-type="float" office:value="108.333333333332" calcext:value-type="float">
            <text:p>108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2]*[.$E$9])+[.D933]" office:value-type="float" office:value="-6216740.98072406" calcext:value-type="float">
            <text:p>-6216740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 [.C933]+(1/12)" office:value-type="float" office:value="108.416666666665" calcext:value-type="float">
            <text:p>108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3]*[.$E$9])+[.D934]" office:value-type="float" office:value="-6242588.61444245" calcext:value-type="float">
            <text:p>-6242588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 [.C934]+(1/12)" office:value-type="float" office:value="108.499999999998" calcext:value-type="float">
            <text:p>108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4]*[.$E$9])+[.D935]" office:value-type="float" office:value="-6268510.45409938" calcext:value-type="float">
            <text:p>-6268510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 [.C935]+(1/12)" office:value-type="float" office:value="108.583333333332" calcext:value-type="float">
            <text:p>108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5]*[.$E$9])+[.D936]" office:value-type="float" office:value="-6294506.71273257" calcext:value-type="float">
            <text:p>-6294506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 [.C936]+(1/12)" office:value-type="float" office:value="108.666666666665" calcext:value-type="float">
            <text:p>108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6]*[.$E$9])+[.D937]" office:value-type="float" office:value="-6320577.60399137" calcext:value-type="float">
            <text:p>-6320577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 [.C937]+(1/12)" office:value-type="float" office:value="108.749999999998" calcext:value-type="float">
            <text:p>108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7]*[.$E$9])+[.D938]" office:value-type="float" office:value="-6346723.3421385" calcext:value-type="float">
            <text:p>-6346723,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 [.C938]+(1/12)" office:value-type="float" office:value="108.833333333332" calcext:value-type="float">
            <text:p>108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8]*[.$E$9])+[.D939]" office:value-type="float" office:value="-6372944.14205178" calcext:value-type="float">
            <text:p>-6372944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 [.C939]+(1/12)" office:value-type="float" office:value="108.916666666665" calcext:value-type="float">
            <text:p>108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39]*[.$E$9])+[.D940]" office:value-type="float" office:value="-6399240.21922594" calcext:value-type="float">
            <text:p>-6399240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 [.C940]+(1/12)" office:value-type="float" office:value="108.999999999998" calcext:value-type="float">
            <text:p>109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0]*[.$E$9])+[.D941]" office:value-type="float" office:value="-6425611.78977438" calcext:value-type="float">
            <text:p>-6425611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 [.C941]+(1/12)" office:value-type="float" office:value="109.083333333332" calcext:value-type="float">
            <text:p>109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1]*[.$E$9])+[.D942]" office:value-type="float" office:value="-6452059.07043093" calcext:value-type="float">
            <text:p>-6452059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 [.C942]+(1/12)" office:value-type="float" office:value="109.166666666665" calcext:value-type="float">
            <text:p>109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2]*[.$E$9])+[.D943]" office:value-type="float" office:value="-6478582.27855163" calcext:value-type="float">
            <text:p>-6478582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 [.C943]+(1/12)" office:value-type="float" office:value="109.249999999998" calcext:value-type="float">
            <text:p>109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3]*[.$E$9])+[.D944]" office:value-type="float" office:value="-6505181.63211656" calcext:value-type="float">
            <text:p>-6505181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 [.C944]+(1/12)" office:value-type="float" office:value="109.333333333332" calcext:value-type="float">
            <text:p>109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4]*[.$E$9])+[.D945]" office:value-type="float" office:value="-6531857.34973156" calcext:value-type="float">
            <text:p>-6531857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 [.C945]+(1/12)" office:value-type="float" office:value="109.416666666665" calcext:value-type="float">
            <text:p>109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5]*[.$E$9])+[.D946]" office:value-type="float" office:value="-6558609.6506301" calcext:value-type="float">
            <text:p>-6558609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 [.C946]+(1/12)" office:value-type="float" office:value="109.499999999998" calcext:value-type="float">
            <text:p>109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6]*[.$E$9])+[.D947]" office:value-type="float" office:value="-6585438.75467502" calcext:value-type="float">
            <text:p>-6585438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 [.C947]+(1/12)" office:value-type="float" office:value="109.583333333332" calcext:value-type="float">
            <text:p>109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7]*[.$E$9])+[.D948]" office:value-type="float" office:value="-6612344.88236037" calcext:value-type="float">
            <text:p>-6612344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 [.C948]+(1/12)" office:value-type="float" office:value="109.666666666665" calcext:value-type="float">
            <text:p>109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8]*[.$E$9])+[.D949]" office:value-type="float" office:value="-6639328.25481323" calcext:value-type="float">
            <text:p>-6639328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 [.C949]+(1/12)" office:value-type="float" office:value="109.749999999998" calcext:value-type="float">
            <text:p>109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49]*[.$E$9])+[.D950]" office:value-type="float" office:value="-6666389.09379551" calcext:value-type="float">
            <text:p>-6666389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 [.C950]+(1/12)" office:value-type="float" office:value="109.833333333332" calcext:value-type="float">
            <text:p>109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0]*[.$E$9])+[.D951]" office:value-type="float" office:value="-6693527.62170575" calcext:value-type="float">
            <text:p>-6693527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 [.C951]+(1/12)" office:value-type="float" office:value="109.916666666665" calcext:value-type="float">
            <text:p>109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1]*[.$E$9])+[.D952]" office:value-type="float" office:value="-6720744.06158101" calcext:value-type="float">
            <text:p>-6720744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 [.C952]+(1/12)" office:value-type="float" office:value="109.999999999998" calcext:value-type="float">
            <text:p>11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2]*[.$E$9])+[.D953]" office:value-type="float" office:value="-6748038.63709864" calcext:value-type="float">
            <text:p>-6748038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 [.C953]+(1/12)" office:value-type="float" office:value="110.083333333332" calcext:value-type="float">
            <text:p>110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3]*[.$E$9])+[.D954]" office:value-type="float" office:value="-6775411.57257817" calcext:value-type="float">
            <text:p>-6775411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 [.C954]+(1/12)" office:value-type="float" office:value="110.166666666665" calcext:value-type="float">
            <text:p>110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4]*[.$E$9])+[.D955]" office:value-type="float" office:value="-6802863.0929831" calcext:value-type="float">
            <text:p>-6802863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 [.C955]+(1/12)" office:value-type="float" office:value="110.249999999998" calcext:value-type="float">
            <text:p>110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5]*[.$E$9])+[.D956]" office:value-type="float" office:value="-6830393.4239228" calcext:value-type="float">
            <text:p>-6830393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 [.C956]+(1/12)" office:value-type="float" office:value="110.333333333332" calcext:value-type="float">
            <text:p>110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6]*[.$E$9])+[.D957]" office:value-type="float" office:value="-6858002.79165433" calcext:value-type="float">
            <text:p>-6858002,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 [.C957]+(1/12)" office:value-type="float" office:value="110.416666666665" calcext:value-type="float">
            <text:p>110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7]*[.$E$9])+[.D958]" office:value-type="float" office:value="-6885691.42308432" calcext:value-type="float">
            <text:p>-6885691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 [.C958]+(1/12)" office:value-type="float" office:value="110.499999999998" calcext:value-type="float">
            <text:p>110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8]*[.$E$9])+[.D959]" office:value-type="float" office:value="-6913459.5457708" calcext:value-type="float">
            <text:p>-6913459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 [.C959]+(1/12)" office:value-type="float" office:value="110.583333333332" calcext:value-type="float">
            <text:p>110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59]*[.$E$9])+[.D960]" office:value-type="float" office:value="-6941307.38792515" calcext:value-type="float">
            <text:p>-6941307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 [.C960]+(1/12)" office:value-type="float" office:value="110.666666666665" calcext:value-type="float">
            <text:p>110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0]*[.$E$9])+[.D961]" office:value-type="float" office:value="-6969235.17841386" calcext:value-type="float">
            <text:p>-6969235,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 [.C961]+(1/12)" office:value-type="float" office:value="110.749999999998" calcext:value-type="float">
            <text:p>110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1]*[.$E$9])+[.D962]" office:value-type="float" office:value="-6997243.14676051" calcext:value-type="float">
            <text:p>-6997243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 [.C962]+(1/12)" office:value-type="float" office:value="110.833333333332" calcext:value-type="float">
            <text:p>110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2]*[.$E$9])+[.D963]" office:value-type="float" office:value="-7025331.52314761" calcext:value-type="float">
            <text:p>-7025331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 [.C963]+(1/12)" office:value-type="float" office:value="110.916666666665" calcext:value-type="float">
            <text:p>110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3]*[.$E$9])+[.D964]" office:value-type="float" office:value="-7053500.53841851" calcext:value-type="float">
            <text:p>-7053500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 [.C964]+(1/12)" office:value-type="float" office:value="110.999999999998" calcext:value-type="float">
            <text:p>111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4]*[.$E$9])+[.D965]" office:value-type="float" office:value="-7081750.42407926" calcext:value-type="float">
            <text:p>-7081750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 [.C965]+(1/12)" office:value-type="float" office:value="111.083333333332" calcext:value-type="float">
            <text:p>111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5]*[.$E$9])+[.D966]" office:value-type="float" office:value="-7110081.41230057" calcext:value-type="float">
            <text:p>-7110081,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 [.C966]+(1/12)" office:value-type="float" office:value="111.166666666665" calcext:value-type="float">
            <text:p>111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6]*[.$E$9])+[.D967]" office:value-type="float" office:value="-7138493.73591967" calcext:value-type="float">
            <text:p>-7138493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 [.C967]+(1/12)" office:value-type="float" office:value="111.249999999998" calcext:value-type="float">
            <text:p>111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7]*[.$E$9])+[.D968]" office:value-type="float" office:value="-7166987.62844226" calcext:value-type="float">
            <text:p>-7166987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 [.C968]+(1/12)" office:value-type="float" office:value="111.333333333332" calcext:value-type="float">
            <text:p>111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8]*[.$E$9])+[.D969]" office:value-type="float" office:value="-7195563.32404439" calcext:value-type="float">
            <text:p>-7195563,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 [.C969]+(1/12)" office:value-type="float" office:value="111.416666666665" calcext:value-type="float">
            <text:p>111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69]*[.$E$9])+[.D970]" office:value-type="float" office:value="-7224221.05757443" calcext:value-type="float">
            <text:p>-7224221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 [.C970]+(1/12)" office:value-type="float" office:value="111.499999999998" calcext:value-type="float">
            <text:p>111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0]*[.$E$9])+[.D971]" office:value-type="float" office:value="-7252961.06455494" calcext:value-type="float">
            <text:p>-7252961,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 [.C971]+(1/12)" office:value-type="float" office:value="111.583333333332" calcext:value-type="float">
            <text:p>111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1]*[.$E$9])+[.D972]" office:value-type="float" office:value="-7281783.58118469" calcext:value-type="float">
            <text:p>-7281783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 [.C972]+(1/12)" office:value-type="float" office:value="111.666666666665" calcext:value-type="float">
            <text:p>111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2]*[.$E$9])+[.D973]" office:value-type="float" office:value="-7310688.8443405" calcext:value-type="float">
            <text:p>-7310688,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 [.C973]+(1/12)" office:value-type="float" office:value="111.749999999998" calcext:value-type="float">
            <text:p>111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3]*[.$E$9])+[.D974]" office:value-type="float" office:value="-7339677.09157929" calcext:value-type="float">
            <text:p>-7339677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 [.C974]+(1/12)" office:value-type="float" office:value="111.833333333332" calcext:value-type="float">
            <text:p>111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4]*[.$E$9])+[.D975]" office:value-type="float" office:value="-7368748.56113994" calcext:value-type="float">
            <text:p>-7368748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 [.C975]+(1/12)" office:value-type="float" office:value="111.916666666665" calcext:value-type="float">
            <text:p>111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5]*[.$E$9])+[.D976]" office:value-type="float" office:value="-7397903.49194531" calcext:value-type="float">
            <text:p>-7397903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 [.C976]+(1/12)" office:value-type="float" office:value="111.999999999998" calcext:value-type="float">
            <text:p>112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6]*[.$E$9])+[.D977]" office:value-type="float" office:value="-7427142.12360419" calcext:value-type="float">
            <text:p>-7427142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 [.C977]+(1/12)" office:value-type="float" office:value="112.083333333332" calcext:value-type="float">
            <text:p>112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7]*[.$E$9])+[.D978]" office:value-type="float" office:value="-7456464.69641325" calcext:value-type="float">
            <text:p>-7456464,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 [.C978]+(1/12)" office:value-type="float" office:value="112.166666666665" calcext:value-type="float">
            <text:p>112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8]*[.$E$9])+[.D979]" office:value-type="float" office:value="-7485871.45135902" calcext:value-type="float">
            <text:p>-7485871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 [.C979]+(1/12)" office:value-type="float" office:value="112.249999999998" calcext:value-type="float">
            <text:p>112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79]*[.$E$9])+[.D980]" office:value-type="float" office:value="-7515362.6301199" calcext:value-type="float">
            <text:p>-7515362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 [.C980]+(1/12)" office:value-type="float" office:value="112.333333333331" calcext:value-type="float">
            <text:p>112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0]*[.$E$9])+[.D981]" office:value-type="float" office:value="-7544938.47506811" calcext:value-type="float">
            <text:p>-7544938,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 [.C981]+(1/12)" office:value-type="float" office:value="112.416666666665" calcext:value-type="float">
            <text:p>112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1]*[.$E$9])+[.D982]" office:value-type="float" office:value="-7574599.22927169" calcext:value-type="float">
            <text:p>-7574599,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 [.C982]+(1/12)" office:value-type="float" office:value="112.499999999998" calcext:value-type="float">
            <text:p>112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2]*[.$E$9])+[.D983]" office:value-type="float" office:value="-7604345.13649653" calcext:value-type="float">
            <text:p>-7604345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 [.C983]+(1/12)" office:value-type="float" office:value="112.583333333331" calcext:value-type="float">
            <text:p>112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3]*[.$E$9])+[.D984]" office:value-type="float" office:value="-7634176.44120831" calcext:value-type="float">
            <text:p>-7634176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 [.C984]+(1/12)" office:value-type="float" office:value="112.666666666665" calcext:value-type="float">
            <text:p>112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4]*[.$E$9])+[.D985]" office:value-type="float" office:value="-7664093.38857458" calcext:value-type="float">
            <text:p>-7664093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 [.C985]+(1/12)" office:value-type="float" office:value="112.749999999998" calcext:value-type="float">
            <text:p>112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5]*[.$E$9])+[.D986]" office:value-type="float" office:value="-7694096.22446672" calcext:value-type="float">
            <text:p>-7694096,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 [.C986]+(1/12)" office:value-type="float" office:value="112.833333333331" calcext:value-type="float">
            <text:p>112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6]*[.$E$9])+[.D987]" office:value-type="float" office:value="-7724185.195462" calcext:value-type="float">
            <text:p>-7724185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 [.C987]+(1/12)" office:value-type="float" office:value="112.916666666665" calcext:value-type="float">
            <text:p>112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7]*[.$E$9])+[.D988]" office:value-type="float" office:value="-7754360.54884556" calcext:value-type="float">
            <text:p>-7754360,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 [.C988]+(1/12)" office:value-type="float" office:value="112.999999999998" calcext:value-type="float">
            <text:p>113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8]*[.$E$9])+[.D989]" office:value-type="float" office:value="-7784622.5326125" calcext:value-type="float">
            <text:p>-7784622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 [.C989]+(1/12)" office:value-type="float" office:value="113.083333333331" calcext:value-type="float">
            <text:p>113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89]*[.$E$9])+[.D990]" office:value-type="float" office:value="-7814971.39546987" calcext:value-type="float">
            <text:p>-7814971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 [.C990]+(1/12)" office:value-type="float" office:value="113.166666666665" calcext:value-type="float">
            <text:p>113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0]*[.$E$9])+[.D991]" office:value-type="float" office:value="-7845407.38683875" calcext:value-type="float">
            <text:p>-7845407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 [.C991]+(1/12)" office:value-type="float" office:value="113.249999999998" calcext:value-type="float">
            <text:p>113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1]*[.$E$9])+[.D992]" office:value-type="float" office:value="-7875930.75685626" calcext:value-type="float">
            <text:p>-7875930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 [.C992]+(1/12)" office:value-type="float" office:value="113.333333333331" calcext:value-type="float">
            <text:p>113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2]*[.$E$9])+[.D993]" office:value-type="float" office:value="-7906541.75637765" calcext:value-type="float">
            <text:p>-7906541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 [.C993]+(1/12)" office:value-type="float" office:value="113.416666666665" calcext:value-type="float">
            <text:p>113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3]*[.$E$9])+[.D994]" office:value-type="float" office:value="-7937240.63697836" calcext:value-type="float">
            <text:p>-7937240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 [.C994]+(1/12)" office:value-type="float" office:value="113.499999999998" calcext:value-type="float">
            <text:p>113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4]*[.$E$9])+[.D995]" office:value-type="float" office:value="-7968027.65095607" calcext:value-type="float">
            <text:p>-7968027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 [.C995]+(1/12)" office:value-type="float" office:value="113.583333333331" calcext:value-type="float">
            <text:p>113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5]*[.$E$9])+[.D996]" office:value-type="float" office:value="-7998903.05133277" calcext:value-type="float">
            <text:p>-7998903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 [.C996]+(1/12)" office:value-type="float" office:value="113.666666666665" calcext:value-type="float">
            <text:p>113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6]*[.$E$9])+[.D997]" office:value-type="float" office:value="-8029867.09185686" calcext:value-type="float">
            <text:p>-8029867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 [.C997]+(1/12)" office:value-type="float" office:value="113.749999999998" calcext:value-type="float">
            <text:p>113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7]*[.$E$9])+[.D998]" office:value-type="float" office:value="-8060920.02700522" calcext:value-type="float">
            <text:p>-8060920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 [.C998]+(1/12)" office:value-type="float" office:value="113.833333333331" calcext:value-type="float">
            <text:p>113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8]*[.$E$9])+[.D999]" office:value-type="float" office:value="-8092062.11198533" calcext:value-type="float">
            <text:p>-8092062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 [.C999]+(1/12)" office:value-type="float" office:value="113.916666666665" calcext:value-type="float">
            <text:p>113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999]*[.$E$9])+[.D1000]" office:value-type="float" office:value="-8123293.60273732" calcext:value-type="float">
            <text:p>-8123293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 [.C1000]+(1/12)" office:value-type="float" office:value="113.999999999998" calcext:value-type="float">
            <text:p>114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0]*[.$E$9])+[.D1001]" office:value-type="float" office:value="-8154614.7559361" calcext:value-type="float">
            <text:p>-8154614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 [.C1001]+(1/12)" office:value-type="float" office:value="114.083333333331" calcext:value-type="float">
            <text:p>114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1]*[.$E$9])+[.D1002]" office:value-type="float" office:value="-8186025.82899348" calcext:value-type="float">
            <text:p>-8186025,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 [.C1002]+(1/12)" office:value-type="float" office:value="114.166666666665" calcext:value-type="float">
            <text:p>114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2]*[.$E$9])+[.D1003]" office:value-type="float" office:value="-8217527.08006027" calcext:value-type="float">
            <text:p>-8217527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 [.C1003]+(1/12)" office:value-type="float" office:value="114.249999999998" calcext:value-type="float">
            <text:p>114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3]*[.$E$9])+[.D1004]" office:value-type="float" office:value="-8249118.76802839" calcext:value-type="float">
            <text:p>-8249118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 [.C1004]+(1/12)" office:value-type="float" office:value="114.333333333331" calcext:value-type="float">
            <text:p>114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4]*[.$E$9])+[.D1005]" office:value-type="float" office:value="-8280801.15253303" calcext:value-type="float">
            <text:p>-8280801,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 [.C1005]+(1/12)" office:value-type="float" office:value="114.416666666665" calcext:value-type="float">
            <text:p>114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5]*[.$E$9])+[.D1006]" office:value-type="float" office:value="-8312574.49395477" calcext:value-type="float">
            <text:p>-8312574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 [.C1006]+(1/12)" office:value-type="float" office:value="114.499999999998" calcext:value-type="float">
            <text:p>114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6]*[.$E$9])+[.D1007]" office:value-type="float" office:value="-8344439.05342169" calcext:value-type="float">
            <text:p>-8344439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 [.C1007]+(1/12)" office:value-type="float" office:value="114.583333333331" calcext:value-type="float">
            <text:p>114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7]*[.$E$9])+[.D1008]" office:value-type="float" office:value="-8376395.09281157" calcext:value-type="float">
            <text:p>-8376395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 [.C1008]+(1/12)" office:value-type="float" office:value="114.666666666665" calcext:value-type="float">
            <text:p>114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8]*[.$E$9])+[.D1009]" office:value-type="float" office:value="-8408442.87475401" calcext:value-type="float">
            <text:p>-8408442,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 [.C1009]+(1/12)" office:value-type="float" office:value="114.749999999998" calcext:value-type="float">
            <text:p>114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09]*[.$E$9])+[.D1010]" office:value-type="float" office:value="-8440582.66263257" calcext:value-type="float">
            <text:p>-8440582,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 [.C1010]+(1/12)" office:value-type="float" office:value="114.833333333331" calcext:value-type="float">
            <text:p>114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0]*[.$E$9])+[.D1011]" office:value-type="float" office:value="-8472814.72058698" calcext:value-type="float">
            <text:p>-8472814,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 [.C1011]+(1/12)" office:value-type="float" office:value="114.916666666665" calcext:value-type="float">
            <text:p>114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1]*[.$E$9])+[.D1012]" office:value-type="float" office:value="-8505139.31351528" calcext:value-type="float">
            <text:p>-8505139,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 [.C1012]+(1/12)" office:value-type="float" office:value="114.999999999998" calcext:value-type="float">
            <text:p>115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2]*[.$E$9])+[.D1013]" office:value-type="float" office:value="-8537556.70707603" calcext:value-type="float">
            <text:p>-8537556,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 [.C1013]+(1/12)" office:value-type="float" office:value="115.083333333331" calcext:value-type="float">
            <text:p>115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3]*[.$E$9])+[.D1014]" office:value-type="float" office:value="-8570067.16769041" calcext:value-type="float">
            <text:p>-8570067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 [.C1014]+(1/12)" office:value-type="float" office:value="115.166666666665" calcext:value-type="float">
            <text:p>115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4]*[.$E$9])+[.D1015]" office:value-type="float" office:value="-8602670.96254454" calcext:value-type="float">
            <text:p>-8602670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 [.C1015]+(1/12)" office:value-type="float" office:value="115.249999999998" calcext:value-type="float">
            <text:p>115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5]*[.$E$9])+[.D1016]" office:value-type="float" office:value="-8635368.35959154" calcext:value-type="float">
            <text:p>-8635368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 [.C1016]+(1/12)" office:value-type="float" office:value="115.333333333331" calcext:value-type="float">
            <text:p>115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6]*[.$E$9])+[.D1017]" office:value-type="float" office:value="-8668159.62755385" calcext:value-type="float">
            <text:p>-8668159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 [.C1017]+(1/12)" office:value-type="float" office:value="115.416666666665" calcext:value-type="float">
            <text:p>115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7]*[.$E$9])+[.D1018]" office:value-type="float" office:value="-8701045.03592535" calcext:value-type="float">
            <text:p>-8701045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 [.C1018]+(1/12)" office:value-type="float" office:value="115.499999999998" calcext:value-type="float">
            <text:p>115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8]*[.$E$9])+[.D1019]" office:value-type="float" office:value="-8734024.85497361" calcext:value-type="float">
            <text:p>-8734024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 [.C1019]+(1/12)" office:value-type="float" office:value="115.583333333331" calcext:value-type="float">
            <text:p>115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19]*[.$E$9])+[.D1020]" office:value-type="float" office:value="-8767099.35574214" calcext:value-type="float">
            <text:p>-8767099,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 [.C1020]+(1/12)" office:value-type="float" office:value="115.666666666665" calcext:value-type="float">
            <text:p>115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0]*[.$E$9])+[.D1021]" office:value-type="float" office:value="-8800268.81005256" calcext:value-type="float">
            <text:p>-8800268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 [.C1021]+(1/12)" office:value-type="float" office:value="115.749999999998" calcext:value-type="float">
            <text:p>115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1]*[.$E$9])+[.D1022]" office:value-type="float" office:value="-8833533.49050687" calcext:value-type="float">
            <text:p>-8833533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 [.C1022]+(1/12)" office:value-type="float" office:value="115.833333333331" calcext:value-type="float">
            <text:p>115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2]*[.$E$9])+[.D1023]" office:value-type="float" office:value="-8866893.67048969" calcext:value-type="float">
            <text:p>-8866893,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 [.C1023]+(1/12)" office:value-type="float" office:value="115.916666666665" calcext:value-type="float">
            <text:p>115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3]*[.$E$9])+[.D1024]" office:value-type="float" office:value="-8900349.62417048" calcext:value-type="float">
            <text:p>-8900349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 [.C1024]+(1/12)" office:value-type="float" office:value="115.999999999998" calcext:value-type="float">
            <text:p>116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4]*[.$E$9])+[.D1025]" office:value-type="float" office:value="-8933901.62650585" calcext:value-type="float">
            <text:p>-8933901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 [.C1025]+(1/12)" office:value-type="float" office:value="116.083333333331" calcext:value-type="float">
            <text:p>116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5]*[.$E$9])+[.D1026]" office:value-type="float" office:value="-8967549.95324174" calcext:value-type="float">
            <text:p>-8967549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 [.C1026]+(1/12)" office:value-type="float" office:value="116.166666666665" calcext:value-type="float">
            <text:p>116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6]*[.$E$9])+[.D1027]" office:value-type="float" office:value="-9001294.88091576" calcext:value-type="float">
            <text:p>-9001294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 [.C1027]+(1/12)" office:value-type="float" office:value="116.249999999998" calcext:value-type="float">
            <text:p>116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7]*[.$E$9])+[.D1028]" office:value-type="float" office:value="-9035136.68685941" calcext:value-type="float">
            <text:p>-9035136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 [.C1028]+(1/12)" office:value-type="float" office:value="116.333333333331" calcext:value-type="float">
            <text:p>116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8]*[.$E$9])+[.D1029]" office:value-type="float" office:value="-9069075.6492004" calcext:value-type="float">
            <text:p>-9069075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 [.C1029]+(1/12)" office:value-type="float" office:value="116.416666666665" calcext:value-type="float">
            <text:p>116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29]*[.$E$9])+[.D1030]" office:value-type="float" office:value="-9103112.0468649" calcext:value-type="float">
            <text:p>-9103112,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 [.C1030]+(1/12)" office:value-type="float" office:value="116.499999999998" calcext:value-type="float">
            <text:p>116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0]*[.$E$9])+[.D1031]" office:value-type="float" office:value="-9137246.15957985" calcext:value-type="float">
            <text:p>-9137246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 [.C1031]+(1/12)" office:value-type="float" office:value="116.583333333331" calcext:value-type="float">
            <text:p>116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1]*[.$E$9])+[.D1032]" office:value-type="float" office:value="-9171478.26787528" calcext:value-type="float">
            <text:p>-9171478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 [.C1032]+(1/12)" office:value-type="float" office:value="116.666666666665" calcext:value-type="float">
            <text:p>116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2]*[.$E$9])+[.D1033]" office:value-type="float" office:value="-9205808.65308656" calcext:value-type="float">
            <text:p>-9205808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 [.C1033]+(1/12)" office:value-type="float" office:value="116.749999999998" calcext:value-type="float">
            <text:p>116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3]*[.$E$9])+[.D1034]" office:value-type="float" office:value="-9240237.59735677" calcext:value-type="float">
            <text:p>-9240237,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 [.C1034]+(1/12)" office:value-type="float" office:value="116.833333333331" calcext:value-type="float">
            <text:p>116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4]*[.$E$9])+[.D1035]" office:value-type="float" office:value="-9274765.38363899" calcext:value-type="float">
            <text:p>-9274765,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 [.C1035]+(1/12)" office:value-type="float" office:value="116.916666666665" calcext:value-type="float">
            <text:p>116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5]*[.$E$9])+[.D1036]" office:value-type="float" office:value="-9309392.29569861" calcext:value-type="float">
            <text:p>-9309392,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 [.C1036]+(1/12)" office:value-type="float" office:value="116.999999999998" calcext:value-type="float">
            <text:p>117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6]*[.$E$9])+[.D1037]" office:value-type="float" office:value="-9344118.61811572" calcext:value-type="float">
            <text:p>-9344118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 [.C1037]+(1/12)" office:value-type="float" office:value="117.083333333331" calcext:value-type="float">
            <text:p>117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7]*[.$E$9])+[.D1038]" office:value-type="float" office:value="-9378944.63628737" calcext:value-type="float">
            <text:p>-9378944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 [.C1038]+(1/12)" office:value-type="float" office:value="117.166666666665" calcext:value-type="float">
            <text:p>117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8]*[.$E$9])+[.D1039]" office:value-type="float" office:value="-9413870.63642997" calcext:value-type="float">
            <text:p>-9413870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 [.C1039]+(1/12)" office:value-type="float" office:value="117.249999999998" calcext:value-type="float">
            <text:p>117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39]*[.$E$9])+[.D1040]" office:value-type="float" office:value="-9448896.90558165" calcext:value-type="float">
            <text:p>-9448896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 [.C1040]+(1/12)" office:value-type="float" office:value="117.333333333331" calcext:value-type="float">
            <text:p>117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0]*[.$E$9])+[.D1041]" office:value-type="float" office:value="-9484023.73160458" calcext:value-type="float">
            <text:p>-9484023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 [.C1041]+(1/12)" office:value-type="float" office:value="117.416666666665" calcext:value-type="float">
            <text:p>117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1]*[.$E$9])+[.D1042]" office:value-type="float" office:value="-9519251.40318733" calcext:value-type="float">
            <text:p>-9519251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 [.C1042]+(1/12)" office:value-type="float" office:value="117.499999999998" calcext:value-type="float">
            <text:p>117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2]*[.$E$9])+[.D1043]" office:value-type="float" office:value="-9554580.20984731" calcext:value-type="float">
            <text:p>-9554580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 [.C1043]+(1/12)" office:value-type="float" office:value="117.583333333331" calcext:value-type="float">
            <text:p>117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3]*[.$E$9])+[.D1044]" office:value-type="float" office:value="-9590010.44193308" calcext:value-type="float">
            <text:p>-9590010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 [.C1044]+(1/12)" office:value-type="float" office:value="117.666666666665" calcext:value-type="float">
            <text:p>117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4]*[.$E$9])+[.D1045]" office:value-type="float" office:value="-9625542.39062676" calcext:value-type="float">
            <text:p>-9625542,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 [.C1045]+(1/12)" office:value-type="float" office:value="117.749999999998" calcext:value-type="float">
            <text:p>117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5]*[.$E$9])+[.D1046]" office:value-type="float" office:value="-9661176.34794642" calcext:value-type="float">
            <text:p>-9661176,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 [.C1046]+(1/12)" office:value-type="float" office:value="117.833333333331" calcext:value-type="float">
            <text:p>117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6]*[.$E$9])+[.D1047]" office:value-type="float" office:value="-9696912.60674852" calcext:value-type="float">
            <text:p>-9696912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 [.C1047]+(1/12)" office:value-type="float" office:value="117.916666666665" calcext:value-type="float">
            <text:p>117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7]*[.$E$9])+[.D1048]" office:value-type="float" office:value="-9732751.46073023" calcext:value-type="float">
            <text:p>-9732751,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 [.C1048]+(1/12)" office:value-type="float" office:value="117.999999999998" calcext:value-type="float">
            <text:p>118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8]*[.$E$9])+[.D1049]" office:value-type="float" office:value="-9768693.20443193" calcext:value-type="float">
            <text:p>-9768693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 [.C1049]+(1/12)" office:value-type="float" office:value="118.083333333331" calcext:value-type="float">
            <text:p>118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49]*[.$E$9])+[.D1050]" office:value-type="float" office:value="-9804738.13323959" calcext:value-type="float">
            <text:p>-9804738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 [.C1050]+(1/12)" office:value-type="float" office:value="118.166666666664" calcext:value-type="float">
            <text:p>118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0]*[.$E$9])+[.D1051]" office:value-type="float" office:value="-9840886.54338719" calcext:value-type="float">
            <text:p>-984088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 [.C1051]+(1/12)" office:value-type="float" office:value="118.249999999998" calcext:value-type="float">
            <text:p>118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1]*[.$E$9])+[.D1052]" office:value-type="float" office:value="-9877138.73195918" calcext:value-type="float">
            <text:p>-9877138,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 [.C1052]+(1/12)" office:value-type="float" office:value="118.333333333331" calcext:value-type="float">
            <text:p>118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2]*[.$E$9])+[.D1053]" office:value-type="float" office:value="-9913494.9968929" calcext:value-type="float">
            <text:p>-9913495,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 [.C1053]+(1/12)" office:value-type="float" office:value="118.416666666664" calcext:value-type="float">
            <text:p>118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3]*[.$E$9])+[.D1054]" office:value-type="float" office:value="-9949955.63698105" calcext:value-type="float">
            <text:p>-9949955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 [.C1054]+(1/12)" office:value-type="float" office:value="118.499999999998" calcext:value-type="float">
            <text:p>118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4]*[.$E$9])+[.D1055]" office:value-type="float" office:value="-9986520.95187413" calcext:value-type="float">
            <text:p>-9986520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 [.C1055]+(1/12)" office:value-type="float" office:value="118.583333333331" calcext:value-type="float">
            <text:p>118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5]*[.$E$9])+[.D1056]" office:value-type="float" office:value="-10023191.2420829" calcext:value-type="float">
            <text:p>-10023191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 [.C1056]+(1/12)" office:value-type="float" office:value="118.666666666664" calcext:value-type="float">
            <text:p>118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6]*[.$E$9])+[.D1057]" office:value-type="float" office:value="-10059966.8089809" calcext:value-type="float">
            <text:p>-10059966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 [.C1057]+(1/12)" office:value-type="float" office:value="118.749999999998" calcext:value-type="float">
            <text:p>118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7]*[.$E$9])+[.D1058]" office:value-type="float" office:value="-10096847.9548067" calcext:value-type="float">
            <text:p>-10096847,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 [.C1058]+(1/12)" office:value-type="float" office:value="118.833333333331" calcext:value-type="float">
            <text:p>118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8]*[.$E$9])+[.D1059]" office:value-type="float" office:value="-10133834.9826669" calcext:value-type="float">
            <text:p>-10133834,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 [.C1059]+(1/12)" office:value-type="float" office:value="118.916666666664" calcext:value-type="float">
            <text:p>118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59]*[.$E$9])+[.D1060]" office:value-type="float" office:value="-10170928.196538" calcext:value-type="float">
            <text:p>-10170928,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 [.C1060]+(1/12)" office:value-type="float" office:value="118.999999999998" calcext:value-type="float">
            <text:p>119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0]*[.$E$9])+[.D1061]" office:value-type="float" office:value="-10208127.9012692" calcext:value-type="float">
            <text:p>-10208127,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 [.C1061]+(1/12)" office:value-type="float" office:value="119.083333333331" calcext:value-type="float">
            <text:p>119,0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1]*[.$E$9])+[.D1062]" office:value-type="float" office:value="-10245434.4025851" calcext:value-type="float">
            <text:p>-10245434,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 [.C1062]+(1/12)" office:value-type="float" office:value="119.166666666664" calcext:value-type="float">
            <text:p>119,1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2]*[.$E$9])+[.D1063]" office:value-type="float" office:value="-10282848.0070879" calcext:value-type="float">
            <text:p>-10282848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 [.C1063]+(1/12)" office:value-type="float" office:value="119.249999999998" calcext:value-type="float">
            <text:p>119,2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3]*[.$E$9])+[.D1064]" office:value-type="float" office:value="-10320369.0222599" calcext:value-type="float">
            <text:p>-10320369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 [.C1064]+(1/12)" office:value-type="float" office:value="119.333333333331" calcext:value-type="float">
            <text:p>119,3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4]*[.$E$9])+[.D1065]" office:value-type="float" office:value="-10357997.7564663" calcext:value-type="float">
            <text:p>-10357997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 [.C1065]+(1/12)" office:value-type="float" office:value="119.416666666664" calcext:value-type="float">
            <text:p>119,4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5]*[.$E$9])+[.D1066]" office:value-type="float" office:value="-10395734.5189576" calcext:value-type="float">
            <text:p>-10395734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 [.C1066]+(1/12)" office:value-type="float" office:value="119.499999999998" calcext:value-type="float">
            <text:p>119,5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6]*[.$E$9])+[.D1067]" office:value-type="float" office:value="-10433579.6198719" calcext:value-type="float">
            <text:p>-10433579,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 [.C1067]+(1/12)" office:value-type="float" office:value="119.583333333331" calcext:value-type="float">
            <text:p>119,58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7]*[.$E$9])+[.D1068]" office:value-type="float" office:value="-10471533.370238" calcext:value-type="float">
            <text:p>-10471533,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 [.C1068]+(1/12)" office:value-type="float" office:value="119.666666666664" calcext:value-type="float">
            <text:p>119,67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8]*[.$E$9])+[.D1069]" office:value-type="float" office:value="-10509596.0819773" calcext:value-type="float">
            <text:p>-10509596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 [.C1069]+(1/12)" office:value-type="float" office:value="119.749999999998" calcext:value-type="float">
            <text:p>119,75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69]*[.$E$9])+[.D1070]" office:value-type="float" office:value="-10547768.0679071" calcext:value-type="float">
            <text:p>-10547768,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 [.C1070]+(1/12)" office:value-type="float" office:value="119.833333333331" calcext:value-type="float">
            <text:p>119,83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70]*[.$E$9])+[.D1071]" office:value-type="float" office:value="-10586049.6417424" calcext:value-type="float">
            <text:p>-10586049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 [.C1071]+(1/12)" office:value-type="float" office:value="119.916666666664" calcext:value-type="float">
            <text:p>119,92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71]*[.$E$9])+[.D1072]" office:value-type="float" office:value="-10624441.1180989" calcext:value-type="float">
            <text:p>-10624441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 [.C1072]+(1/12)" office:value-type="float" office:value="119.999999999998" calcext:value-type="float">
            <text:p>120,00</text:p>
          </table:table-cell>
          <table:table-cell table:formula="of:=[.$E$14]" office:value-type="float" office:value="-8000" calcext:value-type="float">
            <text:p>-8000</text:p>
          </table:table-cell>
          <table:table-cell table:formula="of:=([.E1072]*[.$E$9])+[.D1073]" office:value-type="float" office:value="-10662942.8124958" calcext:value-type="float">
            <text:p>-10662942,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loext:min-decimal-places="3" number:min-integer-digits="1"/>
      <number:text>%</number:text>
    </number:percentage-style>
    <number:number-style style:name="N108">
      <number:number number:decimal-places="11" loext:min-decimal-places="1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9:19:54.693716857</meta:creation-date>
    <dc:date>2017-05-03T19:41:21.003175917</dc:date>
    <meta:editing-duration>PT8S</meta:editing-duration>
    <meta:editing-cycles>1</meta:editing-cycles>
    <meta:document-statistic meta:table-count="1" meta:cell-count="4263" meta:object-count="0"/>
    <meta:generator>LibreOffice/5.2.2.2$Linux_X86_64 LibreOffice_project/20m0$Build-2</meta:generator>
  </office:meta>
</office:document-meta>
</file>